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Menlo" svg:font-family="Menl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solas" style:font-name-asian="Consolas" style:font-name-complex="Consolas" style:font-family-generic="modern"/>
    </style:style>
    <style:style style:name="ce3" style:family="table-cell" style:parent-style-name="Default" style:data-style-name="N0">
      <style:text-properties style:font-name="Menlo" style:font-name-asian="Menlo" style:font-name-complex="Menlo" fo:font-size="9pt" style:font-size-asian="9pt" style:font-size-complex="9pt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5.6633333333333cm"/>
    </style:style>
    <style:style style:name="co2" style:family="table-column">
      <style:table-column-properties fo:break-before="auto" style:column-width="11.4123611111111cm"/>
    </style:style>
    <style:style style:name="co3" style:family="table-column">
      <style:table-column-properties fo:break-before="auto" style:column-width="3.93347222222222cm"/>
    </style:style>
    <style:style style:name="co4" style:family="table-column">
      <style:table-column-properties fo:break-before="auto" style:column-width="5.73263888888889cm"/>
    </style:style>
    <style:style style:name="co5" style:family="table-column">
      <style:table-column-properties fo:break-before="auto" style:column-width="5.0094444444444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10.8126388888889cm"/>
    </style:style>
    <style:style style:name="co9" style:family="table-column">
      <style:table-column-properties fo:break-before="auto" style:column-width="4.16277777777778cm"/>
    </style:style>
    <style:style style:name="co10" style:family="table-column">
      <style:table-column-properties fo:break-before="auto" style:column-width="8.07861111111111cm"/>
    </style:style>
    <style:style style:name="co11" style:family="table-column">
      <style:table-column-properties fo:break-before="auto" style:column-width="14.3227777777778cm"/>
    </style:style>
    <style:style style:name="co12" style:family="table-column">
      <style:table-column-properties fo:break-before="auto" style:column-width="3.10444444444444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ocdi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0" table:default-cell-style-name="ce1"/>
        <table:table-column table:style-name="co7" table:number-columns-repeated="1635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Feature Vector</text:p>
          </table:table-cell>
          <table:table-cell office:value-type="string" table:style-name="ce1">
            <text:p>Test Code</text:p>
          </table:table-cell>
          <table:table-cell office:value-type="string" table:style-name="ce1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9za501dmlfo815wtzy940qong1p7ncyxw75mj2, timestamp: 1599770659233 at line: 13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verlap([list:"a", "a"],[list:"a","a"]) is 0.5</text:p>
          </table:table-cell>
          <table:table-cell office:value-type="string" table:style-name="ce1">
            <text:p>overlap(["a", "a"],["a","a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26is4uxmjzt3fmcvddq82cm173ekwd18at8e6, timestamp: 1599831438228 at line: 19</text:p>
          </table:table-cell>
          <table:table-cell office:value-type="string" table:style-name="ce1">
            <text:p>Believes documents can be empty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verlap([list: ],[list:]) is 1</text:p>
          </table:table-cell>
          <table:table-cell office:value-type="string" table:style-name="ce1">
            <text:p>overlap([ ],[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3byih414wp0o21m1xd6a1u93pv31mi7vpv19p67dq, timestamp: 1599794342414 at line: 3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verlap([list: 1], [list: "a"]) raises "Invalid input"</text:p>
          </table:table-cell>
          <table:table-cell office:value-type="string" table:style-name="ce1">
            <text:p>overlap([ 1], [ "a"]) == "Invalid input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86aj51uexj0dhpcgde1dbl1n13w9q1k1ncwcdh, timestamp: 1599703259351 at line: 1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2">
            <text:p>overlap([list: "x", "y", "y"], [list: "x", "z"]) is 1 / 3</text:p>
          </table:table-cell>
          <table:table-cell office:value-type="string" table:style-name="ce1">
            <text:p>overlap([ "x", "y", "y"], [ "x", "z"]) == 1 / 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7mgvx514r7nf9o1tlwin2ntp2cwq5tb18g64us, timestamp: 1599764811686 at line: 24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a", "b", "B", "A", "a", "b", "B", "b"], [list: "a", "b", "c"]) is 2/41</text:p>
          </table:table-cell>
          <table:table-cell office:value-type="string" table:style-name="ce1">
            <text:p>overlap([ "a", "a", "b", "B", "A", "a", "b", "B", "b"], [ "a", "b", "c"]) == 2/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4rc8wt1kpbz11ep98j5i2avy1pb0suk1a543pk, timestamp: 1599790868923 at line: 1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pple"], [list: "egg"]) is 1/7</text:p>
          </table:table-cell>
          <table:table-cell office:value-type="string" table:style-name="ce1">
            <text:p>overlap([ "apple"], [ "egg"]) == 1/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pvn791y9yzz19ib06ai83oxh195riwgvllq, timestamp: 1599835141078 at line: 17</text:p>
          </table:table-cell>
          <table:table-cell office:value-type="string" table:style-name="ce1">
            <text:p>Believes documents can be empty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], [list:]) is 1</text:p>
          </table:table-cell>
          <table:table-cell office:value-type="string" table:style-name="ce1">
            <text:p>overlap([], [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tr5tofisxlgr1hf8d1qtsc3nhjfqtg19jyo16, timestamp: 1599761147759 at line: 2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empty, empty) raises "Must enter non-empty documents"</text:p>
          </table:table-cell>
          <table:table-cell office:value-type="string" table:style-name="ce1">
            <text:p>overlap(empty, empty) == "Must enter non-empty documents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3jqpf1nlvrid1qv0ozn1csyiqk7aaadq4qg2k8, timestamp: 1599870166818 at line: 2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This", "is", "a", "sentence", "with", "multiple", "a"], [list: "This", "is", "also", "a", "sentence", "a", "a"]) is 6/7</text:p>
          </table:table-cell>
          <table:table-cell office:value-type="string" table:style-name="ce1">
            <text:p>overlap([ "Th==", "==", "a", "sentence", "with", "multiple", "a"], [ "Th==", "==", "also", "a", "sentence", "a", "a"]) == 6/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ra5nazro8do3bdrku1e4cnnka6amy4ejx9d2, timestamp: 1599759584149 at line: 1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a", "a", "a", "a"], [list: "a"]) is 0.5</text:p>
          </table:table-cell>
          <table:table-cell office:value-type="string" table:style-name="ce1">
            <text:p>overlap([ "a", "a", "a", "a", "a"], [ "a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eez0l1leu3yn193cej31gnty2013htj0w1kdcsbf, timestamp: 1600019561932 at line: 11</text:p>
          </table:table-cell>
          <table:table-cell office:value-type="string" table:style-name="ce1">
            <text:p>Rounding error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 [list: "fox", "jumps", "the"], [list: "jumps", "fox",]) is-roughly 0.6</text:p>
          </table:table-cell>
          <table:table-cell office:value-type="string" table:style-name="ce1">
            <text:p>overlap( [ "fox", "jumps", "the"], [ "jumps", "fox",]) == math.isclose(0.6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u6na001yyp2pmw6cufa1xr9v5ogn4a801tqpu5t, timestamp: 1599783296411 at line: 35</text:p>
          </table:table-cell>
          <table:table-cell office:value-type="string" table:style-name="ce1">
            <text:p>Misunderstanding of dot product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B", "cc"], [list: "CC", "B", "A", "A"]) is 3/4</text:p>
          </table:table-cell>
          <table:table-cell office:value-type="string" table:style-name="ce1">
            <text:p>overlap([ "a", "B", "cc"], [ "CC", "B", "A", "A"]) == 3/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v5m6fqtcvp74ou37twvvhsisff03makffpak, timestamp: 1599842168752 at line: 17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Time", "may", "change", "me"], [list: "But", "Me", "may", "not", "Trace", "time"]) is (1 / 3)</text:p>
          </table:table-cell>
          <table:table-cell office:value-type="string" table:style-name="ce1">
            <text:p>overlap([ "Time", "may", "change", "me"], [ "But", "Me", "may", "not", "Trace", "time"]) == (1 / 3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xyk6rj11x9ire1hnp1l11ag71ti1smoni6lrl49h, timestamp: 1599738046356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b", "c", "d"], [list: "d", "d", "d", "b"]) is (1 / num-sqrt(10))</text:p>
          </table:table-cell>
          <table:table-cell office:value-type="string" table:style-name="ce1">
            <text:p>overlap([ "a", "b", "c", "d"], [ "d", "d", "d", "b"]) == (1 / num-sqrt(10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fcallgc6nko49yqushxjkbx1ijuzr78yhwz8, timestamp: 1599675548651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1,2) is 3</text:p>
          </table:table-cell>
          <table:table-cell office:value-type="string" table:style-name="ce1">
            <text:p>overlap(1,2) == 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vy3h0181cwsxmnwfir13nm5b8175eblea4ostr, timestamp: 1599836313657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], [list: 1]) is 0</text:p>
          </table:table-cell>
          <table:table-cell office:value-type="string" table:style-name="ce1">
            <text:p>overlap([], [ 1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tm7pvmb70c8rlk5nzsbh2yu1fv8rie1wz0l4c, timestamp: 1599703544457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I", "love", "Brown", "so", "much"], [list: "I", "like", "Brown", "so", "so", "much"]) is (5 / (2 * num-sqrt(2)))</text:p>
          </table:table-cell>
          <table:table-cell office:value-type="string" table:style-name="ce1">
            <text:p>overlap([ "I", "love", "Brown", "so", "much"], [ "I", "like", "Brown", "so", "so", "much"]) == (5 / (2 * num-sqrt(2)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insufv1if3tqx16rhw2x11suk3z1mai4herhbkbe, timestamp: 1599795991008 at line: 11</text:p>
          </table:table-cell>
          <table:table-cell office:value-type="string" table:style-name="ce1">
            <text:p>Believes disjoint documents have some overlap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a", "a", "a"], [list: "e", "e", "e"]) is 0.8</text:p>
          </table:table-cell>
          <table:table-cell office:value-type="string" table:style-name="ce1">
            <text:p>overlap([ "a", "a", "a"], [ "e", "e", "e"]) == 0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oty0i2yfno71rkzoo84sldws18dsz3anxxbnt, timestamp: 1599717668646 at line: 9</text:p>
          </table:table-cell>
          <table:table-cell office:value-type="string" table:style-name="ce1">
            <text:p>Believes overlap between 2 identical documents is not 1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word"], [list: "word"]) is 0.5</text:p>
          </table:table-cell>
          <table:table-cell office:value-type="string" table:style-name="ce1">
            <text:p>overlap([ "word"], [ "word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p5bii0lzysxw1bibidi16kplgepev8nk1f86751, timestamp: 1599866610887 at line: 28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The", "quick", "brown", "Fox"], [list: "The", "quick", "brown", "Fox"]) is 4 / 36</text:p>
          </table:table-cell>
          <table:table-cell office:value-type="string" table:style-name="ce1">
            <text:p>overlap([ "The", "quick", "brown", "Fox"], [ "The", "quick", "brown", "Fox"]) == 4 / 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rvhjg517s61f21f0ah8z1eol1qib7mvsp1wbsfjk, timestamp: 1599881930738 at line: 57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"a", "a"],[list:"a","a"]) is 0.5</text:p>
          </table:table-cell>
          <table:table-cell office:value-type="string" table:style-name="ce1">
            <text:p>overlap(["a", "a"],["a","a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706265175 at line: 4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3">
            <text:p>overlap([list: "B"], [list: "APPLE", "APPLE", "BANANA"]) is 7/10</text:p>
          </table:table-cell>
          <table:table-cell office:value-type="string" table:style-name="ce1">
            <text:p>overlap([ "B"], [ "APPLE", "APPLE", "BANANA"]) == 7/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gtv0161o6vz19r89ui19wzofk75reluhvzg0t, timestamp: 1599835073995 at line: 32</text:p>
          </table:table-cell>
          <table:table-cell office:value-type="string" table:style-name="ce1">
            <text:p>Misunderstanding of dot product</text:p>
          </table:table-cell>
          <table:table-cell office:value-type="string" table:style-name="ce1">
            <text:p>dddddddddddddm</text:p>
          </table:table-cell>
          <table:table-cell office:value-type="string" table:style-name="ce3">
            <text:p>c = [list: "", "what", "hi", "", "hello", ""]\n d = [list: "", "what", "", "hello", ""]\n overlap(c, d) is 5/12</text:p>
          </table:table-cell>
          <table:table-cell office:value-type="string" table:style-name="ce1">
            <text:p>c = [ "", "what", "hi", "", "hello", ""]\n d = [ "", "what", "", "hello", ""]\n overlap(c, d) == 5/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xyk6rj11x9ire1hnp1l11ag71ti1smoni6lrl49h, timestamp: 1599739306515 at line: 19</text:p>
          </table:table-cell>
          <table:table-cell office:value-type="string" table:style-name="ce1">
            <text:p>Misunderstanding of dot product</text:p>
          </table:table-cell>
          <table:table-cell office:value-type="string" table:style-name="ce1">
            <text:p>ddddddddddddmd</text:p>
          </table:table-cell>
          <table:table-cell office:value-type="string" table:style-name="ce3">
            <text:p>overlap([list: "a", "a"], [list: "a"]) is (3 / 4)</text:p>
          </table:table-cell>
          <table:table-cell office:value-type="string" table:style-name="ce1">
            <text:p>overlap([ "a", "a"], [ "a"]) == (3 / 4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fcallgc6nko49yqushxjkbx1ijuzr78yhwz8, timestamp: 159967573215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mddd</text:p>
          </table:table-cell>
          <table:table-cell office:value-type="string" table:style-name="ce3">
            <text:p>overlap(link(1, empty), link(2, empty)) is 1</text:p>
          </table:table-cell>
          <table:table-cell office:value-type="string" table:style-name="ce1">
            <text:p>overlap(link(1, empty), link(2, empty)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516a57p39md1twtup1382p1u1ph3hmp1ovuqvp, timestamp: 1599690422674 at line: 1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mdmm</text:p>
          </table:table-cell>
          <table:table-cell office:value-type="string" table:style-name="ce3">
            <text:p>overlap([list: "The", "quick", "brown", "fox", "jumps"], [list: "a", "b", "c", "d", "e"]) is 1</text:p>
          </table:table-cell>
          <table:table-cell office:value-type="string" table:style-name="ce1">
            <text:p>overlap([ "The", "quick", "brown", "fox", "jumps"], [ "a", "b", "c", "d", "e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695113945 at line: 1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mdmm</text:p>
          </table:table-cell>
          <table:table-cell office:value-type="string" table:style-name="ce3">
            <text:p>overlap([list: "a", "b", "c", "d"], \n[list: "e", "f", "g", "h"]) \nis 1</text:p>
          </table:table-cell>
          <table:table-cell office:value-type="string" table:style-name="ce1">
            <text:p>overlap([ "a", "b", "c", "d"], \n[ "e", "f", "g", "h"]) \n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697087709 at line: 26</text:p>
          </table:table-cell>
          <table:table-cell office:value-type="string" table:style-name="ce1">
            <text:p>Believes order of chars within a word does not matter</text:p>
          </table:table-cell>
          <table:table-cell office:value-type="string" table:style-name="ce1">
            <text:p>ddddddddddmdmm</text:p>
          </table:table-cell>
          <table:table-cell office:value-type="string" table:style-name="ce3">
            <text:p>overlap([list: "open", "Door", "Close", "Window"],\n [list: "nepo", "rood", "esolc", "wodniw"])\n is 1</text:p>
          </table:table-cell>
          <table:table-cell office:value-type="string" table:style-name="ce1">
            <text:p>overlap([ "open", "Door", "Close", "Window"],\n [ "nepo", "rood", "esolc", "wodniw"])\n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0jk6o81yjwh1b1o2b5mu1uwiu5a1qc4q351o49ez6, timestamp: 1653935967845 at line: 9</text:p>
          </table:table-cell>
          <table:table-cell office:value-type="string" table:style-name="ce1">
            <text:p>Believes 2 empty strings do not overlap</text:p>
          </table:table-cell>
          <table:table-cell office:value-type="string" table:style-name="ce1">
            <text:p>dddddddddmdddd</text:p>
          </table:table-cell>
          <table:table-cell office:value-type="string" table:style-name="ce3">
            <text:p>overlap([list: ""], [list: ""]) is 0</text:p>
          </table:table-cell>
          <table:table-cell office:value-type="string" table:style-name="ce1">
            <text:p>overlap([ ""], [ "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516a57p39md1twtup1382p1u1ph3hmp1ovuqvp, timestamp: 1599844861610 at line: 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mdddd</text:p>
          </table:table-cell>
          <table:table-cell office:value-type="string" table:style-name="ce3">
            <text:p>overlap([list: "the"], [list: "the"]) is-roughly 0</text:p>
          </table:table-cell>
          <table:table-cell office:value-type="string" table:style-name="ce1">
            <text:p>overlap([ "the"], [ "the"]) == math.isclose(0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et4e81bf5y0xx8sbl3j7b3g76y04wzr3u4vt, timestamp: 1599726850849 at line: 24</text:p>
          </table:table-cell>
          <table:table-cell office:value-type="string" table:style-name="ce1">
            <text:p>Believes order of words in document affects overlap</text:p>
          </table:table-cell>
          <table:table-cell office:value-type="string" table:style-name="ce1">
            <text:p>dddddddddmdddd</text:p>
          </table:table-cell>
          <table:table-cell office:value-type="string" table:style-name="ce3">
            <text:p>overlap([list: "a", "b"], [list: "b", "a"]) is 0</text:p>
          </table:table-cell>
          <table:table-cell office:value-type="string" table:style-name="ce1">
            <text:p>overlap([ "a", "b"], [ "b", "a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a0geku1peuui41r4e31a1u86w971qceo5sz7xgdg, timestamp: 1599832046813 at line: 13</text:p>
          </table:table-cell>
          <table:table-cell office:value-type="string" table:style-name="ce1">
            <text:p>Type error: Believes overlap takes a list of characters and/or strings</text:p>
          </table:table-cell>
          <table:table-cell office:value-type="string" table:style-name="ce1">
            <text:p>dddddddddmdmdd</text:p>
          </table:table-cell>
          <table:table-cell office:value-type="string" table:style-name="ce3">
            <text:p>overlap([list: "a", "b", "f"], [list: "d", 'd', "e", 'e', "f", 'f']) is 0</text:p>
          </table:table-cell>
          <table:table-cell office:value-type="string" table:style-name="ce1">
            <text:p>overlap([ "a", "b", "f"], [ "d", 'd', "e", 'e', "f", 'f'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37wjqpwztkzmdcz1s14gwgp01ysol0f87qg5j, timestamp: 1599774525765 at line: 10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dddddddmdmddd</text:p>
          </table:table-cell>
          <table:table-cell office:value-type="string" table:style-name="ce3">
            <text:p>overlap([list: "yay", "no", "yay"], [list: "yay"]) is 1</text:p>
          </table:table-cell>
          <table:table-cell office:value-type="string" table:style-name="ce1">
            <text:p>overlap([ "yay", "no", "yay"], [ "yay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ae02go1mhfn6t1n016n81lzgl2a1rd5e5y11pbgvr, timestamp: 1599762653594 at line: 9</text:p>
          </table:table-cell>
          <table:table-cell office:value-type="string" table:style-name="ce1">
            <text:p>Believes non-identical documents can have overlap of 1</text:p>
          </table:table-cell>
          <table:table-cell office:value-type="string" table:style-name="ce1">
            <text:p>ddddddmdddmdmm</text:p>
          </table:table-cell>
          <table:table-cell office:value-type="string" table:style-name="ce3">
            <text:p>overlap([list: "Roses", "are", "red"], [list: "Violets", "are", "blue"]) is 1</text:p>
          </table:table-cell>
          <table:table-cell office:value-type="string" table:style-name="ce1">
            <text:p>overlap([ "Roses", "are", "red"], [ "Violets", "are", "blue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et4e81bf5y0xx8sbl3j7b3g76y04wzr3u4vt, timestamp: 1599727278574 at line: 2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mmmm</text:p>
          </table:table-cell>
          <table:table-cell office:value-type="string" table:style-name="ce3">
            <text:p>overlap([list: "HELLO", "MISTER"], [list: "hello ", "mister"]) \n is 1</text:p>
          </table:table-cell>
          <table:table-cell office:value-type="string" table:style-name="ce1">
            <text:p>overlap([ "HELLO", "M==TER"], [ "hello ", "m==ter"]) \n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xyk6rj11x9ire1hnp1l11ag71ti1smoni6lrl49h, timestamp: 1599737445840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3">
            <text:p>overlap([list: "I", "am", "the", "bone", "of", "my", "sword"],\n [list: "My", "bone", "is", "sliced", "into", "two", "by", "the", "sword"]) is (4 / num-sqrt(9))</text:p>
          </table:table-cell>
          <table:table-cell office:value-type="string" table:style-name="ce1">
            <text:p>overlap([ "I", "am", "the", "bone", "of", "my", "sword"],\n [ "My", "bone", "==", "sliced", "into", "two", "by", "the", "sword"]) == (4 / num-sqrt(9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r96e0p1n8yn6g1cjxqh8qunktvf3q7w38em2ld, timestamp: 1599772886501 at line: 1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3">
            <text:p>overlap( [list: 'hello','hi','there', 'sue'], [list: 'i', 'am', 'there']) is 1/2</text:p>
          </table:table-cell>
          <table:table-cell office:value-type="string" table:style-name="ce1">
            <text:p>overlap( [ 'hello','hi','there', 'sue'], [ 'i', 'am', 'there']) == 1/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xf09y1yefbtp14lhr3e4z4pqc1h9cio51cfq8zo, timestamp: 1599860663059 at line: 11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dmdddddddd</text:p>
          </table:table-cell>
          <table:table-cell office:value-type="string" table:style-name="ce3">
            <text:p>a = [list: "a", "b", "c"]\n b = [list: "d", "d", "d", "b"]\n overlap(a, b) is-roughly 0.316228</text:p>
          </table:table-cell>
          <table:table-cell office:value-type="string" table:style-name="ce1">
            <text:p>a = [ "a", "b", "c"]\n b = [ "d", "d", "d", "b"]\n overlap(a, b) == math.isclose(0.316228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6hf78xu8hqyzgl83u2kjxr51kr5g2p1qdjb8a, timestamp: 1599757520640 at line: 9</text:p>
          </table:table-cell>
          <table:table-cell office:value-type="string" table:style-name="ce1">
            <text:p>Denom: Does not square vector magnitude</text:p>
          </table:table-cell>
          <table:table-cell office:value-type="string" table:style-name="ce1">
            <text:p>ddddmddddddddd</text:p>
          </table:table-cell>
          <table:table-cell office:value-type="string" table:style-name="ce3">
            <text:p>overlap([list: "Roses", "are", "red"], [list: "Violets", "are", "blue"]) is 1/9</text:p>
          </table:table-cell>
          <table:table-cell office:value-type="string" table:style-name="ce1">
            <text:p>overlap([ "Roses", "are", "red"], [ "Violets", "are", "blue"]) == 1/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asi71kwv60ojfhy2c1ipthyl1o8zljd25sxo6, timestamp: 1599696567851 at line: 23</text:p>
          </table:table-cell>
          <table:table-cell office:value-type="string" table:style-name="ce1">
            <text:p>Believes order of words in document affects overlap</text:p>
          </table:table-cell>
          <table:table-cell office:value-type="string" table:style-name="ce1">
            <text:p>ddddmddddddddd</text:p>
          </table:table-cell>
          <table:table-cell office:value-type="string" table:style-name="ce3">
            <text:p>overlap([list: "open", "door", "im", "home"],\n [list: "home", "im", "door", "open"])\n is 1/4</text:p>
          </table:table-cell>
          <table:table-cell office:value-type="string" table:style-name="ce1">
            <text:p>overlap([ "open", "door", "im", "home"],\n [ "home", "im", "door", "open"])\n == 1/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3y6xc126u5k01bd2jhu1e8jj3reuaft6kryes0, timestamp: 1599847751522 at line: 12</text:p>
          </table:table-cell>
          <table:table-cell office:value-type="string" table:style-name="ce1">
            <text:p>Bad denominator: used min instead of max</text:p>
          </table:table-cell>
          <table:table-cell office:value-type="string" table:style-name="ce1">
            <text:p>dddmdddddddddd</text:p>
          </table:table-cell>
          <table:table-cell office:value-type="string" table:style-name="ce3">
            <text:p>overlap([list: "a", "b"], [list: "A", "c", "d"]) is 0.5</text:p>
          </table:table-cell>
          <table:table-cell office:value-type="string" table:style-name="ce1">
            <text:p>overlap([ "a", "b"], [ "A", "c", "d"]) == 0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vltk5h1ghc884ieal4l1fz0l3h1hd2plv6xs0d9, timestamp: 1599858906614 at line: 44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mddmdddmmdd</text:p>
          </table:table-cell>
          <table:table-cell office:value-type="string" table:style-name="ce3">
            <text:p>overlap([list: "Garfield"], [list: "garfield", "cat"]) is-roughly 1</text:p>
          </table:table-cell>
          <table:table-cell office:value-type="string" table:style-name="ce1">
            <text:p>overlap([ "Garfield"], [ "garfield", "cat"]) == math.isclose(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33n4vzvohel11xwi1kl1suv1fi13oprpzv82gbe, timestamp: 1599867960113 at line: 17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dddddmmdd</text:p>
          </table:table-cell>
          <table:table-cell office:value-type="string" table:style-name="ce3">
            <text:p>overlap([list: "oh", "OH"], [list: "oh", "Oh", "oh"]) is 1</text:p>
          </table:table-cell>
          <table:table-cell office:value-type="string" table:style-name="ce1">
            <text:p>overlap([ "oh", "OH"], [ "oh", "Oh", "oh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b2muhpb5c9cv6gz271nqesdorgvf8se23abn, timestamp: 1599789582340 at line: 11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dddddmmdd</text:p>
          </table:table-cell>
          <table:table-cell office:value-type="string" table:style-name="ce3">
            <text:p>overlap([list: "car", "cAr", "car"], [list: "CAR", "car", "cAr", "CAR"]) is 1</text:p>
          </table:table-cell>
          <table:table-cell office:value-type="string" table:style-name="ce1">
            <text:p>overlap([ "car", "cAr", "car"], [ "CAR", "car", "cAr", "CAR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yn7kio7jymwdowsbt1j7f9vh3ao6hlzjz8c8, timestamp: 1599793680757 at line: 18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ddmmdmmdd</text:p>
          </table:table-cell>
          <table:table-cell office:value-type="string" table:style-name="ce3">
            <text:p>overlap([list: "multiple", "occurences", "of", "a", "a", "a"], [list: "multiple", "occurences", "of", "a"]) is 1</text:p>
          </table:table-cell>
          <table:table-cell office:value-type="string" table:style-name="ce1">
            <text:p>overlap([ "multiple", "occurences", "of", "a", "a", "a"], [ "multiple", "occurences", "of", "a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33n4vzvohel11xwi1kl1suv1fi13oprpzv82gbe, timestamp: 1599867919371 at line: 17</text:p>
          </table:table-cell>
          <table:table-cell office:value-type="string" table:style-name="ce1">
            <text:p>Believes overlap = 1 if document is subsumed by another</text:p>
          </table:table-cell>
          <table:table-cell office:value-type="string" table:style-name="ce1">
            <text:p>dmdddmdmmdmddd</text:p>
          </table:table-cell>
          <table:table-cell office:value-type="string" table:style-name="ce3">
            <text:p>overlap([list: "oh"], [list: "oh", "oh", "oh"]) is 1</text:p>
          </table:table-cell>
          <table:table-cell office:value-type="string" table:style-name="ce1">
            <text:p>overlap([ "oh"], [ "oh", "oh", "oh"]) == 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dlupk71t2krgbuvkl05snvy3kggmtfyz5vovm, timestamp: 1599850882022 at line: 32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ddddd</text:p>
          </table:table-cell>
          <table:table-cell office:value-type="string" table:style-name="ce3">
            <text:p>overlap([list: "1", "!", "A", "?", "a"], [list: "1", "A", "a"]) is-roughly ~3/5</text:p>
          </table:table-cell>
          <table:table-cell office:value-type="string" table:style-name="ce1">
            <text:p>overlap([ "1", "!", "A", "?", "a"], [ "1", "A", "a"]) == math.isclose(3/5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9z1zrq15u45mslvrlwy1ci2i2c1x8q6qn1j44m1t, timestamp: 1599801701899 at line: 73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ddddd</text:p>
          </table:table-cell>
          <table:table-cell office:value-type="string" table:style-name="ce3">
            <text:p>overlap([list: "abra", "kadabra", "aBRa", "alakazam", "abra"],\n [list: "alakazam", "abra"]) is 3 / 7</text:p>
          </table:table-cell>
          <table:table-cell office:value-type="string" table:style-name="ce1">
            <text:p>overlap([ "abra", "kadabra", "aBRa", "alakazam", "abra"],\n [ "alakazam", "abra"]) == 3 / 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mcl5h1yh4yg5h8qqap4bei921sqj2h7uusf2c, timestamp: 1599877372956 at line: 11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overlap([list: "a"], [list: "A"]) is 0</text:p>
          </table:table-cell>
          <table:table-cell office:value-type="string" table:style-name="ce1">
            <text:p>overlap([ "a"], [ "A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49l9miz1hmmkyxu7v1p5hpffj6vgsd12y3flr, timestamp: 1599874939623 at line: 11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overlap([list: "a"], [list: "A"]) is 0</text:p>
          </table:table-cell>
          <table:table-cell office:value-type="string" table:style-name="ce1">
            <text:p>overlap([ "a"], [ "A"]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gwbk91js1jj711wu1odpn4gpe193juhn1rbxti9, timestamp: 1599695751859 at line: 26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d3 = [list: "welcome", "to", "Walmart"]\nd5 = [list: "WELCOME", "To", "walmart"]\noverlap(d3, d5) is 0</text:p>
          </table:table-cell>
          <table:table-cell office:value-type="string" table:style-name="ce1">
            <text:p>d3 = [ "welcome", "to", "Walmart"]\nd5 = [ "WELCOME", "To", "walmart"]\noverlap(d3, d5) == 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b1tqmi61ti515j2qnz3l19b71kryuu9shwzd0, timestamp: 1631283578520 at line: 11</text:p>
          </table:table-cell>
          <table:table-cell office:value-type="string" table:style-name="ce1">
            <text:p>Does not ignore case when comparing words</text:p>
          </table:table-cell>
          <table:table-cell office:value-type="string" table:style-name="ce1">
            <text:p>mddddddddmdddd</text:p>
          </table:table-cell>
          <table:table-cell office:value-type="string" table:style-name="ce3">
            <text:p>overlap([list: "A", "B", "C"], [list: "a", "b", "c"]) is 0</text:p>
          </table:table-cell>
          <table:table-cell office:value-type="string" table:style-name="ce1">
            <text:p>overlap([ "A", "B", "C"], [ "a", "b", "c"]) == 0</text:p>
          </table:table-cell>
          <table:table-cell table:number-columns-repeated="16379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646" table:style-name="ro1">
          <table:table-cell table:number-columns-repeated="16384"/>
        </table:table-row>
        <table:table-row table:number-rows-repeated="1047866" table:style-name="ro2">
          <table:table-cell table:number-columns-repeated="16384"/>
        </table:table-row>
        <table:named-expressions>
          <table:named-range table:name="ExternalData_1" table:cell-range-address="Docdiff.$A$1:Docdiff.$B$1048286" table:base-cell-address="Docdiff.$A$1"/>
        </table:named-expressions>
      </table:table>
      <table:table table:name="Filesystem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2" table:default-cell-style-name="ce1"/>
        <table:table-column table:style-name="co7" table:number-columns-repeated="1635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Feature Vector</text:p>
          </table:table-cell>
          <table:table-cell office:value-type="string" table:style-name="ce1">
            <text:p>Test Code</text:p>
          </table:table-cell>
          <table:table-cell office:value-type="string" table:style-name="ce1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0e0jtjgy058b1huao20ls5xik13oq3gq1ki2p34, timestamp: 1601592136588 at line: 3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mddddmddddddd</text:p>
          </table:table-cell>
          <table:table-cell office:value-type="string" table:style-name="ce1">
            <text:p>empty-dir = dir("empty-dir", empty, empty)\nnested-empty-dir = dir("empty-parent", [list: empty-dir], empty) \n how-many(nested-empty-dir) is 1</text:p>
          </table:table-cell>
          <table:table-cell office:value-type="string" table:style-name="ce1">
            <text:p>empty_dir = dir("empty_dir", empty, empty)\nnested_empty_dir = dir("empty_parent", [ empty_dir], empty) \nhow_many(nested_empty_dir) ==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cwiz0vrt6ln17oadhb5lowz8d96cjn1dwfa9k, timestamp: 1601606075019 at line: 3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mmmdmmmmmmmddm</text:p>
          </table:table-cell>
          <table:table-cell office:value-type="string" table:style-name="ce1">
            <text:p>code = dir("Code", empty, <text:s text:c="2"/>[list: file("hang", string-repeat("hr", 4)), <text:s text:c="3"/>file("draw", "hi")])libs = dir("Libs", [list: code], <text:s text:c="2"/>[list: file("read!", string-repeat("r", 20))])text = dir("Text", empty, <text:s text:c="2"/>[list: file("part1", string-repeat("a", 99)), <text:s text:c="3"/>file("part2", string-repeat("b", 52)), <text:s text:c="3"/>file("part3", string-repeat("c", 17))])root2 = dir("Root", [list: text, libs], <text:s text:c="2"/>[list: file("read!", "1234567890")]) <text:s/>fynd(root2, "read!") is <text:s text:c="3"/>[list: [list: "Root"], [list: "Root", "Libs"]]</text:p>
          </table:table-cell>
          <table:table-cell office:value-type="string" table:style-name="ce1">
            <text:p>code = dir("Code", empty, <text:s text:c="2"/>[ file("hang", string_repeat("hr", 4) ) , <text:s text:c="3"/>file("draw", "hi") ])\nlibs = dir("Libs", [ code], <text:s text:c="2"/>[ file("read!", string_repeat("r", 20) ) ])\ntext = dir("Text", empty, <text:s text:c="2"/>[ file("part1", string_repeat("a", 99) ) , <text:s text:c="3"/>file("part2", string_repeat("b", 52) ) , <text:s text:c="3"/>file("part3", string_repeat("c", 17) ) ])\nroot2 = dir("Root", [ text, libs], <text:s text:c="2"/>[ file("read!", "1234567890") ])\nfynd(root2, "read!") == <text:s text:c="2"/>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24yuri25l1fr19iut6o1qqqb6s1txrdpat3ut7q, timestamp: 1603307079667 at line: 84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mddddddddmd</text:p>
          </table:table-cell>
          <table:table-cell office:value-type="string" table:style-name="ce1">
            <text:p>p = fynd(d6, "readme") <text:s/>p is [list:] <text:s/>lst-same-els( p , [list: [list: "d6"], [list: "d6", "d5"] ]) is true</text:p>
          </table:table-cell>
          <table:table-cell office:value-type="string" table:style-name="ce1">
            <text:p>\np = fynd(d6, "readme")\np==[]\nlst_same_els( p , [ [ "d6"], [ "d6", "d5"] 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24yuri25l1fr19iut6o1qqqb6s1txrdpat3ut7q, timestamp: 1603307079667 at line: 8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mddddddddmd</text:p>
          </table:table-cell>
          <table:table-cell office:value-type="string" table:style-name="ce1">
            <text:p>p = fynd(d6, "readme") <text:s/>p is [list:] <text:s/>lst-same-els( p , [list: [list: "d6"], [list: "d6", "d5"] ]) is true</text:p>
          </table:table-cell>
          <table:table-cell office:value-type="string" table:style-name="ce1">
            <text:p>\np = fynd(d6, "readme")\np==[]\nlst_same_els( p , [ [ "d6"], [ "d6", "d5"] 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3) is 36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3) ==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5) is 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5) ==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4) is 5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4) ==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2) is 15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2) ==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2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7) is 6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7) ==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3) is 53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3) ==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8) is 12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8) ==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0) is 27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0) ==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1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5) is 5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5) ==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4d1fjxsnk1br10pme561m4piuu3wczlfoexex4, timestamp: 1601498625611 at line: 10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3-4", "Always")F2 = file("3-7", "pr0gram")F3 = file("3-8", "as")F4 = file("3-12", "1f")F5 = file("3-13", "the")F6 = file("3-15", "p3rson")F7 = file("4-5", "who")F8 = file("4-8", "mainta1ns")F9 = file("4-9", "your")F10 = file("4-11", "c0de")F11 = file("4-13", "knows")F12 = file("4-14", "where")F13 = file("5-3", "y0u")F14 = file("5-5", "l1ve,")F15 = file("5-6", "and")F16 = file("5-8", "1s")F17 = file("5-9", "a")F18 = file("5-10", "vi0lent")F19 = file("6-1", "psych0path")F20 = file("6-2", "!")F21 = file("6-3", "")F22 = file("6-4", "")F23 = file("6-5", "")F24 = file("6-6", "")D25 = dir("5-7", [list: ], [list: F22, F23, F24])D24 = dir("5-4", [list: ], [list: ])D23 = dir("5-2", [list: ], [list: F21])D22 = dir("5-1", [list: ], [list: F19, F20])D21 = dir("4-12", [list: D25], [list: F16, F17, F18])D20 = dir("4-10", [list: ], [list: ])D19 = dir("4-7", [list: D24], [list: F14, F15])D18 = dir("4-6", [list: ], [list: ])D17 = dir("4-4", [list: D23], [list: F13])D16 = dir("4-3", [list: ], [list: ])D15 = dir("4-2", [list: D22], [list: ])D14 = dir("4-1", [list: ], [list: ])D13 = dir("3-14", [list: D20, D21], [list: F10, F11, F12])D12 = dir("3-11", [list: ], [list: ])D11 = dir("3-10", [list: ], [list: ])D10 = dir("3-9", [list: D18, D19], [list: F8, F9])D9 = dir("3-6", [list: ], [list: ])D8 = dir("3-5", [list: D16, D17], [list: F7])D7 = dir("3-3", [list: ], [list: ])D6 = dir("3-2", [list: ], [list: ])D5 = dir("3-1", [list: D14, D15], [list: ])D4 = dir("2-3", [list: D11, D12, D13], [list: F4, F5, F6])D3 = dir("2-2", [list: D8, D9, D10], [list: F2, F3])D2 = dir("2-1", [list: D5, D6, D7], [list: F1])D1 = dir("1-1", [list: D2, D3, D4], [list: ])how-many(D1) is 121</text:p>
          </table:table-cell>
          <table:table-cell office:value-type="string" table:style-name="ce1">
            <text:p>F1 = file("3_4", "Always")\nF2 = file("3_7", "pr0gram")\nF3 = file("3_8", "as")\nF4 = file("3_12", "1f")\nF5 = file("3_13", "the")\nF6 = file("3_15", "p3rson")\nF7 = file("4_5", "who")\nF8 = file("4_8", "mainta1ns")\nF9 = file("4_9", "your")\nF10 = file("4_11", "c0de")\nF11 = file("4_13", "knows")\nF12 = file("4_14", "where")\nF13 = file("5_3", "y0u")\nF14 = file("5_5", "l1ve,")\nF15 = file("5_6", "and")\nF16 = file("5_8", "1s")\nF17 = file("5_9", "a")\nF18 = file("5_10", "vi0lent")\nF19 = file("6_1", "psych0path")\nF20 = file("6_2", "!")\nF21 = file("6_3", "")\nF22 = file("6_4", "")\nF23 = file("6_5", "")\nF24 = file("6_6", "")\nD25 = dir("5_7", [ ], [ F22, F23, F24])\nD24 = dir("5_4", [ ], [ ])\nD23 = dir("5_2", [ ], [ F21])\nD22 = dir("5_1", [ ], [ F19, F20])\nD21 = dir("4_12", [ D25], [ F16, F17, F18])\nD20 = dir("4_10", [ ], [ ])\nD19 = dir("4_7", [ D24], [ F14, F15])\nD18 = dir("4_6", [ ], [ ])\nD17 = dir("4_4", [ D23], [ F13])\nD16 = dir("4_3", [ ], [ ])\nD15 = dir("4_2", [ D22], [ ])\nD14 = dir("4_1", [ ], [ ])\nD13 = dir("3_14", [ D20, D21], [ F10, F11, F12])\nD12 = dir("3_11", [ ], [ ])\nD11 = dir("3_10", [ ], [ ])\nD10 = dir("3_9", [ D18, D19], [ F8, F9])\nD9 = dir("3_6", [ ], [ ])\nD8 = dir("3_5", [ D16, D17], [ F7])\nD7 = dir("3_3", [ ], [ ])\nD6 = dir("3_2", [ ], [ ])\nD5 = dir("3_1", [ D14, D15], [ ])\nD4 = dir("2_3", [ D11, D12, D13], [ F4, F5, F6])\nD3 = dir("2_2", [ D8, D9, D10], [ F2, F3])\nD2 = dir("2_1", [ D5, D6, D7], [ F1])\nD1 = dir("1_1", [ D2, D3, D4], [ ]) \nhow_many(D1) ==1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x0zdp1iugx9d6royr7dylf9b1wgb3tt15e5sjz, timestamp: 1601596306967 at line: 43</text:p>
          </table:table-cell>
          <table:table-cell office:value-type="string" table:style-name="ce1">
            <text:p>Typo or no misunderstanding (missing list-no-order call)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d = dir("d", [list: c], [list: make-file("d", 99)]) <text:s/>du-dir(d) is 102</text:p>
          </table:table-cell>
          <table:table-cell office:value-type="string" table:style-name="ce1">
            <text:p>d = dir("d", [ c], [ make_file("d", 99) ])\ndu_dir(d) ==1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x0zdp1iugx9d6royr7dylf9b1wgb3tt15e5sjz, timestamp: 1601593038872 at line: 17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make-file("file", 99) <text:s/>f2 = make-file("File", 99) <text:s/>f3 = make-file("FILE", 99) <text:s/>a1 = dir("a", empty, [list: f1, f3]) <text:s/>a2 = dir("a2", empty, [list: f1, f2]) <text:s/>a3 = dir("a", empty, [list: f1, f2]) <text:s/>a4 = dir("a", empty, [list: f3]) <text:s/>b = dir("b", [list: a1, a2], empty) <text:s/>c = dir("c", [list: a3], empty) <text:s/>d = dir("d", [list: a4], empty) <text:s/>e = dir("e", [list: b, c, d], empty) <text:s/>lst-same-els(fynd(e, "file"), [list: <text:s text:c="6"/>[list: "e", "b", "a"], <text:s text:c="6"/>[list: "e", "b", "a2"], <text:s text:c="6"/>[list: "e", "c", "a"]]) is true <text:s/>lst-same-els(fynd(e, "File"), [list: [list: "e", "c", "a"]]) is true</text:p>
          </table:table-cell>
          <table:table-cell office:value-type="string" table:style-name="ce1">
            <text:p>f1 = make_file("file", 99) \nf2 = make_file("File", 99) \nf3 = make_file("FILE", 99) \na1 = dir("a", empty, [ f1, f3]) \na2 = dir("a2", empty, [ f1, f2]) \na3 = dir("a", empty, [ f1, f2]) \na4 = dir("a", empty, [ f3]) \nb = dir("b", [ a1, a2], empty) \nc = dir("c", [ a3], empty) \nd = dir("d", [ a4], empty) \ne = dir("e", [ b, c, d], empty)\nlst_same_els(fynd(e, "file") , [ <text:s text:c="6"/>[ "e", "b", "a"], <text:s text:c="6"/>[ "e", "b", "a2"], <text:s text:c="6"/>[ "e", "c", "a"]]) ==True\nlst_same_els(fynd(e, "File") , [ [ "e", "c", "a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y48lr186w988dt2uurr6hsd9eyeg70wzq0tu, timestamp: 1601575384797 at line: 161</text:p>
          </table:table-cell>
          <table:table-cell office:value-type="string" table:style-name="ce1">
            <text:p>Believes fynd returns all prefixes for one path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ynd(dir("d1", [list: dir("d2", [list:], [list: file("a", "test")]), <text:s text:c="8"/>dir("d3", [list:], [list: file("a", "abc123")])], [list:]), "a") is%(lst-same-els) <text:s text:c="4"/>[list: [list: "d1"], [list: "d1", "d3"]]</text:p>
          </table:table-cell>
          <table:table-cell office:value-type="string" table:style-name="ce1">
            <text:p>fynd(dir("d1", [ dir("d2", [], [ file("a", "test") ]) , <text:s text:c="8"/>dir("d3", [], [ file("a", "abc123") ]) ], []) , "a") <text:s/>is lst_same_els( <text:s text:c="5"/>[ [ "d1"], [ "d1", "d3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a5nz7d1lf3ie31tn4b011avqr1b11uw3cj1yti340, timestamp: 1601555742408 at line: 7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TAX-FILE-1 = file("tax file", "you should pay XX dollars in taxes this year.")SSN = file("SSN", "this is confidential information.")LEDGER = file("ledger", "you spent YY dollars today; Z dollars yesterday.")CALENDAR = file("calendar", "don't forget Mom's birthday tomorrow.")HW-1 = file("hw", "status: submitted.")TAX-FILE-2 = file("tax file", "2018 - you should pay...")PHOTO = file("photo", "ahhh, memories.")HW-2 = file("hw", "status: submitted.")HW-3 = file("hw", "graded: 30/50")ACCOUNT = file("account", "your account:___, your password:___")HW-BIN = dir("hw bin", empty, [list: HW-3])Y-2018 = dir("year 2018", empty, [list: TAX-FILE-2])ARCHIVES = dir("archives", [list: Y-2018, HW-BIN], [list: PHOTO])ECON-00 = dir("econ 00", empty, [list: HW-1])CS-19 = dir("cs19", empty, [list: HW-2])SCHOOL = dir("school", [list: CS-19, ECON-00], empty)FINANCIAL = dir("financial", empty, [list: TAX-FILE-1, LEDGER])IDENTITY = dir("identity", empty, [list: SSN])PERSONAL = dir("personal", [list: IDENTITY, FINANCIAL], [list: CALENDAR])USER = dir("user", [list: PERSONAL, SCHOOL, ARCHIVES], [list: ACCOUNT])BEST-FILE-EVER = file("", "")BLANK = file("blank", "")EMPTY = dir("empty", empty, empty)NIL = dir("nil", [list: EMPTY], empty)VOID = dir("void", [list: NIL], [list: BLANK])TREASURE = dir("treasure", [list: dir("nth", empty, [list: BEST-FILE-EVER]), NIL], [list: BLANK])TWO-BOOKS = [list: "Becoming", "The Wealth of Nations"]THREE-BOOKS = [list: "The Book Thief", "Joy Luck Club", "Divine Comedy"] lst-same-els(fynd(dir("two users", [list: USER, USER], empty), "tax file"), <text:s text:c="4"/>[list: [list: "user", "personal", "financial"], [list: "user", "archives", "year 2018"], <text:s text:c="4"/>[list: "user", "personal", "financial"], [list: "user", "archives", "year 2018"]]) is true</text:p>
          </table:table-cell>
          <table:table-cell office:value-type="string" table:style-name="ce1">
            <text:p>TAX_FILE_1 = file("tax file", "you should pay XX dollars in taxes this year.")\nSSN = file("SSN", "this==confidential information.")\nLEDGER = file("ledger", "you spent YY dollars today; Z dollars yesterday.")\nCALENDAR = file("calendar", "don't forget Mom's birthday tomorrow.")\nHW_1 = file("hw", "status: submitted.")\nTAX_FILE_2 = file("tax file", "2018 _ you should pay...")\nPHOTO = file("photo", "ahhh, memories.")\nHW_2 = file("hw", "status: submitted.")\nHW_3 = file("hw", "graded: 30/50")\nACCOUNT = file("account", "your account:___, your password:___")\nHW_BIN = dir("hw bin", empty, [ HW_3])\nY_2018 = dir("year 2018", empty, [ TAX_FILE_2])\nARCHIVES = dir("archives", [ Y_2018, HW_BIN], [ PHOTO])\nECON_00 = dir("econ 00", empty, [ HW_1])\nCS_19 = dir("cs19", empty, [ HW_2])\nSCHOOL = dir("school", [ CS_19, ECON_00], empty)\nFINANCIAL = dir("financial", empty, [ TAX_FILE_1, LEDGER])\nIDENTITY = dir("identity", empty, [ SSN])\nPERSONAL = dir("personal", [ IDENTITY, FINANCIAL], [ CALENDAR])\nUSER = dir("user", [ PERSONAL, SCHOOL, ARCHIVES], [ ACCOUNT])\nBEST_FILE_EVER = file("", "")\nBLANK = file("blank", "")\nEMPTY = dir("empty", empty, empty)\nNIL = dir("nil", [ EMPTY], empty)\nVOID = dir("void", [ NIL], [ BLANK])\nTREASURE = dir("treasure", [ dir("nth", empty, [ BEST_FILE_EVER]) , NIL], [ BLANK])\nTWO_BOOKS = [ "Becoming", "The Wealth of Nations"]\nTHREE_BOOKS = [ "The Book Thief", "Joy Luck Club", "Divine Comedy"]\nlst_same_els(fynd(dir("two users", [ USER, USER], empty) , "tax file") , <text:s text:c="4"/>[ [ "user", "personal", "financial"], [ "user", "archives", "year 2018"], <text:s text:c="4"/>[ "user", "personal", "financial"], [ "user", "archives", "year 2018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bfoxq73mcq0o4vapm1cqfedz1979gcnc37jvl, timestamp: 1601539815437 at line: 5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du-dir(dir("d1", [list: dir("d2", [list:], <text:s text:c="10"/>[list: file("a", "hi"), file("b", "hello")])], [list:])) is 9</text:p>
          </table:table-cell>
          <table:table-cell office:value-type="string" table:style-name="ce1">
            <text:p>du_dir(dir("d1", [ dir("d2", [], <text:s text:c="10"/>[ file("a", "hi") , file("b", "hello") ]) ], []) ) ==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bjnbmi57exfq173wiq258dfrt1x8ucfv8pb438, timestamp: 1601439497079 at line: 17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IBS = <text:s text:c="2"/>dir("Libs", [list: <text:s text:c="6"/>dir("Code", [list: ], <text:s text:c="8"/>[list: <text:s text:c="9"/>file("hang", "8"), <text:s text:c="9"/>file("draw", "2")])], <text:s text:c="4"/>[list: file("read!", "20")]) du-dir(LIBS) is 30</text:p>
          </table:table-cell>
          <table:table-cell office:value-type="string" table:style-name="ce1">
            <text:p>LIBS = <text:s text:c="2"/>dir("Libs", [ <text:s text:c="6"/>dir("Code", [ ], <text:s text:c="8"/>[ <text:s text:c="9"/>file("hang", "8") , <text:s text:c="9"/>file("draw", "2") ]) ], <text:s text:c="4"/>[ file("read!", "20") ])\ndu_dir(LIBS) ==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gewgs5gyagw1vtouol116miw017zdwswtc9xd, timestamp: 1601486211996 at line: 3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 = dir("code", empty, [list: file("hang", "10101010"), file("draw", "10")]) <text:s/>libs = dir("Libs", [list: code], [list: file("read!", "01010101010101010101")]) <text:s/>test2 = dir("677", [list: libs, code], [list: file("read!", "123")]) <text:s text:c="3"/>how-many(test2) is 7</text:p>
          </table:table-cell>
          <table:table-cell office:value-type="string" table:style-name="ce1">
            <text:p>code = dir("code", empty, [ file("hang", "10101010") , file("draw", "10") ]) \nlibs = dir("Libs", [ code], [ file("read!", "01010101010101010101") ]) \ntest2 = dir("677", [ libs, code], [ file("read!", "123") ])\nhow_many(test2) ==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1wzit1xniz0x1nee22s1oqbttzfvou9dum18t, timestamp: 1601484537446 at line: 7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f = file("", "")f0 = file("asf", "")f1 = file("", "a")f2 = file("abc", "A")f3 = file("aaa", "12345356353493857927492304960928406843098650359039653069530503536324082067405903")f4 = file("12345356353493857927492304960928406843098650359039653069530503536324082067405903", "aa")f5 = file("#$%1abc", "#$%1abc")empty-d = dir("", empty, empty)d0 = dir("a", [list: empty-d], empty)# Directory HM = 1d1 = dir("p", [list: empty-d, d0], [list: f1])d2 = dir("q", empty, [list: f1])d3 = dir("u", [list: d2], empty)d4 = dir("v", [list: d2, d0], empty)d11 = dir("x", empty, [list: f0])d5 = dir("r", empty, [list: f2, empty-f, f0]) #HM4d6 = dir("s", [list: empty-d, d0], [list: f1, f2, empty-f, f0]) #HM4d7 = dir("", [list: d5], [list: f3, f4, f5]) #HM7d8 = dir("t", [list: d6, d5], empty) #HM8d9 = dir("#$%1", [list: d8, d7, d5], empty) #HM19how-many(d9) is 18</text:p>
          </table:table-cell>
          <table:table-cell office:value-type="string" table:style-name="ce1">
            <text:p>empty_f = file("", "")\nf0 = file("asf", "")\nf1 = file("", "a")\nf2 = file("abc", "A")\nf3 = file("aaa", "12345356353493857927492304960928406843098650359039653069530503536324082067405903")\nf4 = file("12345356353493857927492304960928406843098650359039653069530503536324082067405903", "aa")\nf5 = file("#$%1abc", "#$%1abc")\nempty_d = dir("", empty, empty)\nd0 = dir("a", [ empty_d], empty) # Directory\nd1 = dir("p", [ empty_d, d0], [ f1])\nd2 = dir("q", empty, [ f1])\nd3 = dir("u", [ d2], empty)\nd4 = dir("v", [ d2, d0], empty)\nd11 = dir("x", empty, [ f0])\nd5 = dir("r", empty, [ f2, empty_f, f0]) <text:s/>#HM4d6 = dir("s", [ empty_d, d0], [ f1, f2, empty_f, f0]) <text:s/>#HM4d7 = dir("", [ d5], [ f3, f4, f5]) <text:s/>#HM7d8 = dir("t", [ d6, d5], empty) <text:s/>#HM8d9 = dir("#$%1", [ d8, d7, d5], empty) <text:s/>#HM19how_many(d9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1wzit1xniz0x1nee22s1oqbttzfvou9dum18t, timestamp: 1601484537446 at line: 1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f = file("", "")f0 = file("asf", "")f1 = file("", "a")f2 = file("abc", "A")f3 = file("aaa", "12345356353493857927492304960928406843098650359039653069530503536324082067405903")f4 = file("12345356353493857927492304960928406843098650359039653069530503536324082067405903", "aa")f5 = file("#$%1abc", "#$%1abc")empty-d = dir("", empty, empty)d0 = dir("a", [list: empty-d], empty)# Directory HM = 1d1 = dir("p", [list: empty-d, d0], [list: f1])d2 = dir("q", empty, [list: f1])d3 = dir("u", [list: d2], empty)d4 = dir("v", [list: d2, d0], empty)d11 = dir("x", empty, [list: f0])d5 = dir("r", empty, [list: f2, empty-f, f0]) #HM4d6 = dir("s", [list: empty-d, d0], [list: f1, f2, empty-f, f0]) #HM4d7 = dir("", [list: d5], [list: f3, f4, f5]) #HM7d8 = dir("t", [list: d6, d5], empty) #HM8d9 = dir("#$%1", [list: d8, d7, d5], empty) #HM19du-dir(d9) is 117</text:p>
          </table:table-cell>
          <table:table-cell office:value-type="string" table:style-name="ce1">
            <text:p>empty_f = file("", "")\nf0 = file("asf", "")\nf1 = file("", "a")\nf2 = file("abc", "A")\nf3 = file("aaa", "12345356353493857927492304960928406843098650359039653069530503536324082067405903")\nf4 = file("12345356353493857927492304960928406843098650359039653069530503536324082067405903", "aa")\nf5 = file("#$%1abc", "#$%1abc")\nempty_d = dir("", empty, empty)\nd0 = dir("a", [ empty_d], empty) # Directory\nd1 = dir("p", [ empty_d, d0], [ f1])\nd2 = dir("q", empty, [ f1])\nd3 = dir("u", [ d2], empty)\nd4 = dir("v", [ d2, d0], empty)\nd11 = dir("x", empty, [ f0])\nd5 = dir("r", empty, [ f2, empty_f, f0]) <text:s/>#HM4d6 = dir("s", [ empty_d, d0], [ f1, f2, empty_f, f0]) <text:s/>#HM4d7 = dir("", [ d5], [ f3, f4, f5]) <text:s/>#HM7d8 = dir("t", [ d6, d5], empty) <text:s/>#HM8d9 = dir("#$%1", [ d8, d7, d5], empty) <text:s/>#HM19du_dir(d9) ==1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aiaoyke21p41vbluj63ipufs9kvzas19kuc4, timestamp: 1601473381245 at line: 110</text:p>
          </table:table-cell>
          <table:table-cell office:value-type="string" table:style-name="ce1">
            <text:p>Believes du-dir does not count the length of its ds list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 = dir("Empty", empty, empty)empty-subdirs-dir = dir("Empty", [list: empty-dir, empty-dir], empty)nested-empty-dir = dir("BigEmpty", [list: empty-dir, empty-subdirs-dir], empty) du-dir(nested-empty-dir) is 2</text:p>
          </table:table-cell>
          <table:table-cell office:value-type="string" table:style-name="ce1">
            <text:p>empty_dir = dir("Empty", empty, empty)\nempty_subdirs_dir = dir("Empty", [ empty_dir, empty_dir], empty)\nnested_empty_dir = dir("BigEmpty", [ empty_dir, empty_subdirs_dir], empty)\ndu_dir(nested_empty_dir) ==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aiaoyke21p41vbluj63ipufs9kvzas19kuc4, timestamp: 1601473381245 at line: 9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part-1 = file("part1", string-repeat("a", 99))part-2 = file("part2", string-repeat("b", 52))part-3 = file("part3", string-repeat("c", 17))text-dir = dir("Text", empty, [list: part-1, part-2, part-3])hang = file("hang", string-repeat("1", 8))draw = file("draw", string-repeat("%", 2))code-dir = dir("Code", empty, [list: hang, draw])read-1 = file("read!", string-repeat("!", 20))lib-dir = dir("Lib", [list: code-dir], [list: read-1])read-2 = file("read!", string-repeat("|", 10))root-dir = dir("Root", [list: text-dir, lib-dir], [list: read-2])du-dir(root-dir) is 208</text:p>
          </table:table-cell>
          <table:table-cell office:value-type="string" table:style-name="ce1">
            <text:p>part_1 = file("part1", string_repeat("a", 99) )\npart_2 = file("part2", string_repeat("b", 52) )\npart_3 = file("part3", string_repeat("c", 17) )\ntext_dir = dir("Text", empty, [ part_1, part_2, part_3])\nhang = file("hang", string_repeat("1", 8) )\ndraw = file("draw", string_repeat("%", 2) )\ncode_dir = dir("Code", empty, [ hang, draw])\nread_1 = file("read!", string_repeat("!", 20) )\nlib_dir = dir("Lib", [ code_dir], [ read_1])\nread_2 = file("read!", string_repeat("|", 10) )\nroot_dir = dir("Root", [ text_dir, lib_dir], [ read_2])\ndu_dir(root_dir) ==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aiaoyke21p41vbluj63ipufs9kvzas19kuc4, timestamp: 1601476892130 at line: 23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-1 = file("part1", string-repeat("a", 99))part-2 = file("part2", string-repeat("b", 52))part-3 = file("part3", string-repeat("c", 17))text-dir = dir("Text", empty, [list: part-1, part-2, part-3])hang = file("hang", string-repeat("1", 8))draw = file("draw", string-repeat("%", 2))code-dir = dir("Code", empty, [list: hang, draw])read-1 = file("read!", string-repeat("!", 20))lib-dir = dir("Lib", [list: code-dir], [list: read-1])read-2 = file("read!", string-repeat("|", 10))root-dir = dir("Root", [list: text-dir, lib-dir], [list: read-2])fynd(root-dir, "read!") is%(lst-same-els) [list: [list: "Root", "Libs"], [list: "Root"]]</text:p>
          </table:table-cell>
          <table:table-cell office:value-type="string" table:style-name="ce1">
            <text:p>part_1 = file("part1", string_repeat("a", 99) )\npart_2 = file("part2", string_repeat("b", 52) )\npart_3 = file("part3", string_repeat("c", 17) )\ntext_dir = dir("Text", empty, [ part_1, part_2, part_3])\nhang = file("hang", string_repeat("1", 8) )\ndraw = file("draw", string_repeat("%", 2) )\ncode_dir = dir("Code", empty, [ hang, draw])\nread_1 = file("read!", string_repeat("!", 20) )\nlib_dir = dir("Lib", [ code_dir], [ read_1])\nread_2 = file("read!", string_repeat("|", 10) )\nroot_dir = dir("Root", [ text_dir, lib_dir], [ read_2])\nfynd(root_dir, "read!") <text:s/>is lst_same_els( <text:s/>[ [ "Root", "Libs"], [ "Root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0ktajqe95lg179p1hlvbykdtlvmm1z1xtwpoy, timestamp: 1601529261698 at line: 30</text:p>
          </table:table-cell>
          <table:table-cell office:value-type="string" table:style-name="ce1">
            <text:p>Tests undefined space</text:p>
          </table:table-cell>
          <table:table-cell office:value-type="string" table:style-name="ce1">
            <text:p>mmmdmmmmmmmddm</text:p>
          </table:table-cell>
          <table:table-cell office:value-type="string" table:style-name="ce1">
            <text:p>example = dir("Root", <text:s text:c="2"/>[list: <text:s text:c="4"/>dir("Text", <text:s text:c="6"/>[list: ], <text:s text:c="6"/>[list: <text:s text:c="8"/>file("part1", "abc"), <text:s text:c="7"/>file("part2", "bcde"), <text:s text:c="8"/>file("part3", "defgh")]), <text:s text:c="4"/>dir("Libs", <text:s text:c="6"/>[list: <text:s text:c="8"/>dir("Code", <text:s text:c="10"/>[list: ], <text:s text:c="10"/>[list: file("hang", "12345678"), file("draw", "dw")])], <text:s text:c="6"/>[list: file("read!", "helloworldhelloworld")])], <text:s text:c="2"/>[list: file("read!", "helloworld")])fynd(example, "read!") is [list: [list: "Root"], [list: "Root", "Libs"]]</text:p>
          </table:table-cell>
          <table:table-cell office:value-type="string" table:style-name="ce1">
            <text:p>example = dir("Root", <text:s text:c="2"/>[ <text:s text:c="4"/>dir("Text", <text:s text:c="6"/>[ ], <text:s text:c="6"/>[ <text:s text:c="8"/>file("part1", "abc") , <text:s text:c="7"/>file("part2", "bcde") , <text:s text:c="8"/>file("part3", "defgh") ]) , <text:s text:c="4"/>dir("Libs", <text:s text:c="6"/>[ <text:s text:c="8"/>dir("Code", <text:s text:c="10"/>[ ], <text:s text:c="10"/>[ file("hang", "12345678") , file("draw", "dw") ]) ], <text:s text:c="6"/>[ file("read!", "helloworldhelloworld") ]) ], <text:s text:c="2"/>[ file("read!", "helloworld") ])\nfynd(example, "read!") ==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ct9qodqjojjvredolbba414jbka09yvzmz, timestamp: 1601571649219 at line: 6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read1 = file("read!", "10........") part1 = file("part1", "1") part2 = file("part2", "2.") part3 = file("part3", "3..") read2 = file("read!", "20..................") empty-str = file("", "") space = file(" ", "1") bottom = file("bottom", "5....") <text:s/>only-files3 = dir("only files", empty, [list: empty-str, bottom]) only-files2 = dir("Only files", empty, [list: empty-str]) empty-dir = dir("", empty, empty) only-dirs = dir("Only dirs", [list: empty-dir, only-files2, only-files3], empty) dirs-and-files2 = dir("Both", [list: only-dirs], [list: empty-str, space]) dirs-and-files1 = dir("Both", [list: dirs-and-files2], [list: read2]) only-files1 = dir("Only files", empty, [list: part1, part2, part3]) root = dir("Root", [list: only-files1, dirs-and-files1], [list: read1]) can-find(only-dirs, " ") is true</text:p>
          </table:table-cell>
          <table:table-cell office:value-type="string" table:style-name="ce4">
            <text:p>read1 = file("read!", "10........")\npart1 = file("part1", "1")\npart2 = file("part2", "2.")\npart3 = file("part3", "3..")\nread2 = file("read!", "20..................")\nempty_str = file("", "")\nspace = file(" ", "1")\nbottom = file("bottom", "5....")\nonly_files3 = dir("only files", empty, [ empty_str, bottom])\nonly_files2 = dir("Only files", empty, [ empty_str])</text:p>
            <text:p>empty_dir = dir("", empty, empty)\nonly_dirs = dir("Only dirs", [ empty_dir, only_files2, only_files3], empty)\ndirs_and_files2 = dir("Both", [ only_dirs], [ empty_str, space])\ndirs_and_files1 = dir("Both", [ dirs_and_files2], [ read2])\nonly_files1 = dir("Only files", empty, [ part1, part2, part3])\nroot = dir("Root", [ only_files1, dirs_and_files1], [ read1])\ncan_find(only_dirs, " 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ct9qodqjojjvredolbba414jbka09yvzmz, timestamp: 1601571649219 at line: 4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mdddddd</text:p>
          </table:table-cell>
          <table:table-cell office:value-type="string" table:style-name="ce1">
            <text:p>read1 = file("read!", "10........") part1 = file("part1", "1") part2 = file("part2", "2.") part3 = file("part3", "3..") read2 = file("read!", "20..................") empty-str = file("", "") space = file(" ", "1") bottom = file("bottom", "5....") <text:s/>only-files3 = dir("only files", empty, [list: empty-str, bottom]) only-files2 = dir("Only files", empty, [list: empty-str]) empty-dir = dir("", empty, empty) only-dirs = dir("Only dirs", [list: empty-dir, only-files2, only-files3], empty) dirs-and-files2 = dir("Both", [list: only-dirs], [list: empty-str, space]) dirs-and-files1 = dir("Both", [list: dirs-and-files2], [list: read2]) only-files1 = dir("Only files", empty, [list: part1, part2, part3]) root = dir("Root", [list: only-files1, dirs-and-files1], [list: read1]) du-dir(only-dirs) is 12</text:p>
          </table:table-cell>
          <table:table-cell office:value-type="string" table:style-name="ce4">
            <text:p>read1 = file("read!", "10........")\npart1 = file("part1", "1")\npart2 = file("part2", "2.")\npart3 = file("part3", "3..")\nread2 = file("read!", "20..................")\nempty_str = file("", "")\nspace = file(" ", "1")\nbottom = file("bottom", "5....")\nonly_files3 = dir("only files", empty, [ empty_str, bottom])\nonly_files2 = dir("Only files", empty, [ empty_str])</text:p>
            <text:p>empty_dir = dir("", empty, empty)\nonly_dirs = dir("Only dirs", [ empty_dir, only_files2, only_files3], empty)\ndirs_and_files2 = dir("Both", [ only_dirs], [ empty_str, space])\ndirs_and_files1 = dir("Both", [ dirs_and_files2], [ read2])\nonly_files1 = dir("Only files", empty, [ part1, part2, part3])\nroot = dir("Root", [ only_files1, dirs_and_files1], [ read1])\ndu_dir(only_dirs) ==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jl4ccz9ymnzvmqa60n169k7wf13bjxi2uj3l10, timestamp: 1601495674806 at line: 3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-FILE = [list: <text:s text:c="3"/>file("empty", "this directory has no subdirectories"), <text:s text:c="2"/>file("dirs", "")] <text:s/>A-FILE-LIST = [list: <text:s text:c="2"/>file("apple", "an apple a day sUPPOSEDLY keeps doctors away"), <text:s text:c="3"/>file("boo", "its kinda almost halloween but there is no halloween")] B-FILE-LIST = [list: <text:s text:c="2"/>file("jabo", "bOjaAJaJAJ jwAJajwoabObo boBobjaJ1!@!@#!%@"), <text:s text:c="2"/>file("tea", "sis")] C-FILE-LIST = [list: <text:s text:c="3"/>file("apple", "an apple a day Keeps DocTorS aWaY!!"), <text:s text:c="2"/>file("baa", "sheep")] D-FILE-LIST = [list: <text:s text:c="3"/>file("help", "pls I jUst want to be happi"), <text:s text:c="2"/>file("hello", "uwu")] <text:s/>FULL-EMPTY-ROOT = dir("empty", empty, empty) <text:s/>EMPTY-DIR-ROOT = dir("empty-dir", empty, EMPTY-DIR-FILE) <text:s/>EMPTY-FILE-ROOT = dir("empty-file", [list: EMPTY-DIR-ROOT], empty) <text:s/>SUB-C = dir("C", empty, C-FILE-LIST) SUB-D = dir("D", empty, D-FILE-LIST) SUB-B = <text:s text:c="2"/>dir("B", <text:s text:c="4"/>[list: SUB-C, SUB-D], <text:s text:c="4"/>B-FILE-LIST) ROOT-A = dir("A", <text:s text:c="3"/>[list: SUB-B], <text:s text:c="2"/>A-FILE-LIST) <text:s/>EMPTY-SUB-4 = dir("empty 4", <text:s text:c="2"/>[list: <text:s text:c="5"/>dir("empty 8", <text:s text:c="7"/>[list: <text:s text:c="9"/>dir("empty 9", empty, empty)], <text:s text:c="6"/>empty)], <text:s text:c="2"/>empty) <text:s/>ALL-EMPTY-ROOT-1 = <text:s text:c="3"/>dir("empty 1", <text:s text:c="4"/>[list: <text:s text:c="6"/>dir("empty 2", <text:s text:c="8"/>[list: <text:s text:c="11"/>dir("empty 5", empty, empty), <text:s text:c="10"/>dir("empty 6", empty, empty),], <text:s text:c="8"/>empty), <text:s text:c="6"/>dir("empty 3", <text:s text:c="8"/>[list: <text:s text:c="11"/>dir("empty 7", empty, empty)], <text:s text:c="8"/>empty), <text:s text:c="6"/>EMPTY-SUB-4 <text:s text:c="4"/>], <text:s text:c="4"/>empty) <text:s/>S3 = <text:s text:c="3"/>dir("s3", <text:s text:c="4"/>empty, <text:s text:c="4"/>[list: file("same", "same-three"), file("Same", "same-three")]) <text:s/>S1 = <text:s text:c="3"/>dir("s1", <text:s text:c="4"/>[list: <text:s text:c="6"/>dir("s2", <text:s text:c="8"/>[list: <text:s text:c="10"/>S3], <text:s text:c="8"/>[list: file("same", "same-two")])], <text:s text:c="4"/>[list: file("same", "same-one")]) du-dir(S3) is 21</text:p>
          </table:table-cell>
          <table:table-cell office:value-type="string" table:style-name="ce1">
            <text:p>EMPTY_DIR_FILE = [ <text:s text:c="3"/>file("empty", "this directory has no subdirectories") , <text:s text:c="2"/>file("dirs", "") ]\nA_FILE_LIST = [ <text:s text:c="2"/>file("apple", "an apple a day sUPPOSEDLY keeps doctors away") , <text:s text:c="3"/>file("boo", "its kinda almost halloween but there==no halloween") ]\nB_FILE_LIST = [ <text:s text:c="2"/>file("jabo", "bOjaAJaJAJ jwAJajwoabObo boBobjaJ1!@!@#!%@") , <text:s text:c="2"/>file("tea", "sis") ]\nC_FILE_LIST = [ <text:s text:c="3"/>file("apple", "an apple a day Keeps DocTorS aWaY!!") , <text:s text:c="2"/>file("baa", "sheep") ]\nD_FILE_LIST = [ <text:s text:c="3"/>file("help", "pls I jUst want to be happi") , <text:s text:c="2"/>file("hello", "uwu") ]\nFULL_EMPTY_ROOT = dir("empty", empty, empty)\nEMPTY_DIR_ROOT = dir("empty_dir", empty, EMPTY_DIR_FILE)\nEMPTY_FILE_ROOT = dir("empty_file", [ EMPTY_DIR_ROOT], empty)\nSUB_C = dir("C", empty, C_FILE_LIST)\nSUB_D = dir("D", empty, D_FILE_LIST)\nSUB_B = <text:s text:c="2"/>dir("B", <text:s text:c="4"/>[ SUB_C, SUB_D], <text:s text:c="4"/>B_FILE_LIST)\nROOT_A = dir("A", <text:s text:c="3"/>[ SUB_B], <text:s text:c="2"/>A_FILE_LIST)\nEMPTY_SUB_4 = dir("empty 4", <text:s text:c="2"/>[ <text:s text:c="5"/>dir("empty 8", <text:s text:c="7"/>[ <text:s text:c="9"/>dir("empty 9", empty, empty) ], <text:s text:c="6"/>empty) ], <text:s text:c="2"/>empty)\nALL_EMPTY_ROOT_1 = <text:s text:c="3"/>dir("empty 1", <text:s text:c="4"/>[ <text:s text:c="6"/>dir("empty 2", <text:s text:c="8"/>[ <text:s text:c="11"/>dir("empty 5", empty, empty) , <text:s text:c="10"/>dir("empty 6", empty, empty) ,], <text:s text:c="8"/>empty) , <text:s text:c="6"/>dir("empty 3", <text:s text:c="8"/>[ <text:s text:c="11"/>dir("empty 7", empty, empty) ], <text:s text:c="8"/>empty) , <text:s text:c="6"/>EMPTY_SUB_4 <text:s text:c="4"/>], <text:s text:c="4"/>empty) \nS3 = <text:s text:c="3"/>dir("s3", <text:s text:c="4"/>empty, <text:s text:c="4"/>[ file("same", "same_three") , file("Same", "same_three") ]) \nS1 = <text:s text:c="3"/>dir("s1", <text:s text:c="4"/>[ <text:s text:c="6"/>dir("s2", <text:s text:c="8"/>[ <text:s text:c="10"/>S3], <text:s text:c="8"/>[ file("same", "same_two") ]) ], <text:s text:c="4"/>[ file("same", "same_one") ])\ndu_dir(S3) ==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jl4ccz9ymnzvmqa60n169k7wf13bjxi2uj3l10, timestamp: 1601495674806 at line: 3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-FILE = [list: <text:s text:c="3"/>file("empty", "this directory has no subdirectories"), <text:s text:c="2"/>file("dirs", "")] <text:s/>A-FILE-LIST = [list: <text:s text:c="2"/>file("apple", "an apple a day sUPPOSEDLY keeps doctors away"), <text:s text:c="3"/>file("boo", "its kinda almost halloween but there is no halloween")] B-FILE-LIST = [list: <text:s text:c="2"/>file("jabo", "bOjaAJaJAJ jwAJajwoabObo boBobjaJ1!@!@#!%@"), <text:s text:c="2"/>file("tea", "sis")] C-FILE-LIST = [list: <text:s text:c="3"/>file("apple", "an apple a day Keeps DocTorS aWaY!!"), <text:s text:c="2"/>file("baa", "sheep")] D-FILE-LIST = [list: <text:s text:c="3"/>file("help", "pls I jUst want to be happi"), <text:s text:c="2"/>file("hello", "uwu")] <text:s/>FULL-EMPTY-ROOT = dir("empty", empty, empty) <text:s/>EMPTY-DIR-ROOT = dir("empty-dir", empty, EMPTY-DIR-FILE) <text:s/>EMPTY-FILE-ROOT = dir("empty-file", [list: EMPTY-DIR-ROOT], empty) <text:s/>SUB-C = dir("C", empty, C-FILE-LIST) SUB-D = dir("D", empty, D-FILE-LIST) SUB-B = <text:s text:c="2"/>dir("B", <text:s text:c="4"/>[list: SUB-C, SUB-D], <text:s text:c="4"/>B-FILE-LIST) ROOT-A = dir("A", <text:s text:c="3"/>[list: SUB-B], <text:s text:c="2"/>A-FILE-LIST) <text:s/>EMPTY-SUB-4 = dir("empty 4", <text:s text:c="2"/>[list: <text:s text:c="5"/>dir("empty 8", <text:s text:c="7"/>[list: <text:s text:c="9"/>dir("empty 9", empty, empty)], <text:s text:c="6"/>empty)], <text:s text:c="2"/>empty) <text:s/>ALL-EMPTY-ROOT-1 = <text:s text:c="3"/>dir("empty 1", <text:s text:c="4"/>[list: <text:s text:c="6"/>dir("empty 2", <text:s text:c="8"/>[list: <text:s text:c="11"/>dir("empty 5", empty, empty), <text:s text:c="10"/>dir("empty 6", empty, empty),], <text:s text:c="8"/>empty), <text:s text:c="6"/>dir("empty 3", <text:s text:c="8"/>[list: <text:s text:c="11"/>dir("empty 7", empty, empty)], <text:s text:c="8"/>empty), <text:s text:c="6"/>EMPTY-SUB-4 <text:s text:c="4"/>], <text:s text:c="4"/>empty) <text:s/>S3 = <text:s text:c="3"/>dir("s3", <text:s text:c="4"/>empty, <text:s text:c="4"/>[list: file("same", "same-three"), file("Same", "same-three")]) <text:s/>S1 = <text:s text:c="3"/>dir("s1", <text:s text:c="4"/>[list: <text:s text:c="6"/>dir("s2", <text:s text:c="8"/>[list: <text:s text:c="10"/>S3], <text:s text:c="8"/>[list: file("same", "same-two")])], <text:s text:c="4"/>[list: file("same", "same-one")]) <text:s text:c="4"/>du-dir(S1) is 41</text:p>
          </table:table-cell>
          <table:table-cell office:value-type="string" table:style-name="ce1">
            <text:p>EMPTY_DIR_FILE = [ <text:s text:c="3"/>file("empty", "this directory has no subdirectories") , <text:s text:c="2"/>file("dirs", "") ]\nA_FILE_LIST = [ <text:s text:c="2"/>file("apple", "an apple a day sUPPOSEDLY keeps doctors away") , <text:s text:c="3"/>file("boo", "its kinda almost halloween but there==no halloween") ]\nB_FILE_LIST = [ <text:s text:c="2"/>file("jabo", "bOjaAJaJAJ jwAJajwoabObo boBobjaJ1!@!@#!%@") , <text:s text:c="2"/>file("tea", "sis") ]\nC_FILE_LIST = [ <text:s text:c="3"/>file("apple", "an apple a day Keeps DocTorS aWaY!!") , <text:s text:c="2"/>file("baa", "sheep") ]\nD_FILE_LIST = [ <text:s text:c="3"/>file("help", "pls I jUst want to be happi") , <text:s text:c="2"/>file("hello", "uwu") ]\nFULL_EMPTY_ROOT = dir("empty", empty, empty)\nEMPTY_DIR_ROOT = dir("empty_dir", empty, EMPTY_DIR_FILE)\nEMPTY_FILE_ROOT = dir("empty_file", [ EMPTY_DIR_ROOT], empty)\nSUB_C = dir("C", empty, C_FILE_LIST)\nSUB_D = dir("D", empty, D_FILE_LIST)\nSUB_B = <text:s text:c="2"/>dir("B", <text:s text:c="4"/>[ SUB_C, SUB_D], <text:s text:c="4"/>B_FILE_LIST)\nROOT_A = dir("A", <text:s text:c="3"/>[ SUB_B], <text:s text:c="2"/>A_FILE_LIST)\nEMPTY_SUB_4 = dir("empty 4", <text:s text:c="2"/>[ <text:s text:c="5"/>dir("empty 8", <text:s text:c="7"/>[ <text:s text:c="9"/>dir("empty 9", empty, empty) ], <text:s text:c="6"/>empty) ], <text:s text:c="2"/>empty)\nALL_EMPTY_ROOT_1 = <text:s text:c="3"/>dir("empty 1", <text:s text:c="4"/>[ <text:s text:c="6"/>dir("empty 2", <text:s text:c="8"/>[ <text:s text:c="11"/>dir("empty 5", empty, empty) , <text:s text:c="10"/>dir("empty 6", empty, empty) ,], <text:s text:c="8"/>empty) , <text:s text:c="6"/>dir("empty 3", <text:s text:c="8"/>[ <text:s text:c="11"/>dir("empty 7", empty, empty) ], <text:s text:c="8"/>empty) , <text:s text:c="6"/>EMPTY_SUB_4 <text:s text:c="4"/>], <text:s text:c="4"/>empty) \nS3 = <text:s text:c="3"/>dir("s3", <text:s text:c="4"/>empty, <text:s text:c="4"/>[ file("same", "same_three") , file("Same", "same_three") ]) \nS1 = <text:s text:c="3"/>dir("s1", <text:s text:c="4"/>[ <text:s text:c="6"/>dir("s2", <text:s text:c="8"/>[ <text:s text:c="10"/>S3], <text:s text:c="8"/>[ file("same", "same_two") ]) ], <text:s text:c="4"/>[ file("same", "same_one") ])\ndu_dir(S1) ==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kgjfquqtti0d1yo5t0v1jafuj7i7g62u1ongnrb, timestamp: 1601479952175 at line: 3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1 = file("part1", "") part2 = file("part2", "") part3 = file("part3", "") hang = file("hang", "aaaaabbb") draw = file("draw", "aa") read-1 = file("read!", "aaaaabbbbb") read-2 = file("read!", "aaaaabbbbbcccccddddd") <text:s/>Empty = dir("Empty", [list: ], [list: ]) Text = dir("Root", [list: ], [list: part1, part2, part3]) Code = dir("Code", [list: ], [list: hang, draw]) Libs = dir("Root", [list: Code], [list: read-2]) Root = dir("Root", [list: Text, Libs], [list: read-1]) <text:s/>fynd(Root, "part3") is%(lst-same-els) [list: [list: "Root", "Text"]]</text:p>
          </table:table-cell>
          <table:table-cell office:value-type="string" table:style-name="ce1">
            <text:p>part1 = file("part1", "")\npart2 = file("part2", "")\npart3 = file("part3", "")\nhang = file("hang", "aaaaabbb")\ndraw = file("draw", "aa")\nread_1 = file("read!", "aaaaabbbbb")\nread_2 = file("read!", "aaaaabbbbbcccccddddd") \nEmpty = dir("Empty", [ ], [ ])\nText = dir("Root", [ ], [ part1, part2, part3])\nCode = dir("Code", [ ], [ hang, draw])\nLibs = dir("Root", [ Code], [ read_2])\nRoot = dir("Root", [ Text, Libs], [ read_1])\nfynd(Root, "part3") <text:s/>is lst_same_els( <text:s/>[ [ "Root", "Text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10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du-dir(FS3) is (18001 + 25 + 11 + 4)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du_dir(FS3) ==(18001 + 25 + 11 + 4)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9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mdd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how-many(FS3) is 11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how_many(FS3) ==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13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can-find(FS3, "powerlevel") is true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\ncan_find(FS3, "powerlevel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mf9j3wc56i6fyqbzj71210bx81e8nw0ky592ij, timestamp: 1602467868060 at line: 17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S3 = dir("top", <text:s text:c="3"/>[list: <text:s text:c="4"/>dir("mid-a", empty, [list: <text:s text:c="8"/>file("a", string-of-len(1)), <text:s text:c="9"/>file("b", string-of-len(2)), <text:s text:c="9"/>file("c", string-of-len(3)), <text:s text:c="9"/>file("d", string-of-len(4))]), <text:s text:c="4"/>dir("mid-b", <text:s text:c="7"/>empty, <text:s text:c="7"/>[list: <text:s text:c="9"/>file("a", string-of-len(1)), <text:s text:c="8"/>file("b", string-of-len(2)), <text:s text:c="8"/>file("c", string-of-len(3))])], <text:s text:c="2"/>[list: file("a", string-of-len(4)), <text:s text:c="4"/>file("b", string-of-len(5))]) <text:s text:c="3"/>solutions1 = [list: [list: "top", "mid-a"], [list: "top", "mid-b", "low-b-a"], <text:s text:c="4"/>[list: "top", "mid-b"], [list: "top"]] <text:s text:c="5"/>list-to-set(solutions1) is list-to-set(fynd(FS3, "a"))</text:p>
          </table:table-cell>
          <table:table-cell office:value-type="string" table:style-name="ce1">
            <text:p>FS3 = dir("top", <text:s text:c="3"/>[ <text:s text:c="4"/>dir("mid_a", empty, [ <text:s text:c="8"/>file("a", string_of_len(1) ) , <text:s text:c="9"/>file("b", string_of_len(2) ) , <text:s text:c="9"/>file("c", string_of_len(3) ) , <text:s text:c="9"/>file("d", string_of_len(4) ) ]) , <text:s text:c="4"/>dir("mid_b", <text:s text:c="7"/>empty, <text:s text:c="7"/>[ <text:s text:c="9"/>file("a", string_of_len(1) ) , <text:s text:c="8"/>file("b", string_of_len(2) ) , <text:s text:c="8"/>file("c", string_of_len(3) ) ]) ], <text:s text:c="2"/>[ file("a", string_of_len(4) ) , <text:s text:c="4"/>file("b", string_of_len(5) ) ]) <text:s text:c="2"/>\nsolutions1 = [ [ "top", "mid_a"], [ "top", "mid_b", "low_b_a"], <text:s text:c="4"/>[ "top", "mid_b"], [ "top"]]\nlist_to_set(solutions1) ==list_to_set(fynd(FS3, "a") )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3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 text:c="2"/>how-many(libs) is 8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libs) ==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9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fynd(libs, "") is empty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fynd(libs, "") ==empt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4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du-dir(libs) is 41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du_dir(libs) ==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3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root) is 18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root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292895 at line: 5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file("", "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can-find(root, "read?") is true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file("", "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can_find(root, "read?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497175 at line: 4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du-dir(libs) is 43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du_dir(libs) ==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497175 at line: 3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libs) is 9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libs) ==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mv0jhzbsiz41u73oah4wdas1rcg5gu1j0wn8m, timestamp: 1601601497175 at line: 3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econd-libs = dir("libs", empty, <text:s text:c="3"/>[list: file("draw", "ab"), file("part1", "!!!!"), file("libs2", "")]) code = dir("code", [list: second-libs], <text:s text:c="3"/>[list: file("hang", "abcdefgh"), file("draw", "ab"), <text:s text:c="5"/>file("", ""), file(" read", "123")]) libs-2 = dir("libs2", empty, <text:s text:c="3"/>[list: file("read!", "read"), file("read", "12")]) libs = dir("libs", [list: code, libs-2], <text:s text:c="3"/>[list: file("read", "abcdefgh")]) no-file = dir("no file", empty, empty) more-text = dir("text1", empty, <text:s text:c="3"/>[list: file("read!", "part3"), file("read", "hola")]) text-sp = dir("text ", [list: more-text], <text:s text:c="3"/>[list: file("hi", "read"), file("read!", "hi")]) text-excl = dir("text!", [list: text-sp], <text:s text:c="3"/>[list: file("draw", "ab"), file("read", "rea")]) text = dir("text", [list: text-excl, no-file], <text:s text:c="3"/>[list: file("part1", "abcd"), <text:s text:c="5"/>file("part2", "abcde"), file("part3", "abcdef")]) root = dir("root", [list: text, libs], [list: file("read", "ab")]) <text:s/>how-many(root) is 19</text:p>
          </table:table-cell>
          <table:table-cell office:value-type="string" table:style-name="ce1">
            <text:p>second_libs = dir("libs", empty, <text:s text:c="3"/>[ file("draw", "ab") , file("part1", "!!!!") , file("libs2", "") ])\ncode = dir("code", [ second_libs], <text:s text:c="3"/>[ file("hang", "abcdefgh") , file("draw", "ab") , <text:s text:c="5"/>file("", "") , file(" read", "123") ])\nlibs_2 = dir("libs2", empty, <text:s text:c="3"/>[ file("read!", "read") , file("read", "12") ])\nlibs = dir("libs", [ code, libs_2], <text:s text:c="3"/>[ file("read", "abcdefgh") ])\nno_file = dir("no file", empty, empty)\nmore_text = dir("text1", empty, <text:s text:c="3"/>[ file("read!", "part3") , file("read", "hola") ])\ntext_sp = dir("text ", [ more_text], <text:s text:c="3"/>[ file("hi", "read") , file("read!", "hi") ])\ntext_excl = dir("text!", [ text_sp], <text:s text:c="3"/>[ file("draw", "ab") , file("read", "rea") ])\ntext = dir("text", [ text_excl, no_file], <text:s text:c="3"/>[ file("part1", "abcd") , <text:s text:c="5"/>file("part2", "abcde") , file("part3", "abcdef") ])\nroot = dir("root", [ text, libs], [ file("read", "ab") ])\nhow_many(root) ==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qedeayskwzl9e3r8cp1cvot9d1ypq8pjsbltj2, timestamp: 1601579230333 at line: 4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how-many(dir(";", <text:s text:c="7"/>[list: dir("2.", <text:s text:c="11"/>[list: dir("2.", <text:s text:c="15"/>[list: dir("2.", <text:s text:c="19"/>[list: dir("2.", <text:s text:c="23"/>[list: dir("2.", empty, <text:s text:c="27"/>[list: file("a", ""), file("b", "sdj")])], <text:s text:c="23"/>[list: file("a", ""), file("b", "sdj")]), <text:s text:c="20"/>dir("sldk", empty, <text:s text:c="23"/>[list: file("a", ""), file("b", "sdj"), file(",", "l")])], <text:s text:c="19"/>[list: file("a", ""), file("b", "sdj")])], <text:s text:c="15"/>[list: file("a", ""), file("b", "sdj")])], <text:s text:c="11"/>[list: file("a", ""), file("b", "sdj")]), <text:s text:c="8"/>dir("jsk", <text:s text:c="11"/>[list: dir("2.", empty, <text:s text:c="15"/>[list: file("a", ""), file("b", "sdj")])], <text:s text:c="11"/>[list: file("a", ""), file("b", "sdj")])], <text:s text:c="7"/>[list: file("a", "989")])) is 14</text:p>
          </table:table-cell>
          <table:table-cell office:value-type="string" table:style-name="ce1">
            <text:p>how_many(dir(";", <text:s text:c="7"/>[ dir("2.", <text:s text:c="11"/>[ dir("2.", <text:s text:c="15"/>[ dir("2.", <text:s text:c="19"/>[ dir("2.", <text:s text:c="23"/>[ dir("2.", empty, <text:s text:c="27"/>[ file("a", "") , file("b", "sdj") ]) ], <text:s text:c="23"/>[ file("a", "") , file("b", "sdj") ]) , <text:s text:c="20"/>dir("sldk", empty, <text:s text:c="23"/>[ file("a", "") , file("b", "sdj") , file(",", "l") ]) ], <text:s text:c="19"/>[ file("a", "") , file("b", "sdj") ]) ], <text:s text:c="15"/>[ file("a", "") , file("b", "sdj") ]) ], <text:s text:c="11"/>[ file("a", "") , file("b", "sdj") ]) , <text:s text:c="8"/>dir("jsk", <text:s text:c="11"/>[ dir("2.", empty, <text:s text:c="15"/>[ file("a", "") , file("b", "sdj") ]) ], <text:s text:c="11"/>[ file("a", "") , file("b", "sdj") ]) ], <text:s text:c="7"/>[ file("a", "989") ]) ) ==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jnux91hgrslwgn2t1g2vhas81mxov04vvqj3o, timestamp: 1601690692606 at line: 1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mdddddddddddd</text:p>
          </table:table-cell>
          <table:table-cell office:value-type="string" table:style-name="ce1">
            <text:p>Code = dir("Code", empty, [list: file("hang", create-string(8)), file("draw", create-string(2))]) <text:s text:c="2"/>Text = dir("Text", empty, [list: file("part1", create-string(99)), file("part2", create-string(52)), <text:s text:c="4"/>file("part3", create-string(17))]) Libs = dir("Libs", [list: Code], [list: file("read!", create-string(20))]) <text:s text:c="3"/>Root = dir("Root", [list: Libs, Text], [list: file("read!", create-string(10))]) <text:s text:c="3"/>how-many(Libs) is 1</text:p>
          </table:table-cell>
          <table:table-cell office:value-type="string" table:style-name="ce1">
            <text:p>Code = dir("Code", empty, [ file("hang", create_string(8) ) , file("draw", create_string(2) ) ]) <text:s/>\nText = dir("Text", empty, [ file("part1", create_string(99) ) , file("part2", create_string(52) ) , <text:s text:c="4"/>file("part3", create_string(17) ) ])\nLibs = dir("Libs", [ Code], [ file("read!", create_string(20) ) ]) <text:s text:c="2"/>\nRoot = dir("Root", [ Libs, Text], [ file("read!", create_string(10) ) ])\nhow_many(Libs) ==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8npm81fykfn91dyl4ur13qaixm1hm586210gdasr, timestamp: 1601592828602 at line: 5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mddddddmdddd</text:p>
          </table:table-cell>
          <table:table-cell office:value-type="string" table:style-name="ce1">
            <text:p>ff1 = file("", "") ff2 = file("1", "") ff3 = file("ff3", "a") ff4 = file("name", "content") ff5 = file("n,a m;e", "content") <text:s/>d0 = dir("", [list: ], [list: ]) d1 = dir("d1", [list: ], [list: ]) d2 = dir("d2", [list: ], [list: ff1]) d3 = dir("d3", [list: d0], [list: ff4]) d4 = dir("d4", [list: d1, d0], [list: ff3, ff4]) d5 = dir("d5", [list: d4, d3, d2, d1, d0], [list: ff4, ff2]) d6 = dir("d6", [list: d5, d4, d3], [list: ff4, ff1]) d7 = dir("d7", [list: d5, d4, d3], [list: ff4, ff1, ff5]) can-find(d7, "name") is false</text:p>
          </table:table-cell>
          <table:table-cell office:value-type="string" table:style-name="ce1">
            <text:p>ff1 = file("", "")\nff2 = file("1", "")\nff3 = file("ff3", "a")\nff4 = file("name", "content")\nff5 = file("n,a m;e", "content") \nd0 = dir("", [ ], [ ])\nd1 = dir("d1", [ ], [ ])\nd2 = dir("d2", [ ], [ ff1])\nd3 = dir("d3", [ d0], [ ff4])\nd4 = dir("d4", [ d1, d0], [ ff3, ff4])\nd5 = dir("d5", [ d4, d3, d2, d1, d0], [ ff4, ff2])\nd6 = dir("d6", [ d5, d4, d3], [ ff4, ff1])\nd7 = dir("d7", [ d5, d4, d3], [ ff4, ff1, ff5])\ncan_find(d7, "name") =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8cnqo14zo3h51oqhqfb1jp48gnyy3ytb1n0yd1o, timestamp: 1601491692900 at line: 4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mddddddmdddd</text:p>
          </table:table-cell>
          <table:table-cell office:value-type="string" table:style-name="ce1">
            <text:p>file1 = file("1", "a#Øf") file2 = file("2", "sdlkfj") file3 = file("3", "a .f") blank-file = file("", "") <text:s text:c="2"/>empty-dir = dir("",empty,empty) #no files or dirs, name is tiny dir2 = dir("2",empty,[list: file1, file2]) #no dirs dir1 = dir("1",[list: dir2, empty-dir],[list:file3, blank-file]) dir3 = dir("3", [list: empty-dir], empty) #no files dir4 = dir("4", [list: dir1, dir3],[list: blank-file,file1,file3]) can-find(dir4, "") is false</text:p>
          </table:table-cell>
          <table:table-cell office:value-type="string" table:style-name="ce4">
            <text:p>file1 = file("1", "a#Ã˜f")\nfile2 = file("2", "sdlkfj")\nfile3 = file("3", "a .f")\nblank_file = file("", "")</text:p>
            <text:p>empty_dir = dir("",empty,empty) <text:s/>#no files or dirs, name==tiny\ndir2 = dir("2",empty,[ file1, file2]) <text:s/>#no dirs\ndir1 = dir("1",[ dir2, empty_dir],[file3, blank_file])\ndir3 = dir("3", [ empty_dir], empty) <text:s/>#no files\ndir4 = dir("4", [ dir1, dir3],[ blank_file,file1,file3])\ncan_find(dir4, "") =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bqlmt1rmwb401dconwfx7wlpy1tvilncbkv0ty, timestamp: 1601568730686 at line: 23</text:p>
          </table:table-cell>
          <table:table-cell office:value-type="string" table:style-name="ce1">
            <text:p>Believes du-dir does not add file or subdir list length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"1") F2 = file("f2","2") F3 = file("f3","3") F4 = file("f4","4") F5 = file("f5","5") F6 = file("f6","6") D4 = dir("d4",empty,[list:F3]) D3 = dir("d3",[list:D4],[list:F5,F6]) D2 = dir("d2",empty,[list:F4,F1]) D1 = dir("d1",[list: D2,D3],[list:F1,F2,F3]) D5 = dir("d1",[list:],[list:]) <text:s/>du-dir(D3) is 4</text:p>
          </table:table-cell>
          <table:table-cell office:value-type="string" table:style-name="ce1">
            <text:p>F1 = file("f1","1")\nF2 = file("f2","2")\nF3 = file("f3","3")\nF4 = file("f4","4")\nF5 = file("f5","5")\nF6 = file("f6","6")\nD4 = dir("d4",empty,[F3])\nD3 = dir("d3",[D4],[F5,F6])\nD2 = dir("d2",empty,[F4,F1])\nD1 = dir("d1",[ D2,D3],[F1,F2,F3])\nD5 = dir("d1",[],[])\ndu_dir(D3) ==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bqlmt1rmwb401dconwfx7wlpy1tvilncbkv0ty, timestamp: 1601568730686 at line: 2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"1") F2 = file("f2","2") F3 = file("f3","3") F4 = file("f4","4") F5 = file("f5","5") F6 = file("f6","6") D4 = dir("d4",empty,[list:F3]) D3 = dir("d3",[list:D4],[list:F5,F6]) D2 = dir("d2",empty,[list:F4,F1]) D1 = dir("d1",[list: D2,D3],[list:F1,F2,F3]) D5 = dir("d1",[list:],[list:]) <text:s/>du-dir(D2) is 10</text:p>
          </table:table-cell>
          <table:table-cell office:value-type="string" table:style-name="ce1">
            <text:p>F1 = file("f1","1")\nF2 = file("f2","2")\nF3 = file("f3","3")\nF4 = file("f4","4")\nF5 = file("f5","5")\nF6 = file("f6","6")\nD4 = dir("d4",empty,[F3])\nD3 = dir("d3",[D4],[F5,F6])\nD2 = dir("d2",empty,[F4,F1])\nD1 = dir("d1",[ D2,D3],[F1,F2,F3])\nD5 = dir("d1",[],[])\ndu_dir(D2) ==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32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0b) is 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0b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31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1b) is 20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1b) ==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7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3) is 3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3) ==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8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3"/>du-dir(d2) is 16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2) ==1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6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m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4) is 10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4) ==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cf9zgyipfl4uw2qzt7tofc0uykja31dt6z4r, timestamp: 1601525944614 at line: 29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f7 = file("draw", "hi") f6 = file("hang", "eight!!!") d4 = dir("Code", empty, [list: f6, f7]) f5 = file("read!", generate-name(20)) d3 = dir("Libs", [list: d4], [list: f5]) f4 = file("part3", generate-name(17)) f3 = file("part2", generate-name(52)) f2 = file("part1", generate-name(99)) d2 = dir("Text", empty, [list: f2, f3, f4]) f1 = file("read!", generate-name(10)) d1 = dir("Root", [list: d2, d3], [list: f1]) d1b = dir("Root", [list: d2, d3], [list: f1, f2]) <text:s/># Special cases f0 = file("", generate-name(0)) d0 = dir("Special", empty, empty) d0b = dir("", empty, [list: f0]) <text:s/># Directory with only a directory f8 = file("lonely file", generate-name(45)) d6 = dir("ExtraDir", empty, [list: f8]) d5 = dir("Extra", [list: d6], empty) <text:s text:c="2"/>du-dir(d1) is 208</text:p>
          </table:table-cell>
          <table:table-cell office:value-type="string" table:style-name="ce1">
            <text:p>f7 = file("draw", "hi")\nf6 = file("hang", "eight!!!")\nd4 = dir("Code", empty, [ f6, f7])\nf5 = file("read!", generate_name(20) )\nd3 = dir("Libs", [ d4], [ f5])\nf4 = file("part3", generate_name(17) )\nf3 = file("part2", generate_name(52) )\nf2 = file("part1", generate_name(99) )\nd2 = dir("Text", empty, [ f2, f3, f4])\nf1 = file("read!", generate_name(10) )\nd1 = dir("Root", [ d2, d3], [ f1])\nd1b = dir("Root", [ d2, d3], [ f1, f2]) <text:s text:c="2"/># Special cases\nf0 = file("", generate_name(0) )\nd0 = dir("Special", empty, empty)\nd0b = dir("", empty, [ f0]) <text:s text:c="2"/># Directory with only a directory\nf8 = file("lonely file", generate_name(45) )\nd6 = dir("ExtraDir", empty, [ f8])\nd5 = dir("Extra", [ d6], empty)\ndu_dir(d1) ==2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42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m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code) is 12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code) ==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40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text) is 18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text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41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libs) is 19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libs) ==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3lb3sv1japj4lrdakkqhw5c6r1u9fimqztqfwf, timestamp: 1601597054272 at line: 39</text:p>
          </table:table-cell>
          <table:table-cell office:value-type="string" table:style-name="ce1">
            <text:p>Believes du-dir parses &amp; counts numbers in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rom-root = dir("root", <text:s text:c="5"/>[list: <text:s text:c="7"/>dir("text", empty, <text:s text:c="9"/>[list: file("part 1", "99"), file("part 2", "52"), file("part 3", "17")]), <text:s text:c="7"/>dir("libs", <text:s text:c="8"/>[list: dir("code", empty, [list: file("hang", "8"), file("draw", "2")])], <text:s text:c="8"/>[list: file("read!", "20")])], <text:s text:c="4"/>[list: file("read!", "10")]) <text:s text:c="3"/>from-text = dir("text", empty, <text:s text:c="4"/>[list: file("part 1", "99"), file("part 2", "52"), file("part 3", "17")]) <text:s text:c="3"/>from-libs = dir("libs", <text:s text:c="4"/>[list: dir("code", empty, [list: file("hang", "8"), file("draw", "2")])], <text:s text:c="4"/>[list: file("read!", "20")]) <text:s text:c="3"/>from-code = dir("code", empty, [list: file("hang", "8"), file("draw", "2")]) <text:s/>du-dir(from-root) is 50</text:p>
          </table:table-cell>
          <table:table-cell office:value-type="string" table:style-name="ce1">
            <text:p>from_root = dir("root", <text:s text:c="5"/>[ <text:s text:c="7"/>dir("text", empty, <text:s text:c="9"/>[ file("part 1", "99") , file("part 2", "52") , file("part 3", "17") ]) , <text:s text:c="7"/>dir("libs", <text:s text:c="8"/>[ dir("code", empty, [ file("hang", "8") , file("draw", "2") ]) ], <text:s text:c="8"/>[ file("read!", "20") ]) ], <text:s text:c="4"/>[ file("read!", "10") ])\nfrom_text = dir("text", empty, <text:s text:c="4"/>[ file("part 1", "99") , file("part 2", "52") , file("part 3", "17") ])\nfrom_libs = dir("libs", <text:s text:c="4"/>[ dir("code", empty, [ file("hang", "8") , file("draw", "2") ]) ], <text:s text:c="4"/>[ file("read!", "20") ])\nfrom_code = dir("code", empty, [ file("hang", "8") , file("draw", "2") ])\ndu_dir(from_root) ==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gozhk28fn4x7t81k71pei6jci1drja1varge8, timestamp: 1621709425540 at line: 5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an-find(dir("root", [list: ], [list: false("Bob", "builder"), file("tomato", "rotten")]), "rotten") is false</text:p>
          </table:table-cell>
          <table:table-cell office:value-type="string" table:style-name="ce1">
            <text:p>can_find(dir("root", [ ], [ False("Bob", "builder") , file("tomato", "rotten") ]) , "rotten") ==Fal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q0i0h1w958x8yksy7k1vpt750y8xoy61ch479s, timestamp: 1601520587999 at line: 69</text:p>
          </table:table-cell>
          <table:table-cell office:value-type="string" table:style-name="ce1">
            <text:p>Believes fynd returns all left-to-right subdirs at each level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one-file = [list: file("apple", "bottom")] two-file = [list: file("a", "b"), file("b", "b")] <text:s/>dir1 = dir("a", [list: dir("c", empty, two-file), dir("b", empty, one-file)], <text:s text:c="7"/>[list: file("a", "b")]) lst-same-els(fynd(dir1, "apple"), <text:s text:c="5"/>[list: [list: "a", "c", "b"]]) is true</text:p>
          </table:table-cell>
          <table:table-cell office:value-type="string" table:style-name="ce1">
            <text:p>one_file = [ file("apple", "bottom") ]\ntwo_file = [ file("a", "b") , file("b", "b") ]\ndir1 = dir("a", [ dir("c", empty, two_file) , dir("b", empty, one_file) ], <text:s text:c="7"/>[ file("a", "b") ])\nlst_same_els(fynd(dir1, "apple") , <text:s text:c="5"/>[ [ "a", "c", "b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w515w12znol79q8l6s8swqkc1jfz1u912v1fhl, timestamp: 1601517018599 at line: 15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file = file("", "") <text:s/>empty-dir = dir("", empty, empty) <text:s/>empty-file-dir = dir("", [list: empty-dir], [list: empty-file]) <text:s/>dir-code = <text:s text:c="3"/>dir("Code", <text:s text:c="4"/>empty, <text:s text:c="4"/>[list: <text:s text:c="6"/>file("hang", "....||||"), <text:s text:c="6"/>file("draw", "……")]) <text:s/>dir-libs = <text:s text:c="2"/>dir("Libs", <text:s text:c="4"/>[list: dir-code], <text:s text:c="4"/>[list: file("read!", "㸕𖮆𐀌珧𓼵˚𐨑溁𐈰𑆻斱𕞓")]) <text:s/>dir-text = <text:s text:c="2"/>dir("Text", <text:s text:c="5"/>empty, <text:s text:c="4"/>[list: <text:s text:c="6"/>file("part1", ```🆿🵌🤡🚵🌽🯁🧂🣒🎦🦐🁼🨳🏡📣🄐🀏🧁🇙🷐🫎🫊🚘🷢🰡 🍙🖗👫🢔🝮🶂🮜🛋🫊🲿🖤🚤🡅🟪🰓🋺🧢🝖👦📭🎤🟩🩔🆹🣜```), <text:s text:c="6"/>file("part2", ".߀𒏖🀰𓆝粢𐧣𝆋滃𚽮透𓝐𑘦䷩ㄭ𒋇𑢥線𒇧璩𖷦䓚𓉯𑗾⊌꽥𔕉蔱𓪗𙠈ụ"), <text:s text:c="6"/>file("part3", " <text:s text:c="16"/>")]) <text:s/>example-root = <text:s text:c="3"/>dir("Root", <text:s text:c="4"/>[list: dir-text, dir-libs], <text:s text:c="4"/>[list: file("read!", "0123456789")]) <text:s/>rec recursive-dir-no-file = <text:s text:c="2"/>lam(): <text:s text:c="4"/>dir("RDir", [list: recursive-dir-no-file()], empty) <text:s text:c="2"/>end <text:s/>rec recursive-dir-with-file = <text:s text:c="2"/>lam(): <text:s text:c="4"/>dir("RDir", [list: recursive-dir-with-file()], <text:s text:c="7"/>[list: file("Hello", "...again...")]) <text:s text:c="2"/>end <text:s/>multi-dir = <text:s text:c="2"/>dir("Root", <text:s text:c="5"/>[list: dir-text, dir-libs, dir-code], <text:s text:c="5"/>[list: file("read!", "0123456789")]) du-dir(multi-dir) is 232</text:p>
          </table:table-cell>
          <table:table-cell office:value-type="string" table:style-name="ce4">
            <text:p>empty_file = file("", "")</text:p>
            <text:p>empty_dir = dir("", empty, empty)\nempty_file_dir = dir("", [ empty_dir], [ empty_file])\ndir_code = <text:s text:c="3"/>dir("Code", <text:s text:c="4"/>empty, <text:s text:c="4"/>[ <text:s text:c="6"/>file("hang", "....||||") , <text:s text:c="6"/>file("draw", "â€¦â€¦") ])\ndir_libs = <text:s text:c="2"/>dir("Libs", <text:s text:c="4"/>[ dir_code], <text:s text:c="4"/>[ file("read!", "ã¸•ð–®†ð€Œï£¿ç§ð“¼µËšð¨‘æºðˆ°ð‘†»æ–±ð•ž“") ])\ndir_text = <text:s text:c="2"/>dir("Text", <text:s text:c="5"/>empty, <text:s text:c="4"/>[ <text:s text:c="6"/>file("part1", "e5ac5a7f_0ab6_45f1_818a_b2fc06cf4685") , <text:s text:c="6"/>file("part2", "24958336_3cff_4a68_a521_8dd30b7d67c0") , <text:s text:c="6"/>file("part3", " <text:s text:c="16"/>") ])\nmulti_dir = <text:s text:c="2"/>dir("Root", <text:s text:c="5"/>[ dir_text, dir_libs, dir_code], <text:s text:c="5"/>[ file("read!", "0123456789") ])\ndu_dir(multi_dir) ==2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5w515w12znol79q8l6s8swqkc1jfz1u912v1fhl, timestamp: 1601528321499 at line: 29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empty-file = file("", "") <text:s/>empty-dir = dir("", empty, empty) <text:s/>empty-file-dir = dir("", [list: empty-dir], [list: empty-file]) <text:s/>dir-code = <text:s text:c="3"/>dir("Code", <text:s text:c="4"/>empty, <text:s text:c="4"/>[list: <text:s text:c="6"/>file("hang", "....||||"), <text:s text:c="6"/>file("draw", "……")]) <text:s/>dir-libs = <text:s text:c="2"/>dir("Libs", <text:s text:c="4"/>[list: dir-code], <text:s text:c="4"/>[list: file("read!", "㸕𖮆𐀌珧𓼵˚𐨑溁𐈰𑆻斱𕞓")]) <text:s/>dir-text = <text:s text:c="2"/>dir("Text", <text:s text:c="5"/>empty, <text:s text:c="4"/>[list: <text:s text:c="6"/>file("part1", ```🆿🵌🤡🚵🌽🯁🧂🣒🎦🦐🁼🨳🏡📣🄐🀏🧁🇙🷐🫎🫊🚘🷢🰡 🍙🖗👫🢔🝮🶂🮜🛋🫊🲿🖤🚤🡅🟪🰓🋺🧢🝖👦📭🎤🟩🩔🆹🣜```), <text:s text:c="6"/>file("part2", ".߀𒏖🀰𓆝粢𐧣𝆋滃𚽮透𓝐𑘦䷩ㄭ𒋇𑢥線𒇧璩𖷦䓚𓉯𑗾⊌꽥𔕉蔱𓪗𙠈ụ"), <text:s text:c="6"/>file("part3", " <text:s text:c="16"/>")]) <text:s/>example-root = <text:s text:c="3"/>dir("Root", <text:s text:c="4"/>[list: dir-text, dir-libs], <text:s text:c="4"/>[list: file("read!", "0123456789")]) <text:s/>rec recursive-dir-no-file = <text:s text:c="2"/>lam(): <text:s text:c="4"/>dir("RDir", [list: recursive-dir-no-file()], empty) <text:s text:c="2"/>end <text:s/>rec recursive-dir-with-file = <text:s text:c="2"/>lam(): <text:s text:c="4"/>dir("RDir", [list: recursive-dir-with-file()], <text:s text:c="7"/>[list: file("Hello", "...again...")]) <text:s text:c="2"/>end <text:s/>multi-dir = <text:s text:c="2"/>dir("Root", <text:s text:c="5"/>[list: dir-text, dir-libs, dir-code], <text:s text:c="5"/>[list: file("read!", "0123456789")])can-find(dir("", empty, [list: empty-file, file("hi", "asdf")]), <text:s text:c="4"/>"ˆ„¨´Ó") is true</text:p>
          </table:table-cell>
          <table:table-cell office:value-type="string" table:style-name="ce4">
            <text:p>empty_file = file("", "")</text:p>
            <text:p>empty_dir = dir("", empty, empty)\nempty_file_dir = dir("", [ empty_dir], [ empty_file])\ndir_code = <text:s text:c="3"/>dir("Code", <text:s text:c="4"/>empty, <text:s text:c="4"/>[ <text:s text:c="6"/>file("hang", "....||||") , <text:s text:c="6"/>file("draw", "â€¦â€¦") ])\ndir_libs = <text:s text:c="2"/>dir("Libs", <text:s text:c="4"/>[ dir_code], <text:s text:c="4"/>[ file("read!", "ã¸•ð–®†ð€Œï£¿ç§ð“¼µËšð¨‘æºðˆ°ð‘†»æ–±ð•ž“") ])\ndir_text = <text:s text:c="2"/>dir("Text", <text:s text:c="5"/>empty, <text:s text:c="4"/>[ <text:s text:c="6"/>file("part1", "e5ac5a7f_0ab6_45f1_818a_b2fc06cf4685") , <text:s text:c="6"/>file("part2", "24958336_3cff_4a68_a521_8dd30b7d67c0") , <text:s text:c="6"/>file("part3", " <text:s text:c="16"/>") ])\nmulti_dir = <text:s text:c="2"/>dir("Root", <text:s text:c="5"/>[ dir_text, dir_libs, dir_code], <text:s text:c="5"/>[ file("read!", "0123456789") ])\ncan_find(dir("", empty, [ empty_file, file("hi", "asdf") ]) , <text:s text:c="4"/>"Ë†â€žÂ¨Â´Ã“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37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libs-dir) is 3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libs_dir) ==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36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root-dir) is 54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root_dir) ==5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55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Blanks", [list: text-dir, code-dir], [list: file("f1", ""), <text:s text:c="8"/>file("f2", ""), file("f3", "")])) is 34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Blanks", [ text_dir, code_dir], [ file("f1", "") , <text:s text:c="8"/>file("f2", "") , file("f3", "") ]) ) ==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5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empty-dir-2)) is 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empty_dir_2) 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40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m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code-dir) is 1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code_dir) ==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58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Up-Empty", [list: empty-dir-1, empty-dir-2], empty)) is 0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Up_Empty", [ empty_dir_1, empty_dir_2], empty) 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42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Container", [list: root-dir, empty-dir-1], empty)) is 55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Container", [ root_dir, empty_dir_1], empty) ) ==5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39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text-dir) is 24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text_dir) ==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6alg4s3bp6oioybyv8y8luvicynn4n16rhojo, timestamp: 1601461773588 at line: 60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code-dir = dir("Code", empty, [list: file("hang", "12345678"), <text:s text:c="5"/>file("draw", "12")]) libs-dir = dir("Libs", [list: code-dir], <text:s text:c="3"/>[list: file("read!", "12345678901234567890")]) text-dir = dir("Text", empty, [list: file("part1", "123456789"), <text:s text:c="5"/>file("part2", "1234567"), file("part3", "12345678")]) root-dir = dir("Root", [list: text-dir, libs-dir], [list: file("read!", "1")]) empty-dir-1 = dir("Empty1", empty, empty) empty-dir-2 = dir("Empty2", empty, empty) single-dir = dir("One", empty, [list: file("leaf", "1234")]) du-dir(dir("Mixed", [list: empty-dir-1, code-dir], <text:s text:c="7"/>[list: file("f1", "nonempty"), file("f2", ""), <text:s text:c="9"/>file("f3", "nonempty2")])) is 27</text:p>
          </table:table-cell>
          <table:table-cell office:value-type="string" table:style-name="ce4">
            <text:p>code_dir = dir("Code", empty, [ file("hang", "12345678") , <text:s text:c="5"/>file("draw", "12") ])\nlibs_dir = dir("Libs", [ code_dir], <text:s text:c="3"/>[ file("read!", "12345678901234567890") ])\ntext_dir = dir("Text", empty, [ file("part1", "123456789") , <text:s text:c="5"/>file("part2", "1234567") , file("part3", "12345678") ])\nroot_dir = dir("Root", [ text_dir, libs_dir], [ file("read!", "1") ])</text:p>
            <text:p>empty_dir_1 = dir("Empty1", empty, empty)</text:p>
            <text:p>empty_dir_2 = dir("Empty2", empty, empty)\nsingle_dir = dir("One", empty, [ file("leaf", "1234") ])\ndu_dir(dir("Mixed", [ empty_dir_1, code_dir], <text:s text:c="7"/>[ file("f1", "nonempty") , file("f2", "") , <text:s text:c="9"/>file("f3", "nonempty2") ]) ) ==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4pa4u12r3t1jdr0ub41t609pz1dilsvw1jp967y, timestamp: 1601585897040 at line: 2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read = file("read!", string-repeat("a", 20)) draw = file("draw", string-repeat("a", 2)) hang = file("hang", string-repeat("a", 8)) code = dir("Code", empty, [list: hang, draw]) libs = dir("Libs", [list: code], [list: read]) part3 = file("part3", string-repeat("a", 17)) part2 = file("part2", string-repeat("a", 52)) part1 = file("part1", string-repeat("a", 99)) text = dir("Text", empty, [list: part1, part2, part3]) root = dir("Root", [list: text, libs], [list: read]) how-many(dir("", [list: code])) is 2</text:p>
          </table:table-cell>
          <table:table-cell office:value-type="string" table:style-name="ce1">
            <text:p>read = file("read!", string_repeat("a", 20) )\ndraw = file("draw", string_repeat("a", 2) )\nhang = file("hang", string_repeat("a", 8) )\ncode = dir("Code", empty, [ hang, draw])\nlibs = dir("Libs", [ code], [ read])\npart3 = file("part3", string_repeat("a", 17) )\npart2 = file("part2", string_repeat("a", 52) )\npart1 = file("part1", string_repeat("a", 99) )\ntext = dir("Text", empty, [ part1, part2, part3])\nroot = dir("Root", [ text, libs], [ read])\nhow_many(dir("", [ code]) ) ==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4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du-dir(home) is 45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du_dir(home) ==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2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how-many(root-dir) is 11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how_many(root_dir) ==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4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du-dir(root-dir) is 187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du_dir(root_dir) ==1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7e21n3102wkty4jyvq51b7yxtt1i8iqfs1fpuvio, timestamp: 1601491877224 at line: 2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l1 = file("fl1","Brown") fl2 = file("fl2","Sherlock") fl3 = file("fl3","How could I be?") fl4 = file("fl4","Really, who am I??") fl5 = file("secret hacks","Top SecreT!!") fl6 = file("hackerman","hack hack hack") fl7 = file("bank","I have millions of dollar$$") <text:s/>fl8 = file("007","I want to see the latest James Bond :(") fl9 = file("","mystery file") fl10 = file("named.txt","") fl11 = file("","") <text:s text:c="2"/>cs19 = dir("code files",empty,[list:fl5,fl6]) docs = dir("docs",[list:cs19],[list:fl1]) <text:s/>home = dir("home",[list:cs19],[list:fl3,fl10,fl11]) <text:s/>bank = dir("account details",empty,[list:fl7,fl8]) desktop = dir("desktop",[list:bank],[list:fl4,fl9]) <text:s/>sub-emp-dir = dir("my love life",empty,empty) emp-dir = dir("me myself and I" ,[list:sub-emp-dir],empty) <text:s/>root-dir = dir("root",[list:home,desktop,docs,emp-dir],[list:fl1,fl2]) <text:s/>how-many(desktop) is 3</text:p>
          </table:table-cell>
          <table:table-cell office:value-type="string" table:style-name="ce1">
            <text:p>fl1 = file("fl1","Brown")\nfl2 = file("fl2","Sherlock")\nfl3 = file("fl3","How could I be?")\nfl4 = file("fl4","Really, who am I??")\nfl5 = file("secret hacks","Top SecreT!!")\nfl6 = file("hackerman","hack hack hack")\nfl7 = file("bank","I have millions of dollar$$") \nfl8 = file("007","I want to see the latest James Bond :(")\nfl9 = file("","mystery file")\nfl10 = file("named.txt","")\nfl11 = file("","") <text:s/>\ncs19 = dir("code files",empty,[fl5,fl6])\ndocs = dir("docs",[cs19],[fl1]) \nhome = dir("home",[cs19],[fl3,fl10,fl11]) \nbank = dir("account details",empty,[fl7,fl8])\ndesktop = dir("desktop",[bank],[fl4,fl9])\nsub_emp_dir = dir("my love life",empty,empty)\nemp_dir = dir("me myself and I" ,[sub_emp_dir],empty)\nroot_dir = dir("root",[home,desktop,docs,emp_dir],[fl1,fl2])\nhow_many(desktop) ==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5a53y1runfmj1grbg9x1tipbxy15byht4yr23il, timestamp: 1601601936324 at line: 2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how-many(dir("",dir("",empty,empty),empty)) is 0</text:p>
          </table:table-cell>
          <table:table-cell office:value-type="string" table:style-name="ce1">
            <text:p>how_many(dir("",dir("",empty,empty) ,empty) ) ==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5a53y1runfmj1grbg9x1tipbxy15byht4yr23il, timestamp: 1601601936324 at line: 54</text:p>
          </table:table-cell>
          <table:table-cell office:value-type="string" table:style-name="ce1">
            <text:p>Typo or no misunderstanding (missing list-no-order call)</text:p>
          </table:table-cell>
          <table:table-cell office:value-type="string" table:style-name="ce1">
            <text:p>mmmdmmmmmmmddm</text:p>
          </table:table-cell>
          <table:table-cell office:value-type="string" table:style-name="ce1">
            <text:p>string10 = "1234567891" <text:s text:c="3"/>string50 = string10 + string10 + string10 + string10 + string10 <text:s/>string99 = string50 + string10 + string10 + string10 + string10 + "123456789" <text:s/>root1 = dir("Root",[list:dir("Text",empty,[list:file("part1",string99),file("part2",string50 + "12"), <text:s text:c="8"/>file("part3",string10 + "1234567")]),dir("Libs",[list:dir("Code", <text:s text:c="10"/>empty,[list:file("hang","12345678"),file("draw","12")])], <text:s text:c="6"/>[list:file("read!","12345678912345678912")])],[list:file("read!", <text:s text:c="6"/>"1234567891")]) fynd(root1, "read!") is [list: [list: "Root"], [list: "Root", "Libs"]]</text:p>
          </table:table-cell>
          <table:table-cell office:value-type="string" table:style-name="ce1">
            <text:p>string10 = "1234567891" <text:s/>\nstring50 = string10 + string10 + string10 + string10 + string10\nstring99 = string50 + string10 + string10 + string10 + string10 + "123456789"\nroot1 = dir("Root",[dir("Text",empty,[file("part1",string99) ,file("part2",string50 + "12") , <text:s text:c="8"/>file("part3",string10 + "1234567") ]) ,dir("Libs",[dir("Code", <text:s text:c="10"/>empty,[file("hang","12345678") ,file("draw","12") ]) ], <text:s text:c="6"/>[file("read!","12345678912345678912") ]) ],[file("read!", <text:s text:c="6"/>"1234567891") ])\nfynd(root1, "read!") ==[ [ "Root"], [ "Root", "Libs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5a53y1runfmj1grbg9x1tipbxy15byht4yr23il, timestamp: 1601608320447 at line: 3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how-many(dir("dir1",dir("dir2",empty,[list:file("file1","content1"), <text:s text:c="8"/>file("file1","conten12")]),[list:file("file1","content1"), <text:s text:c="8"/>file("file1","conten12")])) is 4</text:p>
          </table:table-cell>
          <table:table-cell office:value-type="string" table:style-name="ce1">
            <text:p>how_many(dir("dir1",dir("dir2",empty,[file("file1","content1") , <text:s text:c="8"/>file("file1","conten12") ]) ,[file("file1","content1") , <text:s text:c="8"/>file("file1","conten12") ]) ) ==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lxb91us9q2jxjrgy419j1gzd1nrsi8g1hxubaz, timestamp: 1601601711927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 "") f2 = file("f2", "a") f3 = file("f3", "abcdef") f4 = file("", "abc12:") f5 = file("f1", "cd") f6 = file("f1", "abcdefghijkl") f7 = file("F2", "cd") f8 = file("f2", "a") <text:s/>d1 = dir("", [list: ], [list: ]) d2 = dir("d2", [list: ], [list: f1]) d3 = dir("d3", [list: ], [list: f2, f3, f4]) d4 = dir("d4", [list: d2], [list: ]) d5 = dir("D5", [list: d1, d3, d4], [list: f5, f8]) d6 = dir("d3", [list: d3, d5], [list: f1, f2, f7]) d7 = dir("d7", [list: ], [list: f1]) d8 = dir("d8", [list: d4, d7], [list: f6]) du-dir(d5) is 25</text:p>
          </table:table-cell>
          <table:table-cell office:value-type="string" table:style-name="ce1">
            <text:p>f1 = file("f1", "")\nf2 = file("f2", "a")\nf3 = file("f3", "abcdef")\nf4 = file("", "abc12:")\nf5 = file("f1", "cd")\nf6 = file("f1", "abcdefghijkl")\nf7 = file("F2", "cd")\nf8 = file("f2", "a") \nd1 = dir("", [ ], [ ])\nd2 = dir("d2", [ ], [ f1])\nd3 = dir("d3", [ ], [ f2, f3, f4])\nd4 = dir("d4", [ d2], [ ])\nd5 = dir("D5", [ d1, d3, d4], [ f5, f8])\nd6 = dir("d3", [ d3, d5], [ f1, f2, f7])\nd7 = dir("d7", [ ], [ f1])\nd8 = dir("d8", [ d4, d7], [ f6])\ndu_dir(d5) ==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8lxb91us9q2jxjrgy419j1gzd1nrsi8g1hxubaz, timestamp: 1601601711927 at line: 3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f1", "") f2 = file("f2", "a") f3 = file("f3", "abcdef") f4 = file("", "abc12:") f5 = file("f1", "cd") f6 = file("f1", "abcdefghijkl") f7 = file("F2", "cd") f8 = file("f2", "a") <text:s/>d1 = dir("", [list: ], [list: ]) d2 = dir("d2", [list: ], [list: f1]) d3 = dir("d3", [list: ], [list: f2, f3, f4]) d4 = dir("d4", [list: d2], [list: ]) d5 = dir("D5", [list: d1, d3, d4], [list: f5, f8]) d6 = dir("d3", [list: d3, d5], [list: f1, f2, f7]) d7 = dir("d7", [list: ], [list: f1]) d8 = dir("d8", [list: d4, d7], [list: f6]) how-many(d6) is 11</text:p>
          </table:table-cell>
          <table:table-cell office:value-type="string" table:style-name="ce1">
            <text:p>f1 = file("f1", "")\nf2 = file("f2", "a")\nf3 = file("f3", "abcdef")\nf4 = file("", "abc12:")\nf5 = file("f1", "cd")\nf6 = file("f1", "abcdefghijkl")\nf7 = file("F2", "cd")\nf8 = file("f2", "a") \nd1 = dir("", [ ], [ ])\nd2 = dir("d2", [ ], [ f1])\nd3 = dir("d3", [ ], [ f2, f3, f4])\nd4 = dir("d4", [ d2], [ ])\nd5 = dir("D5", [ d1, d3, d4], [ f5, f8])\nd6 = dir("d3", [ d3, d5], [ f1, f2, f7])\nd7 = dir("d7", [ ], [ f1])\nd8 = dir("d8", [ d4, d7], [ f6])\nhow_many(d6) ==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9fzbyh1l34o8y1hoca5m16bs21u1b5qe2p12ovmdu, timestamp: 1601487906972 at line: 17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 = dir("", empty, empty) empty-dir2 = dir("2", empty, empty) emptier-dir = dir("", [list: empty-dir, empty-dir2], empty) <text:s/>fl1 = file("1", "hello") fl2 = file("2", "my") fl3 = file("3", "go") fl4 = file("4", "to") fl5 = file("5", "Bob") fl6 = file("6", "hel <text:s/>1lo") fl7 = file("", "") <text:s/>no-branch-dir = dir("no branch", empty, [list: fl1, fl2, fl3, fl4, fl5, fl6]) no-branch-dir2 = dir("no branch2", empty, [list: fl1, fl2, fl3, fl4, fl5, fl6]) <text:s/>subdirectory-dir = dir("sub", <text:s text:c="3"/>[list: no-branch-dir, no-branch-dir2, emptier-dir], [list: fl1, fl2, fl3]) subdirectory-dir2 = dir("sub2", <text:s text:c="3"/>[list: no-branch-dir, no-branch-dir2, emptier-dir], [list: fl1, fl2, fl3]) subdirectory-dir-large = dir("big", <text:s text:c="2"/>[list: emptier-dir, emptier-dir, subdirectory-dir, subdirectory-dir2, no-branch-dir, empty-dir], <text:s text:c="3"/>[list: fl7]) <text:s/>hang = file("hang", "12345678") draw = file("draw", "12") read2 = file("read!", "01234567890123456789") read1 = file("read!", "0123456789") part1 = file("part1", "01234568790123456789012345678901234567890123456789012345678") part2 = file("part2","0123456879012345687901234568790123456879012345687901") part3 = file("part3", "01234567890123456") <text:s/>#copied from problem spec code = dir("Code", empty, [list: hang, draw]) libs = dir("Libs", [list: code], [list: read2]) text = dir("Text", empty, [list: part1, part2, part3]) root = dir("Root", [list: text, libs], [list: read1]) <text:s/>text-no-part3 = dir("Text", empty, [list: part1, part2]) root-no-part3 = dir("Root", [list: text-no-part3, libs], [list: read1]) <text:s/>libs-no-read2 = dir("Libs", [list: code], empty) root-no-read2 = dir("Root", [list: text, libs-no-read2], [list: read1]) <text:s/>root-no-read1 = dir("Root", [list: text, libs], [list: ]) <text:s text:c="2"/>sub1-dist1 = dir("dist1", [list: same-name-dir-sub], [list: fl6, fl4, fl7]) sub2-dist1 = dir("dist2", [list: same-name-dir-sub], [list: fl5, fl3, fl6]) sub3-dist1 = dir("dist3", [list: same-name-dir-sub], [list: fl7, fl6]) sub1-dist2 = dir("dist2", [list: sub1-dist1, same-name-dir-sub], [list: fl7, fl5]) sub1-dist3 = dir("dist3", [list: sub1-dist2, same-name-dir-sub], [list: fl7, fl5]) reordered-dist-from-root-dir = dir("dist", [list: sub1-dist2, sub1-dist1, sub1-dist3], <text:s text:c="3"/>[list: fl5, fl6, fl3]) fynd(reordered-dist-from-root-dir, "6") is%(lst-same-els) [list: [list: "dist", "dist1"], <text:s text:c="5"/>[list: "dist", "dist2", "dist1"], [list: "dist", "dist3", "dist2", "dist1"]]</text:p>
          </table:table-cell>
          <table:table-cell office:value-type="string" table:style-name="ce4">
            <text:p>empty_dir = dir("", empty, empty)</text:p>
            <text:p>empty_dir2 = dir("2", empty, empty)\nemptier_dir = dir("", [ empty_dir, empty_dir2], empty) \nfl1 = file("1", "hello")\nfl2 = file("2", "my")\nfl3 = file("3", "go")\nfl4 = file("4", "to")\nfl5 = file("5", "Bob")\nfl6 = file("6", "hel <text:s/>1lo")\nfl7 = file("", "")\nno_branch_dir = dir("no branch", empty, [ fl1, fl2, fl3, fl4, fl5, fl6])\nno_branch_dir2 = dir("no branch2", empty, [ fl1, fl2, fl3, fl4, fl5, fl6])\nsubdirectory_dir = dir("sub", <text:s text:c="3"/>[ no_branch_dir, no_branch_dir2, emptier_dir], [ fl1, fl2, fl3])\nsubdirectory_dir2 = dir("sub2", <text:s text:c="3"/>[ no_branch_dir, no_branch_dir2, emptier_dir], [ fl1, fl2, fl3])\nsubdirectory_dir_large = dir("big", <text:s text:c="2"/>[ emptier_dir, emptier_dir, subdirectory_dir, subdirectory_dir2, no_branch_dir, empty_dir], <text:s text:c="3"/>[ fl7]) \nhang = file("hang", "12345678")\ndraw = file("draw", "12")\nread2 = file("read!", "01234567890123456789")\nread1 = file("read!", "0123456789")\npart1 = file("part1", "01234568790123456789012345678901234567890123456789012345678")\npart2 = file("part2","0123456879012345687901234568790123456879012345687901")\npart3 = file("part3", "01234567890123456") <text:s text:c="2"/>#copied from problem spec\ncode = dir("Code", empty, [ hang, draw])\nlibs = dir("Libs", [ code], [ read2])\ntext = dir("Text", empty, [ part1, part2, part3])\nroot = dir("Root", [ text, libs], [ read1])\ntext_no_part3 = dir("Text", empty, [ part1, part2])\nroot_no_part3 = dir("Root", [ text_no_part3, libs], [ read1])\nlibs_no_read2 = dir("Libs", [ code], empty)\nroot_no_read2 = dir("Root", [ text, libs_no_read2], [ read1])\nroot_no_read1 = dir("Root", [ text, libs], [ ])\nsub1_dist1 = dir("dist1", [ same_name_dir_sub], [ fl6, fl4, fl7])\nsub2_dist1 = dir("dist2", [ same_name_dir_sub], [ fl5, fl3, fl6])\nsub3_dist1 = dir("dist3", [ same_name_dir_sub], [ fl7, fl6])\nsub1_dist2 = dir("dist2", [ sub1_dist1, same_name_dir_sub], [ fl7, fl5])\nsub1_dist3 = dir("dist3", [ sub1_dist2, same_name_dir_sub], [ fl7, fl5])\nreordered_dist_from_root_dir = dir("dist", [ sub1_dist2, sub1_dist1, sub1_dist3], <text:s text:c="3"/>[ fl5, fl6, fl3])\nfynd(reordered_dist_from_root_dir, "6") <text:s/>is lst_same_els( <text:s/>[ [ "dist", "dist1"], <text:s text:c="5"/>[ "dist", "dist2", "dist1"], [ "dist", "dist3", "dist2", "dist1"]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abrr037b47na9ksdv83iijjf14un2no1y1wzws, timestamp: 1601602412540 at line: 76</text:p>
          </table:table-cell>
          <table:table-cell office:value-type="string" table:style-name="ce1">
            <text:p>Tests undefined spac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1 = file("1", "one") f2 = file("2", "two") f3 = file("3", "three") <text:s text:c="2"/>d2 = dir("2", empty, [list: f2, f3]) d1 = dir("1", [list: d2], [list: f1]) d5 = dir("5", empty, [list: f1, f1, f1]) <text:s text:c="3"/>d3 = dir("3", [list: d1], [list: f2]) <text:s/>edir = dir("e", empty, empty) <text:s/>d4 = dir("4", [list: edir, edir, edir, edir], empty) <text:s/>fynd(d5, "1") is [list: [list: "5"], [list: "5"], [list: "5"]]</text:p>
          </table:table-cell>
          <table:table-cell office:value-type="string" table:style-name="ce1">
            <text:p>f1 = file("1", "one")\nf2 = file("2", "two")\nf3 = file("3", "three") <text:s/>\nd2 = dir("2", empty, [ f2, f3])\nd1 = dir("1", [ d2], [ f1])\nd5 = dir("5", empty, [ f1, f1, f1]) <text:s text:c="2"/>\nd3 = dir("3", [ d1], [ f2]) \nedir = dir("e", empty, empty) \nd4 = dir("4", [ edir, edir, edir, edir], empty)\nfynd(d5, "1") ==[ [ "5"], [ "5"], [ "5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axxv7i11hj4mv1x7qml0j8dpqhoicukj1bj8x7u, timestamp: 1601603839158 at line: 87</text:p>
          </table:table-cell>
          <table:table-cell office:value-type="string" table:style-name="ce1">
            <text:p>Tests undefined spac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code = dir("Code", empty, [list: file("hang", generate-string(8)), file("draw", "aa")]) text = dir("Text", empty, [list: file("part1", generate-string(99)), <text:s text:c="5"/>file("part2", generate-string(52)), file("part3", generate-string(17))]) libs = dir("Libs", [list: code], [list: file("read!", generate-string(20))]) root = dir("Root", [list: text, libs], [list: file("read!", generate-string(10))]) <text:s/>empty-dir = dir("Empty", empty, empty) <text:s/>no-dirs = dir("Root", empty, [list: file("one", "a"), file("two", "aa"), file("three", "aaa")]) <text:s/>dir8 = dir("Eighth", empty, empty) dir7 = dir("Seventh", empty, empty) dir6 = dir("Sixth", [list: dir8], empty) dir5 = dir("Fifth", empty, empty) dir4 = dir("Fourth", [list: dir6, dir7], empty) dir3 = dir("Third", empty, empty) dir2 = dir("Second", [list: dir3], empty) dir1 = dir("First", [list: dir2], empty) no-files = dir("Root", [list: dir1, dir4], empty) <text:s/>one-file = dir("One File", empty, [list: file("file", "a"), <text:s text:c="5"/>file("file", "aa"), file("file", "aaa")]) same-file = dir("Root", [list: one-file], empty) <text:s/>fynd(one-file, "file") is [list: [list: "Root", "One File"], [list: "Root", "One File"], [list: "Root", "One File"]]</text:p>
          </table:table-cell>
          <table:table-cell office:value-type="string" table:style-name="ce4">
            <text:p>code = dir("Code", empty, [ file("hang", generate_string(8) ) , file("draw", "aa") ])\ntext = dir("Text", empty, [ file("part1", generate_string(99) ) , <text:s text:c="5"/>file("part2", generate_string(52) ) , file("part3", generate_string(17) ) ])\nlibs = dir("Libs", [ code], [ file("read!", generate_string(20) ) ])\nroot = dir("Root", [ text, libs], [ file("read!", generate_string(10) ) ])</text:p>
            <text:p>empty_dir = dir("Empty", empty, empty)\nno_dirs = dir("Root", empty, [ file("one", "a") , file("two", "aa") , file("three", "aaa") ]) \ndir8 = dir("Eighth", empty, empty)\ndir7 = dir("Seventh", empty, empty)\ndir6 = dir("Sixth", [ dir8], empty)\ndir5 = dir("Fifth", empty, empty)\ndir4 = dir("Fourth", [ dir6, dir7], empty)\ndir3 = dir("Third", empty, empty)\ndir2 = dir("Second", [ dir3], empty)\ndir1 = dir("First", [ dir2], empty)\nno_files = dir("Root", [ dir1, dir4], empty)\none_file = dir("One File", empty, [ file("file", "a") , <text:s text:c="5"/>file("file", "aa") , file("file", "aaa") ])\nsame_file = dir("Root", [ one_file], empty)\nfynd(one_file, "file") ==[ [ "Root", "One File"], [ "Root", "One File"], [ "Root", "One File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9ymus32sn7cae3eqs3bb9x9neyyd6y25vn1, timestamp: 1601605007070 at line: 3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empty-dir = dir("EMPTY", empty, empty) du-dir(dir("A", empty-dir, empty)) is 1</text:p>
          </table:table-cell>
          <table:table-cell office:value-type="string" table:style-name="ce1">
            <text:p>empty_dir = dir("EMPTY", empty, empty)\ndu_dir(dir("A", empty_dir, empty) ) ==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gijjz4lcaiq11xfj0dd1qt91h51nmij2q1nmkkge, timestamp: 1601585689731 at line: 8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sub-3-1-1 = dir("sub-3-1-1", empty, empty) <text:s text:c="2"/>sub-3-1 = dir("sub-3-1", [list: sub-3-1-1], [list: file("f4", "sub-3-1-f4")]) <text:s text:c="2"/>sub-3 = dir("sub-3", [list: sub-3-1], empty) <text:s text:c="2"/>sub-2-1 = dir("sub-2-1", [list: sub-3], [list: file("f3", "sub-2-1-f3")]) <text:s text:c="2"/>sub-2 = dir("sub-2", [list: sub-2-1], [list: file("f1", "sub-2-f1")]) <text:s text:c="2"/>sub-1-2 = dir("sub-1-2", empty, [list: file("f2", "f-1-2-f2")]) <text:s text:c="2"/>sub-1-1 = dir("sub-1-1", empty, [list: file("f1", "sub-1-1-f1"), file("f2", "sub-1-1-f2")]) <text:s text:c="2"/>sub-1 = dir("sub-1", [list: sub-1-1, sub-1-2], [list: file("f1", "sub-1-f1")]) <text:s text:c="2"/>root = dir("root", [list: sub-1, sub-2, sub-3], <text:s text:c="4"/>[list: file("f1", "root-f1"), file("f2", "root-f2")]) fynd(root, "f4") is [list: [list: "root", "sub-3", "sub-3-1"]]</text:p>
          </table:table-cell>
          <table:table-cell office:value-type="string" table:style-name="ce1">
            <text:p>sub_3_1_1 = dir("sub_3_1_1", empty, empty)\nsub_3_1 = dir("sub_3_1", [ sub_3_1_1], [ file("f4", "sub_3_1_f4") ])\nsub_3 = dir("sub_3", [ sub_3_1], empty)\nsub_2_1 = dir("sub_2_1", [ sub_3], [ file("f3", "sub_2_1_f3") ])\nsub_2 = dir("sub_2", [ sub_2_1], [ file("f1", "sub_2_f1") ])\nsub_1_2 = dir("sub_1_2", empty, [ file("f2", "f_1_2_f2") ])\nsub_1_1 = dir("sub_1_1", empty, [ file("f1", "sub_1_1_f1") , file("f2", "sub_1_1_f2") ])\nsub_1 = dir("sub_1", [ sub_1_1, sub_1_2], [ file("f1", "sub_1_f1") ]) <text:s/>\nroot = dir("root", [ sub_1, sub_2, sub_3], <text:s text:c="4"/>[ file("f1", "root_f1") , file("f2", "root_f2") ])\nfynd(root, "f4") ==[ [ "root", "sub_3", "sub_3_1"]]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krl3c1rwmej11e0btf21h76kik18pfydrx2nf5b, timestamp: 1660927016592 at line: 12</text:p>
          </table:table-cell>
          <table:table-cell office:value-type="string" table:style-name="ce1">
            <text:p>Typo or no misunderstanding (adversarial)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1 is 2</text:p>
          </table:table-cell>
          <table:table-cell office:value-type="string" table:style-name="ce1">
            <text:p>1==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24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du-dir( <text:s text:c="4"/>dir("content", <text:s text:c="6"/>[list: dir("content2", empty, [list: file("z", "z"), file("a", "a")])], <text:s text:c="6"/>[list: file("k", "k")])) is 3</text:p>
          </table:table-cell>
          <table:table-cell office:value-type="string" table:style-name="ce1">
            <text:p>du_dir( <text:s text:c="4"/>dir("content", <text:s text:c="6"/>[ dir("content2", empty, [ file("z", "z") , file("a", "a") ]) ], <text:s text:c="6"/>[ file("k", "k") ]) ) ==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7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arge-dir = <text:s text:c="3"/>dir("dir1", [list: <text:s text:c="7"/>dir("dir2", [list:], [list: file("h", "hi1"), file("b", "hi1")]), <text:s text:c="6"/>dir("dir3", [list: <text:s text:c="10"/>dir("hi", [list: <text:s text:c="14"/>dir("hi-five", [list:],[list: file("f", "hi1"), file("d", "hi1")]) <text:s text:c="12"/>],[list: file("h", "hi1"), file("l", "hi1")]), <text:s text:c="10"/>dir("hi2", [list: <text:s text:c="14"/>dir("hi-cool", [list:],[list: file("f", "hi1"), file("9", "hi1"), file("b", "b")]) <text:s text:c="12"/>],[list: file("h", "hi1"), file("d", "hi1")]) <text:s text:c="8"/>],[list: file("h", "hi1"), file("10", "hi1")]),] <text:s text:c="4"/>,[list: file("e", "hi1"), file("h", "hi1")]) how-many(large-dir) is 14</text:p>
          </table:table-cell>
          <table:table-cell office:value-type="string" table:style-name="ce1">
            <text:p>large_dir = <text:s text:c="3"/>dir("dir1", [ <text:s text:c="7"/>dir("dir2", [], [ file("h", "hi1") , file("b", "hi1") ]) , <text:s text:c="6"/>dir("dir3", [ <text:s text:c="10"/>dir("hi", [ <text:s text:c="14"/>dir("hi_five", [],[ file("f", "hi1") , file("d", "hi1") ]) <text:s text:c="13"/>],[ file("h", "hi1") , file("l", "hi1") ]) , <text:s text:c="10"/>dir("hi2", [ <text:s text:c="14"/>dir("hi_cool", [],[ file("f", "hi1") , file("9", "hi1") , file("b", "b") ]) <text:s text:c="13"/>],[ file("h", "hi1") , file("d", "hi1") ]) <text:s text:c="9"/>],[ file("h", "hi1") , file("10", "hi1") ]) ,] <text:s text:c="4"/>,[ file("e", "hi1") , file("h", "hi1") ])\nhow_many(large_dir) ==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31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arge-dir = <text:s text:c="3"/>dir("dir1", [list: <text:s text:c="7"/>dir("dir2", [list:], [list: file("h", "hi1"), file("b", "hi1")]), <text:s text:c="6"/>dir("dir3", [list: <text:s text:c="10"/>dir("hi", [list: <text:s text:c="14"/>dir("hi-five", [list:],[list: file("f", "hi1"), file("d", "hi1")]) <text:s text:c="12"/>],[list: file("h", "hi1"), file("l", "hi1")]), <text:s text:c="10"/>dir("hi2", [list: <text:s text:c="14"/>dir("hi-cool", [list:],[list: file("f", "hi1"), file("9", "hi1"), file("b", "b")]) <text:s text:c="12"/>],[list: file("h", "hi1"), file("d", "hi1")]) <text:s text:c="8"/>],[list: file("h", "hi1"), file("10", "hi1")]),] <text:s text:c="4"/>,[list: file("e", "hi1"), file("h", "hi1")]) du-dir(large-dir) is 42</text:p>
          </table:table-cell>
          <table:table-cell office:value-type="string" table:style-name="ce1">
            <text:p>large_dir = <text:s text:c="3"/>dir("dir1", [ <text:s text:c="7"/>dir("dir2", [], [ file("h", "hi1") , file("b", "hi1") ]) , <text:s text:c="6"/>dir("dir3", [ <text:s text:c="10"/>dir("hi", [ <text:s text:c="14"/>dir("hi_five", [],[ file("f", "hi1") , file("d", "hi1") ]) <text:s text:c="13"/>],[ file("h", "hi1") , file("l", "hi1") ]) , <text:s text:c="10"/>dir("hi2", [ <text:s text:c="14"/>dir("hi_cool", [],[ file("f", "hi1") , file("9", "hi1") , file("b", "b") ]) <text:s text:c="13"/>],[ file("h", "hi1") , file("d", "hi1") ]) <text:s text:c="9"/>],[ file("h", "hi1") , file("10", "hi1") ]) ,] <text:s text:c="4"/>,[ file("e", "hi1") , file("h", "hi1") ])\ndu_dir(large_dir) ==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54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deep-dir = <text:s text:c="2"/>dir("deep dir", <text:s text:c="4"/>[list: dir("two dir", <text:s text:c="9"/>[list: dir("three dir", <text:s text:c="13"/>[list: dir("four dir", <text:s text:c="17"/>[list: dir("five dir", <text:s text:c="21"/>[list: dir("six dir", <text:s text:c="25"/>[list: dir("seven dir", <text:s text:c="29"/>[list: dir("eight dir", empty, <text:s text:c="33"/>[list: file("a", "b"), file("c", "d")])] <text:s text:c="28"/>, [list: file("e", "f"), file("g", "h")])] <text:s text:c="24"/>, [list: file("i", "j"), file("k", "l")])] <text:s text:c="20"/>, [list: file("m", "n"), file("o", "p")])] <text:s text:c="16"/>, [list: file("q", "r"), file("s", "t")])] <text:s text:c="12"/>, [list: file("u", "v"), file("w", "x")])] <text:s text:c="8"/>, [list: file("y", "z"), file("1", "2")])], <text:s text:c="4"/>[list: file("3", "4"), file("5", "6")]) <text:s/>du-dir(deep-dir) is 16</text:p>
          </table:table-cell>
          <table:table-cell office:value-type="string" table:style-name="ce1">
            <text:p>deep_dir = <text:s text:c="2"/>dir("deep dir", <text:s text:c="4"/>[ dir("two dir", <text:s text:c="9"/>[ dir("three dir", <text:s text:c="13"/>[ dir("four dir", <text:s text:c="17"/>[ dir("five dir", <text:s text:c="21"/>[ dir("six dir", <text:s text:c="25"/>[ dir("seven dir", <text:s text:c="29"/>[ dir("eight dir", empty, <text:s text:c="33"/>[ file("a", "b") , file("c", "d") ]) ] <text:s text:c="28"/>, [ file("e", "f") , file("g", "h") ]) ] <text:s text:c="24"/>, [ file("i", "j") , file("k", "l") ]) ] <text:s text:c="20"/>, [ file("m", "n") , file("o", "p") ]) ] <text:s text:c="16"/>, [ file("q", "r") , file("s", "t") ]) ] <text:s text:c="12"/>, [ file("u", "v") , file("w", "x") ]) ] <text:s text:c="8"/>, [ file("y", "z") , file("1", "2") ]) ], <text:s text:c="4"/>[ file("3", "4") , file("5", "6") ])\ndu_dir(deep_dir) ==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ozzwal1evi5rm16t6mgwg4veuejev12s125d3t6, timestamp: 1601611456869 at line: 110</text:p>
          </table:table-cell>
          <table:table-cell office:value-type="string" table:style-name="ce1">
            <text:p>Believes du-dir counts only file size, not #files or #subdirs</text:p>
          </table:table-cell>
          <table:table-cell office:value-type="string" table:style-name="ce1">
            <text:p>mddddddddddddd</text:p>
          </table:table-cell>
          <table:table-cell office:value-type="string" table:style-name="ce1">
            <text:p>du-dir( <text:s text:c="4"/>dir("one dir", <text:s text:c="6"/>[list: dir("second dir", empty, [list: file("a", "b"), file("b", "a")])], <text:s text:c="6"/>[list: file("a", "b"), file("b", "a")])) is 4</text:p>
          </table:table-cell>
          <table:table-cell office:value-type="string" table:style-name="ce1">
            <text:p>du_dir( <text:s text:c="4"/>dir("one dir", <text:s text:c="6"/>[ dir("second dir", empty, [ file("a", "b") , file("b", "a") ]) ], <text:s text:c="6"/>[ file("a", "b") , file("b", "a") ]) ) ==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z5rainb9joju3em11qohux8npuerb2p1kjn, timestamp: 1601490011419 at line: 15</text:p>
          </table:table-cell>
          <table:table-cell office:value-type="string" table:style-name="ce1">
            <text:p>Believes how-many should not count files in top level directory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1 = file("part1", "lorem ipsum") # length is 11 part2 = file("part2", "dolor sit") # length is 9 part3 = file("part3", "amet") # length is 4 <text:s/>draw = file("draw", "abc") # length is 3 hang = file("hang", "abc") # length is 3 part3-code = file("part3", "amet") #length is 3 <text:s/>code = dir("code", [list: ], [list: hang, draw, part3-code]) read-libs = file("read!", "hello world") # length is 11 <text:s/>read-root = file("read!", "hello world") # length is 11 text = dir("text", [list: ], [list: part1, part2, part3]) libs = dir("libs", [list: code], [list: read-libs]) trash = dir("trash", [list: ], [list: ]) <text:s/>root = dir("root", [list: text, libs, trash], [list: read-root]) <text:s text:c="2"/>du-dir(root) is 67</text:p>
          </table:table-cell>
          <table:table-cell office:value-type="string" table:style-name="ce1">
            <text:p>part1 = file("part1", "lorem ipsum") <text:s/># length==11\npart2 = file("part2", "dolor sit") <text:s/># length==9\npart3 = file("part3", "amet") <text:s/># length==4\ndraw = file("draw", "abc") <text:s/># length==3\nhang = file("hang", "abc") <text:s/># length==3 part3_code = file("part3", "amet") <text:s/>#length==3\ncode = dir("code", [ ], [ hang, draw, part3_code])\nread_libs = file("read!", "hello world") <text:s/># length==11 <text:s/>read_root = file("read!", "hello world") <text:s/># length==11\ntext = dir("text", [ ], [ part1, part2, part3])\nlibs = dir("libs", [ code], [ read_libs])\ntrash = dir("trash", [ ], [ ]) \nroot = dir("root", [ text, libs, trash], [ read_root])\ndu_dir(root) ==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z5rainb9joju3em11qohux8npuerb2p1kjn, timestamp: 1601490011419 at line: 12</text:p>
          </table:table-cell>
          <table:table-cell office:value-type="string" table:style-name="ce1">
            <text:p>Believes how-many should not count files in top level directory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part1 = file("part1", "lorem ipsum") # length is 11 part2 = file("part2", "dolor sit") # length is 9 part3 = file("part3", "amet") # length is 4 <text:s/>draw = file("draw", "abc") # length is 3 hang = file("hang", "abc") # length is 3 part3-code = file("part3", "amet") #length is 3 <text:s/>code = dir("code", [list: ], [list: hang, draw, part3-code]) read-libs = file("read!", "hello world") # length is 11 <text:s/>read-root = file("read!", "hello world") # length is 11 text = dir("text", [list: ], [list: part1, part2, part3]) libs = dir("libs", [list: code], [list: read-libs]) trash = dir("trash", [list: ], [list: ]) <text:s/>root = dir("root", [list: text, libs, trash], [list: read-root]) <text:s text:c="2"/>how-many(root) is 7</text:p>
          </table:table-cell>
          <table:table-cell office:value-type="string" table:style-name="ce1">
            <text:p>part1 = file("part1", "lorem ipsum") <text:s/># length==11\npart2 = file("part2", "dolor sit") <text:s/># length==9\npart3 = file("part3", "amet") <text:s/># length==4\ndraw = file("draw", "abc") <text:s/># length==3\nhang = file("hang", "abc") <text:s/># length==3 part3_code = file("part3", "amet") <text:s/>#length==3\ncode = dir("code", [ ], [ hang, draw, part3_code])\nread_libs = file("read!", "hello world") <text:s/># length==11 <text:s/>read_root = file("read!", "hello world") <text:s/># length==11\ntext = dir("text", [ ], [ part1, part2, part3])\nlibs = dir("libs", [ code], [ read_libs])\ntrash = dir("trash", [ ], [ ]) \nroot = dir("root", [ text, libs, trash], [ read_root])\nhow_many(root) ==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4pv4ixmy02p1q8l6v01smpqy9f5ac22a9qz9h, timestamp: 1601536465409 at line: 29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ile-1 = file("File 1", "Test") file-2 = file("File 2", "Hello") file-3 = file("File 3", "World") file-4 = file("File 4", "!") file-5 = file("File 5", ":)") empty-dir = dir("Empty", [list: ], [list: ]) text-dir = dir("Text", [list: ], [list: file-4, file-5]) simple-dir = dir("Root", [list: text-dir], [list: file-1, file-2, file-3]) du-dir(simple-dir) is 18</text:p>
          </table:table-cell>
          <table:table-cell office:value-type="string" table:style-name="ce4">
            <text:p>file_1 = file("File 1", "Test")\nfile_2 = file("File 2", "Hello")\nfile_3 = file("File 3", "World")\nfile_4 = file("File 4", "!")\nfile_5 = file("File 5", ":) ")</text:p>
            <text:p>empty_dir = dir("Empty", [ ], [ ])\ntext_dir = dir("Text", [ ], [ file_4, file_5])\nsimple_dir = dir("Root", [ text_dir], [ file_1, file_2, file_3])\ndu_dir(simple_dir) ==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4pv4ixmy02p1q8l6v01smpqy9f5ac22a9qz9h, timestamp: 1601689140755 at line: 4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file-1 = file("File 1", "Test") file-2 = file("File 2", "Hello") file-3 = file("File 3", "World") file-4 = file("File 4", "!") file-5 = file("File 5", ":)") empty-dir = dir("Empty", [list: ], [list: ]) text-dir = dir("Text", [list: ], [list: file-4, file-5]) simple-dir = dir("Root", [list: text-dir], [list: file-1, file-2, file-3]) dir-2 = dir("Directory 2", [list: simple-dir], [list: file-1, file-5]) dir-1 = dir("Directory 1", [list: dir-2], [list: file-5]) <text:s/># From problem spec: code = dir("CODE", [list: ], [list: file("hang", "12345678"), file("draw", "12")]) libs = dir("Libs", [list: code], [list: file("read!", "12345678901234567890")]) text = dir("Text", [list: ], <text:s text:c="3"/>[list: file("part1", "99"), file("part2", "52"), file("part3", "17")]) root = dir("Root", [list: text, libs], [list: file("read!", "1234567890")]) <text:s text:c="3"/>lst-same-els(fynd(dir("ABC", [list: dir-1, dir-2], [list: ]), "File 5"), <text:s text:c="5"/>[list: [list: "ABC", "Directory 1"], [list: "ABC", "Directory 1", "Directory 2"], [list: "ABC", "Directory 1", "Directory 2", "Root", "Text"]]) is true</text:p>
          </table:table-cell>
          <table:table-cell office:value-type="string" table:style-name="ce4">
            <text:p>file_1 = file("File 1", "Test")\nfile_2 = file("File 2", "Hello")\nfile_3 = file("File 3", "World")\nfile_4 = file("File 4", "!")\nfile_5 = file("File 5", ":) ")</text:p>
            <text:p>empty_dir = dir("Empty", [ ], [ ])\ntext_dir = dir("Text", [ ], [ file_4, file_5])\nsimple_dir = dir("Root", [ text_dir], [ file_1, file_2, file_3])\ndir_2 = dir("Directory 2", [ simple_dir], [ file_1, file_5])\ndir_1 = dir("Directory 1", [ dir_2], [ file_5]) <text:s text:c="2"/># From problem spec:\ncode = dir("CODE", [ ], [ file("hang", "12345678") , file("draw", "12") ])\nlibs = dir("Libs", [ code], [ file("read!", "12345678901234567890") ])\ntext = dir("Text", [ ], <text:s text:c="3"/>[ file("part1", "99") , file("part2", "52") , file("part3", "17") ])\nroot = dir("Root", [ text, libs], [ file("read!", "1234567890") ])\nlst_same_els(fynd(dir("ABC", [ dir_1, dir_2], [ ]) , "File 5") , <text:s text:c="5"/>[ [ "ABC", "Directory 1"], [ "ABC", "Directory 1", "Directory 2"], [ "ABC", "Directory 1", "Directory 2", "Root", "Text"]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vja0eqlan1vvw1zn1pxe5pr107lls81e3cjki, timestamp: 1601516150083 at line: 65</text:p>
          </table:table-cell>
          <table:table-cell office:value-type="string" table:style-name="ce1">
            <text:p>Believes fynd searches directory names as well as files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lst-same-els(fynd(dir("a",[list:],[list:file("","")]), ""), [list:"a"]) is true</text:p>
          </table:table-cell>
          <table:table-cell office:value-type="string" table:style-name="ce1">
            <text:p>lst_same_els(fynd(dir("a",[],[file("","") ]) , "") , ["a"]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1qx0w1ah6oc3bh3u241tehkv31b5s2az1mcxsra, timestamp: 1601521172977 at line: 3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code = dir("code", empty, [list: file("hang", string-repeat(" ", 8)), file("draw", string-repeat(" ", 2))]) <text:s/>libs = dir("libs", [list: code], [list: file("read", string-repeat(" ", 20))]) <text:s/>text = dir("text", empty, [list: file("part1", string-repeat(" ", 99)), file("part2", string-repeat(" ", 52)), file("part3", string-repeat(" ", 17))]) can-find(libs, "part3") is true</text:p>
          </table:table-cell>
          <table:table-cell office:value-type="string" table:style-name="ce1">
            <text:p>code = dir("code", empty, [ file("hang", string_repeat(" ", 8) ) , file("draw", string_repeat(" ", 2) ) ]) \nlibs = dir("libs", [ code], [ file("read", string_repeat(" ", 20) ) ]) \ntext = dir("text", empty, [ file("part1", string_repeat(" ", 99) ) , file("part2", string_repeat(" ", 52) ) , file("part3", string_repeat(" ", 17) ) ])\ncan_find(libs, "part3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1qx0w1ah6oc3bh3u241tehkv31b5s2az1mcxsra, timestamp: 1601521646217 at line: 3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mddddd</text:p>
          </table:table-cell>
          <table:table-cell office:value-type="string" table:style-name="ce1">
            <text:p>code = dir("code", empty, [list: file("hang", string-repeat(" ", 8)), file("draw", string-repeat(" ", 2))]) <text:s/>libs = dir("libs", [list: code], [list: file("read", string-repeat(" ", 20))]) <text:s/>text = dir("text", empty, [list: file("part1", string-repeat(" ", 99)), file("part2", string-repeat(" ", 52)), file("part3", string-repeat(" ", 17))]) can-find(libs, "part3") is true</text:p>
          </table:table-cell>
          <table:table-cell office:value-type="string" table:style-name="ce1">
            <text:p>code = dir("code", empty, [ file("hang", string_repeat(" ", 8) ) , file("draw", string_repeat(" ", 2) ) ]) \nlibs = dir("libs", [ code], [ file("read", string_repeat(" ", 20) ) ]) \ntext = dir("text", empty, [ file("part1", string_repeat(" ", 99) ) , file("part2", string_repeat(" ", 52) ) , file("part3", string_repeat(" ", 17) ) ])\ncan_find(libs, "part3"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xqpg6q1r812yt7hg4cpf91zt6s61non63r7qe, timestamp: 1601606417778 at line: 10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base-case = dir("pokemon", [list: ], [list: ]) file-main-only = dir("pokemon", [list: ], [list: <text:s text:c="5"/>file("pikachu", "electric"), <text:s text:c="5"/>file("bulbasaur", "grass"), <text:s text:c="5"/>file("squirtle", "water")]) file-sub-only = dir( <text:s text:c="2"/>"pokemon", <text:s text:c="3"/>[list: <text:s text:c="5"/>dir( <text:s text:c="6"/>"kanto", <text:s text:c="7"/>[list: ], <text:s text:c="7"/>[list: <text:s text:c="9"/>file("pikachu", "electric"), <text:s text:c="9"/>file("bulbasaur", "grass")])], <text:s text:c="3"/>[list: ]) <text:s/>file-main-and-sub = <text:s text:c="3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], <text:s text:c="5"/>[list: <text:s text:c="7"/>file("pikachu", "electric")]) <text:s/>file-main-and-sub2 = <text:s text:c="5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, <text:s text:c="7"/>dir( <text:s text:c="8"/>"johto", <text:s text:c="9"/>[list: ], <text:s text:c="9"/>[list: <text:s text:c="11"/>file("cyndaquil", "fire"), <text:s text:c="11"/>file("totadile", "water")])], <text:s text:c="5"/>[list: <text:s text:c="7"/>file("pikachu", "electric")]) <text:s/>file-main-and-sub4 = <text:s text:c="5"/>dir( <text:s text:c="4"/>"pokemon", <text:s text:c="5"/>[list: <text:s text:c="7"/>dir( <text:s text:c="8"/>"kanto", <text:s text:c="9"/>[list: ], <text:s text:c="9"/>[list: <text:s text:c="11"/>file("bulbasaur", "grass"), <text:s text:c="11"/>file("squirtle", "water"), <text:s text:c="11"/>file("charmander", "fire")]), <text:s text:c="7"/>dir( <text:s text:c="8"/>"johto", <text:s text:c="9"/>[list: ], <text:s text:c="9"/>[list: <text:s text:c="11"/>file("cyndaquil", "fire"), <text:s text:c="11"/>file("totadile", "water")]), <text:s text:c="7"/>dir( <text:s text:c="8"/>"sinnoh", <text:s text:c="9"/>[list: ], <text:s text:c="9"/>[list: <text:s text:c="11"/>file("dialga", "as"), <text:s text:c="11"/>file("gloomyer", "poison")]), <text:s text:c="7"/>dir( <text:s text:c="8"/>"Hoenn", <text:s text:c="9"/>[list: ], <text:s text:c="9"/>[list: <text:s text:c="11"/>file("torchic", "fire"), <text:s text:c="11"/>file("treeko", "grass")])], <text:s text:c="5"/>[list: <text:s text:c="7"/>file("pikachu", "electric")]) <text:s/>file-main-sub-subsub = <text:s text:c="3"/>dir( <text:s text:c="4"/>"pokemon", <text:s text:c="5"/>[list: <text:s text:c="7"/>dir( <text:s text:c="8"/>"kanto", <text:s text:c="9"/>[list: <text:s text:c="11"/>dir( <text:s text:c="12"/>"ash", <text:s text:c="13"/>[list: ], <text:s text:c="13"/>[list: <text:s text:c="15"/>file("pikachu", "electric"), <text:s text:c="15"/>file("squirtle", "water"), <text:s text:c="15"/>file("pidgey", "flying")])], <text:s text:c="9"/>[list: <text:s text:c="11"/>file("bulbasaur", "plant"), <text:s text:c="11"/>file("charmander", "fire"), <text:s text:c="11"/>file("magikarp", "water")])], <text:s text:c="5"/>[list: <text:s text:c="7"/>file("latios", "flying"), <text:s text:c="7"/>file("dragonair", "flying")]) <text:s/>file-main-sub3-subsub3 = <text:s text:c="3"/>dir( <text:s text:c="4"/>"pokemon", <text:s text:c="5"/>[list: <text:s text:c="7"/>dir( <text:s text:c="8"/>"kanto", <text:s text:c="9"/>[list: <text:s text:c="11"/>dir( <text:s text:c="12"/>"ash", <text:s text:c="13"/>[list: ], <text:s text:c="13"/>[list: <text:s text:c="15"/>file("pikachu", "electric"), <text:s text:c="15"/>file("squirtle", "water")]), <text:s text:c="11"/>dir( <text:s text:c="12"/>"misty", <text:s text:c="13"/>[list: ], <text:s text:c="13"/>[list: <text:s text:c="15"/>file("starmie", "water"), <text:s text:c="15"/>file("psyduck", "water"), <text:s text:c="14"/>file("magikarp", "water")]), <text:s text:c="11"/>dir( <text:s text:c="12"/>"brock", <text:s text:c="13"/>[list: ], <text:s text:c="13"/>[list: <text:s text:c="15"/>file("geodude", "rock")])], <text:s text:c="9"/>[list: ]), <text:s text:c="7"/>dir( <text:s text:c="8"/>"johto", <text:s text:c="9"/>[list: ], <text:s text:c="9"/>[list: <text:s text:c="11"/>file("chikorita", "grass"), <text:s text:c="11"/>file("cyndaquil", "fire"), <text:s text:c="11"/>file("totadile", "water")]), <text:s text:c="7"/>dir( <text:s text:c="8"/>"sinnoh", <text:s text:c="9"/>[list: <text:s text:c="11"/>dir("cool", <text:s text:c="13"/>[list: ], <text:s text:c="13"/>[list: <text:s text:c="15"/>file("gloom", "poison"), <text:s text:c="14"/>file("asdf", "asdf"), <text:s text:c="15"/>file("asd", "asd")])], <text:s text:c="9"/>[list: ])], <text:s text:c="5"/>[list: <text:s text:c="7"/>file("jesse", "teamr"), <text:s text:c="7"/>file("james", "teamr"), <text:s text:c="7"/>file("mewoth", "teamr"), <text:s text:c="7"/>file("asdf", "a")]) <text:s/>lst-same-els(fynd(file-main-and-sub, "pikachu"), y) is true</text:p>
          </table:table-cell>
          <table:table-cell office:value-type="string" table:style-name="ce1">
            <text:p>base_case = dir("pokemon", [ ], [ ])\nfile_main_only = dir("pokemon", [ ], [ <text:s text:c="5"/>file("pikachu", "electric") , <text:s text:c="5"/>file("bulbasaur", "grass") , <text:s text:c="5"/>file("squirtle", "water") ])\nfile_sub_only = dir( <text:s text:c="2"/>"pokemon", <text:s text:c="3"/>[ <text:s text:c="5"/>dir( <text:s text:c="6"/>"kanto", <text:s text:c="7"/>[ ], <text:s text:c="7"/>[ <text:s text:c="9"/>file("pikachu", "electric") , <text:s text:c="9"/>file("bulbasaur", "grass") ]) ], <text:s text:c="3"/>[ ])\nfile_main_and_sub = <text:s text:c="3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], <text:s text:c="5"/>[ <text:s text:c="7"/>file("pikachu", "electric") ])\nfile_main_and_sub2 = <text:s text:c="5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, <text:s text:c="7"/>dir( <text:s text:c="8"/>"johto", <text:s text:c="9"/>[ ], <text:s text:c="9"/>[ <text:s text:c="11"/>file("cyndaquil", "fire") , <text:s text:c="11"/>file("totadile", "water") ]) ], <text:s text:c="5"/>[ <text:s text:c="7"/>file("pikachu", "electric") ])\nfile_main_and_sub4 = <text:s text:c="5"/>dir( <text:s text:c="4"/>"pokemon", <text:s text:c="5"/>[ <text:s text:c="7"/>dir( <text:s text:c="8"/>"kanto", <text:s text:c="9"/>[ ], <text:s text:c="9"/>[ <text:s text:c="11"/>file("bulbasaur", "grass") , <text:s text:c="11"/>file("squirtle", "water") , <text:s text:c="11"/>file("charmander", "fire") ]) , <text:s text:c="7"/>dir( <text:s text:c="8"/>"johto", <text:s text:c="9"/>[ ], <text:s text:c="9"/>[ <text:s text:c="11"/>file("cyndaquil", "fire") , <text:s text:c="11"/>file("totadile", "water") ]) , <text:s text:c="7"/>dir( <text:s text:c="8"/>"sinnoh", <text:s text:c="9"/>[ ], <text:s text:c="9"/>[ <text:s text:c="11"/>file("dialga", "as") , <text:s text:c="11"/>file("gloomyer", "poison") ]) , <text:s text:c="7"/>dir( <text:s text:c="8"/>"Hoenn", <text:s text:c="9"/>[ ], <text:s text:c="9"/>[ <text:s text:c="11"/>file("torchic", "fire") , <text:s text:c="11"/>file("treeko", "grass") ]) ], <text:s text:c="5"/>[ <text:s text:c="7"/>file("pikachu", "electric") ])\nfile_main_sub_subsub = <text:s text:c="3"/>dir( <text:s text:c="4"/>"pokemon", <text:s text:c="5"/>[ <text:s text:c="7"/>dir( <text:s text:c="8"/>"kanto", <text:s text:c="9"/>[ <text:s text:c="11"/>dir( <text:s text:c="12"/>"ash", <text:s text:c="13"/>[ ], <text:s text:c="13"/>[ <text:s text:c="15"/>file("pikachu", "electric") , <text:s text:c="15"/>file("squirtle", "water") , <text:s text:c="15"/>file("pidgey", "flying") ]) ], <text:s text:c="9"/>[ <text:s text:c="11"/>file("bulbasaur", "plant") , <text:s text:c="11"/>file("charmander", "fire") , <text:s text:c="11"/>file("magikarp", "water") ]) ], <text:s text:c="5"/>[ <text:s text:c="7"/>file("latios", "flying") , <text:s text:c="7"/>file("dragonair", "flying") ])\nfile_main_sub3_subsub3 = <text:s text:c="3"/>dir( <text:s text:c="4"/>"pokemon", <text:s text:c="5"/>[ <text:s text:c="7"/>dir( <text:s text:c="8"/>"kanto", <text:s text:c="9"/>[ <text:s text:c="11"/>dir( <text:s text:c="12"/>"ash", <text:s text:c="13"/>[ ], <text:s text:c="13"/>[ <text:s text:c="15"/>file("pikachu", "electric") , <text:s text:c="15"/>file("squirtle", "water") ]) , <text:s text:c="11"/>dir( <text:s text:c="12"/>"misty", <text:s text:c="13"/>[ ], <text:s text:c="13"/>[ <text:s text:c="15"/>file("starmie", "water") , <text:s text:c="15"/>file("psyduck", "water") , <text:s text:c="14"/>file("magikarp", "water") ]) , <text:s text:c="11"/>dir( <text:s text:c="12"/>"brock", <text:s text:c="13"/>[ ], <text:s text:c="13"/>[ <text:s text:c="15"/>file("geodude", "rock") ]) ], <text:s text:c="9"/>[ ]) , <text:s text:c="7"/>dir( <text:s text:c="8"/>"johto", <text:s text:c="9"/>[ ], <text:s text:c="9"/>[ <text:s text:c="11"/>file("chikorita", "grass") , <text:s text:c="11"/>file("cyndaquil", "fire") , <text:s text:c="11"/>file("totadile", "water") ]) , <text:s text:c="7"/>dir( <text:s text:c="8"/>"sinnoh", <text:s text:c="9"/>[ <text:s text:c="11"/>dir("cool", <text:s text:c="13"/>[ ], <text:s text:c="13"/>[ <text:s text:c="15"/>file("gloom", "poison") , <text:s text:c="14"/>file("asdf", "asdf") , <text:s text:c="15"/>file("asd", "asd") ]) ], <text:s text:c="9"/>[ ]) ], <text:s text:c="5"/>[ <text:s text:c="7"/>file("jesse", "teamr") , <text:s text:c="7"/>file("james", "teamr") , <text:s text:c="7"/>file("mewoth", "teamr") , <text:s text:c="7"/>file("asdf", "a") ])\nlst_same_els(fynd(file_main_and_sub, "pikachu") , y) ==Tr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xr1yhd1ojb6ae1a2jke0s2ru551sl9nqsrdp4xo, timestamp: 1603576503697 at line: 33</text:p>
          </table:table-cell>
          <table:table-cell office:value-type="string" table:style-name="ce1">
            <text:p>Typo or no misunderstanding (missing list-no-order call)</text:p>
          </table:table-cell>
          <table:table-cell office:value-type="string" table:style-name="ce1">
            <text:p>dddddddddddddd</text:p>
          </table:table-cell>
          <table:table-cell office:value-type="string" table:style-name="ce1">
            <text:p>Root = <text:s text:c="3"/>dir("Root", <text:s text:c="4"/>[list: <text:s text:c="6"/>dir("Text", empty, <text:s text:c="8"/>[list: <text:s text:c="10"/>file("part1", "(99)"), <text:s text:c="10"/>file("part2", "(52)"), <text:s text:c="10"/>file("part3", "(17)")]), <text:s text:c="6"/>dir("Libs", <text:s text:c="8"/>[list: <text:s text:c="10"/>dir("Code", [list: <text:s text:c="14"/>file("hang", "(8)"), <text:s text:c="14"/>file("draw", "(2)"), <text:s text:c="12"/>], <text:s text:c="12"/>empty)], <text:s text:c="8"/>[list: <text:s text:c="10"/>file("read!", "(20)")])], <text:s text:c="4"/>[list: <text:s text:c="6"/>file("read!", "(10)")]) fynd(Root, "part3") is <text:s text:c="5"/>[list: [list: "Root", "Text"]]</text:p>
          </table:table-cell>
          <table:table-cell office:value-type="string" table:style-name="ce1">
            <text:p>Root = <text:s text:c="3"/>dir("Root", <text:s text:c="4"/>[ <text:s text:c="6"/>dir("Text", empty, <text:s text:c="8"/>[ <text:s text:c="10"/>file("part1", "(99) ") , <text:s text:c="10"/>file("part2", "(52) ") , <text:s text:c="10"/>file("part3", "(17) ") ]) , <text:s text:c="6"/>dir("Libs", <text:s text:c="8"/>[ <text:s text:c="10"/>dir("Code", [ <text:s text:c="14"/>file("hang", "(8) ") , <text:s text:c="14"/>file("draw", "(2) ") , <text:s text:c="12"/>], <text:s text:c="12"/>empty) ], <text:s text:c="8"/>[ <text:s text:c="10"/>file("read!", "(20) ") ]) ], <text:s text:c="4"/>[ <text:s text:c="6"/>file("read!", "(10) ") ])\nfynd(Root, "part3") == <text:s text:c="4"/>[ [ "Root", "Text"]]</text:p>
          </table:table-cell>
          <table:table-cell table:number-columns-repeated="16379"/>
        </table:table-row>
        <table:table-row table:number-rows-repeated="8" table:style-name="ro1">
          <table:table-cell table:number-columns-repeated="16384" table:style-name="ce1"/>
        </table:table-row>
        <table:table-row table:number-rows-repeated="888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ExternalData_1" table:cell-range-address="Filesystem.$A$1:Filesystem.$B$104" table:base-cell-address="Filesystem.$A$1"/>
        </table:named-expressions>
      </table:table>
      <table:table table:name="Nile" table:style-name="ta1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23" table:default-cell-style-name="ce1"/>
        <table:table-column table:style-name="co7" table:number-columns-repeated="1635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lassification</text:p>
          </table:table-cell>
          <table:table-cell office:value-type="string" table:style-name="ce1">
            <text:p>Feature Vector</text:p>
          </table:table-cell>
          <table:table-cell office:value-type="string" table:style-name="ce1">
            <text:p>Test Code</text:p>
          </table:table-cell>
          <table:table-cell office:value-type="string" table:style-name="ce1">
            <text:p>Pytho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d2gvs9283pbyh3zbw1kutzf4r9dbfddcrghq, timestamp: 1599900654944 at line: 1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 = file("vty.txt", [list: "Crime and Punishment", "Heaps are Lame"]) b = file("help.txt", [list: "Crime and Punishment", "help", "ono"]) popular-pairs([list: a, b]) is pair("Crime and Punishment", "help")</text:p>
          </table:table-cell>
          <table:table-cell office:value-type="string" table:style-name="ce1">
            <text:p>a = file("vty.txt", [ "Crime and Punishment", "Heaps are Lame"])\nb = file("help.txt", [ "Crime and Punishment", "help", "ono"])\npopular_pairs([ a, b]) == pair("Crime and Punishment", "help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1d2gvs9283pbyh3zbw1kutzf4r9dbfddcrghq, timestamp: 1599900862989 at line: 1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 = file("vty.txt", [list: "Crime and Punishment", "Heaps are Lame"]) b = file("help.txt", [list: "Crime and Punishment", "help", "ono"]) popular-pairs([list: a, b]) is recommendation(1, [list: pair("help", "ono"), pair("Crime and Punishment", "ono"), pair("Crime and Punishment", "help"), pair("Crime and Punishment", "help"), pair("Crime and Punishment", "Heaps are Lame")</text:p>
          </table:table-cell>
          <table:table-cell office:value-type="string" table:style-name="ce1">
            <text:p>a = file("vty.txt", [ "Crime and Punishment", "Heaps are Lame"])\nb = file("help.txt", [ "Crime and Punishment", "help", "ono"])\npopular_pairs([ a, b]) == recommendation(1, [ pair("help", "ono"), pair("Crime and Punishment", "ono"), pair("Crime and Punishment", "help"), pair("Crime and Punishment", "help"),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65144577 at line: 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4"/>file("x", [list: "a", "b", "c"]), <text:s text:c="4"/>file("y", [list: "b", "c", "d"]), <text:s text:c="4"/>file("z", [list: "d", "a"])]) is recommendation(2, [list: "b"])</text:p>
          </table:table-cell>
          <table:table-cell office:value-type="string" table:style-name="ce1">
            <text:p>recommend("a", [ <text:s text:c="4"/>file("x", [ "a", "b", "c"]), <text:s text:c="4"/>file("y", [ "b", "c", "d"]), <text:s text:c="4"/>file("z", [ "d", "a"])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0079450 at line: 35</text:p>
          </table:table-cell>
          <table:table-cell office:value-type="string" table:style-name="ce1">
            <text:p>Believes count reflects total count of most frequent book in book-recor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5"/>file("x", [list: "a", "b", "c"]), <text:s text:c="6"/>file("y", [list: "b", "hi", "d"]), <text:s text:c="6"/>file("z", [list: "d", "a", "e"]), <text:s text:c="5"/>file("w", [list: "a", "b", "f"])]) is recommendation(3, [list: "b"])</text:p>
          </table:table-cell>
          <table:table-cell office:value-type="string" table:style-name="ce1">
            <text:p>recommend("a", [ <text:s text:c="5"/>file("x", [ "a", "b", "c"]), <text:s text:c="6"/>file("y", [ "b", "hi", "d"]), <text:s text:c="6"/>file("z", [ "d", "a", "e"]), <text:s text:c="5"/>file("w", [ "a", "b", "f"])]) == recommendation(3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0669343 at line: 63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hello there", [list: <text:s text:c="5"/>file("vty.txt", [list: "Crime and Punishment", "Heaps are Lame"]), <text:s text:c="5"/>file("a", [list: "hello there", "Heaps are Lame"])]) <text:s text:c="4"/>is recommendation(1, "Heaps are Lame")</text:p>
          </table:table-cell>
          <table:table-cell office:value-type="string" table:style-name="ce1">
            <text:p>recommend("hello there", [ <text:s text:c="5"/>file("vty.txt", [ "Crime and Punishment", "Heaps are Lame"]), <text:s text:c="5"/>file("a", [ "hello there", "Heaps are Lame"])]) <text:s text:c="4"/>== recommendation(1, "Heaps are Lame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2815943 at line: 77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5"/>file("x", [list: "a", "b", "c", "d", "e", "f", "g"]), <text:s text:c="6"/>file("y", [list: "q", "e", "a", "d", "x", "y", "f"]), <text:s text:c="6"/>file("z", [list: "d", "a", "e", "r", "b", "q", "x"]), <text:s text:c="5"/>file("w", [list: "a", "b", "f", "x", "c", "l", "q"])]) <text:s text:c="4"/>is recommendation(3, [list: "b", ""])</text:p>
          </table:table-cell>
          <table:table-cell office:value-type="string" table:style-name="ce1">
            <text:p>recommend("a", [ <text:s text:c="5"/>file("x", [ "a", "b", "c", "d", "e", "f", "g"]), <text:s text:c="6"/>file("y", [ "q", "e", "a", "d", "x", "y", "f"]), <text:s text:c="6"/>file("z", [ "d", "a", "e", "r", "b", "q", "x"]), <text:s text:c="5"/>file("w", [ "a", "b", "f", "x", "c", "l", "q"])]) <text:s text:c="4"/>== recommendation(3, [ "b", "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2834612 at line: 77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5"/>file("x", [list: "a", "b", "c", "d", "e", "f", "g"]), <text:s text:c="6"/>file("y", [list: "q", "e", "a", "d", "x", "y", "f"]), <text:s text:c="6"/>file("z", [list: "d", "a", "e", "r", "b", "q", "x"]), <text:s text:c="5"/>file("w", [list: "a", "b", "f", "x", "c", "l", "q"])]) <text:s text:c="4"/>is recommendation(3, [list: "b", ""])</text:p>
          </table:table-cell>
          <table:table-cell office:value-type="string" table:style-name="ce1">
            <text:p>recommend("a", [ <text:s text:c="5"/>file("x", [ "a", "b", "c", "d", "e", "f", "g"]), <text:s text:c="6"/>file("y", [ "q", "e", "a", "d", "x", "y", "f"]), <text:s text:c="6"/>file("z", [ "d", "a", "e", "r", "b", "q", "x"]), <text:s text:c="5"/>file("w", [ "a", "b", "f", "x", "c", "l", "q"])]) <text:s text:c="4"/>== recommendation(3, [ "b", "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6s04hw1e5m4zh1w210ns2ogvfn1upkq6e9mi9j1, timestamp: 1599983035880 at line: 15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<text:s text:c="6"/>file("x", [list: "a", "b", "c"]), <text:s text:c="6"/>file("y", [list: "b", "c", "d"]), <text:s text:c="6"/>file("z", [list: "d", "a", "e"])]) is recommendation(1, [list: "b"])</text:p>
          </table:table-cell>
          <table:table-cell office:value-type="string" table:style-name="ce1">
            <text:p>recommend("a", [ <text:s text:c="6"/>file("x", [ "a", "b", "c"]), <text:s text:c="6"/>file("y", [ "b", "c", "d"]), <text:s text:c="6"/>file("z", [ "d", "a", "e"])]) == recommendation(1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9k5w80wurcmz17erzm21okoberhp2u2mvvna3s, timestamp: 1599970475431 at line: 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1.txt", [list: "Book 1", "Book 2", "Book 3"])recommend("Book 2", [list: f1]) is recommendation(1, [list: "Book 2", "Book 1"])</text:p>
          </table:table-cell>
          <table:table-cell office:value-type="string" table:style-name="ce1">
            <text:p>f1 = file("f1.txt", [ "Book 1", "Book 2", "Book 3"])\nrecommend("Book 2", [ f1]) == recommendation(1, [ "Book 2", "Book 1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1403802 at line: 1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Crime and Punishment", <text:s text:c="4"/>[list: file("vty.txt", [list: "Crime and Punishment", "Heaps are Lame"])]) <text:s text:c="4"/>is recommendation(1, "Heaps are Lame")</text:p>
          </table:table-cell>
          <table:table-cell office:value-type="string" table:style-name="ce1">
            <text:p>recommend("Crime and Punishment", <text:s text:c="4"/>[ file("vty.txt", [ "Crime and Punishment", "Heaps are Lame"])]) <text:s text:c="4"/>== recommendation(1, "Heaps are Lame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1743869 at line: 3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<text:s text:c="4"/>[list: file("vty.txt", [list: "A", "B", "C"]), <text:s text:c="6"/>file("vty.txt", [list: "A", "B", "C"])]) <text:s text:c="4"/>is recommendation(1, [list: "B", "C"])</text:p>
          </table:table-cell>
          <table:table-cell office:value-type="string" table:style-name="ce1">
            <text:p>recommend("A", <text:s text:c="4"/>[ file("vty.txt", [ "A", "B", "C"]), <text:s text:c="6"/>file("vty.txt", [ "A", "B", "C"])]) <text:s text:c="4"/>== recommendation(1, [ "B", "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2811383 at line: 6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", [list: "A", "B"])]) <text:s text:c="3"/>is recommendation(1, [list: "A", "B"])</text:p>
          </table:table-cell>
          <table:table-cell office:value-type="string" table:style-name="ce1">
            <text:p>popular_pairs([ file("", [ "A", "B"])]) <text:s text:c="3"/>== recommendation(1, [ "A",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3332349 at line: 72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", [list: "A", "B", "C"])]) <text:s text:c="3"/>is recommendation(1, [list: pair("A", "B", "C")])</text:p>
          </table:table-cell>
          <table:table-cell office:value-type="string" table:style-name="ce1">
            <text:p>popular_pairs([ file("", [ "A", "B", "C"])]) <text:s text:c="3"/>== recommendation(1, [ pair("A", "B", "C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d9b83m4rz5362ha99h1yyhm8p87pigk1x39mdp, timestamp: 1599962601460 at line: 1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a", [list: "a", "b", ""]), <text:s text:c="5"/>file("1", [list: "b", "c", "a!"]), <text:s text:c="5"/>file("a!", [list: "c", "a", "a!", "b"]), <text:s text:c="5"/>file("c", [list: "", "e", "a", "d"])]) <text:s text:c="3"/>is 2</text:p>
          </table:table-cell>
          <table:table-cell office:value-type="string" table:style-name="ce1">
            <text:p>recommend("a", [ file("a", [ "a", "b", ""]), <text:s text:c="5"/>file("1", [ "b", "c", "a!"]), <text:s text:c="5"/>file("a!", [ "c", "a", "a!", "b"]), <text:s text:c="5"/>file("c", [ "", "e", "a", "d"])]) <text:s text:c="3"/>== 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ec4n499hhj0n1xstzsx3uy9uz19ocou7pmu74, timestamp: 1600012390406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[list: "Pride and Prejudic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[ "Pride and Prejudic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ec4n499hhj0n1xstzsx3uy9uz19ocou7pmu74, timestamp: 1600012461019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 [list: "Pride and Prejudice", "One Hundred Years of Solitud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 [ "Pride and Prejudice", "One Hundred Years of Solitud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ec4n499hhj0n1xstzsx3uy9uz19ocou7pmu74, timestamp: 1600012653786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I Know Why the Caged Bird Sings", [list: file("Aalia-reccomendations.txt", [list: "Pride and prejudice", "One Hundred Years of Solitude", "I Know Why the Caged Bird Sings"]), file("Adam's-reccomendations.txt", [list: "The Kite Runner", "One Hundred Years of Solitude", "I Know Why the Caged Bird Sings"]), file("Preet-reccomends.txt", [list: "War and Peace", "Home Fire", "Atlas Shrugged"]), file("David-reccomends.txt", [list: "The Catcher in the Rye", "I Know Why the Caged Bird Sings", "Pride and Prejudice"])]) <text:s text:c="3"/>is recommendation(2, [list: "Pride and Prejudice", "One Hundred Years of Solitude"])</text:p>
          </table:table-cell>
          <table:table-cell office:value-type="string" table:style-name="ce1">
            <text:p>recommend("I Know Why the Caged Bird Sings", [ file("Aalia_reccomendations.txt", [ "Pride and prejudice", "One Hundred Years of Solitude", "I Know Why the Caged Bird Sings"]), file("Adam's_reccomendations.txt", [ "The Kite Runner", "One Hundred Years of Solitude", "I Know Why the Caged Bird Sings"]), file("Preet_reccomends.txt", [ "War and Peace", "Home Fire", "Atlas Shrugged"]), file("David_reccomends.txt", [ "The Catcher in the Rye", "I Know Why the Caged Bird Sings", "Pride and Prejudice"])]) <text:s text:c="3"/>== recommendation(2, [ "Pride and Prejudice", "One Hundred Years of Solitud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o4hhc16iancx1kn347n2fburd1sy2cjfz2o557, timestamp: 1599953869111 at line: 21</text:p>
          </table:table-cell>
          <table:table-cell office:value-type="string" table:style-name="ce1">
            <text:p>Believes all titles in book-record must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1", [list: "test", "a"])]) is <text:s text:c="2"/>recommendation(0, [list: "test", "a"])</text:p>
          </table:table-cell>
          <table:table-cell office:value-type="string" table:style-name="ce1">
            <text:p>popular_pairs([ file("1", [ "test", "a"])]) == <text:s text:c="2"/>recommendation(0, [ "test", "a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o9q6c1qr49pq151b6pnqrj9b61jwbyto1f01eph, timestamp: 1599980587444 at line: 1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b1", [list: file("1.txt", [list: "b1", "b2"])]) <text:s text:c="4"/>is recommendation(1, [list: "b1"])</text:p>
          </table:table-cell>
          <table:table-cell office:value-type="string" table:style-name="ce1">
            <text:p>recommend("b1", [ file("1.txt", [ "b1", "b2"])]) <text:s text:c="4"/>== recommendation(1, [ "b1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o9q6c1qr49pq151b6pnqrj9b61jwbyto1f01eph, timestamp: 1599988199766 at line: 80</text:p>
          </table:table-cell>
          <table:table-cell office:value-type="string" table:style-name="ce1">
            <text:p>Believes queried book can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b1", <text:s text:c="4"/>[list: file("1.txt", [list: "b1", "b2", "b4"]), <text:s text:c="5"/>file("2.txt", [list: "b3", "b5", "b1"])]) <text:s text:c="4"/>is recommendation(2, [list: "b1", "b4", "b3", "b5"])</text:p>
          </table:table-cell>
          <table:table-cell office:value-type="string" table:style-name="ce1">
            <text:p>recommend("b1", <text:s text:c="4"/>[ file("1.txt", [ "b1", "b2", "b4"]), <text:s text:c="5"/>file("2.txt", [ "b3", "b5", "b1"])]) <text:s text:c="4"/>== recommendation(2, [ "b1", "b4", "b3", "b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vhy7gezhtge1v8e9tx1kvpw1bx52pbg1ggts3a, timestamp: 1599967276162 at line: 12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ile1", [list: "A", "B", "C"]) <text:s/>f2 = file("file2", [list: "A", "W", "R"]) <text:s/>recommend("A", [list: f1, f2]) is recommendation(2, [list: "B"])</text:p>
          </table:table-cell>
          <table:table-cell office:value-type="string" table:style-name="ce1">
            <text:p>f1 = file("file1", [ "A", "B", "C"])\nf2 = file("file2", [ "A", "W", "R"])\nrecommend("A", [ f1, f2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vhy7gezhtge1v8e9tx1kvpw1bx52pbg1ggts3a, timestamp: 1599967291221 at line: 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ile1", [list: "A", "B", "C"])f2 = file ("file2", [list: "A", "W", "R", "C"]) recommend("A", [list: f1, f2]) is recommendation(2, [list: "B"])</text:p>
          </table:table-cell>
          <table:table-cell office:value-type="string" table:style-name="ce1">
            <text:p>f1 = file("file1", [ "A", "B", "C"])\nf2 = file ("file2", [ "A", "W", "R", "C"])\nrecommend("A", [ f1, f2]) == recommendation(2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hvhy7gezhtge1v8e9tx1kvpw1bx52pbg1ggts3a, timestamp: 1599967304217 at line: 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1 = file("file1", [list: "A", "B", "C"]) f2 = file("file2", [list: "A", "W", "R", "C"]) recommend("A", [list: f1, f2]) is recommendation(2, [list: "BC"])</text:p>
          </table:table-cell>
          <table:table-cell office:value-type="string" table:style-name="ce1">
            <text:p>f1 = file("file1", [ "A", "B", "C"])\nf2 = file("file2", [ "A", "W", "R", "C"])\nrecommend("A", [ f1, f2]) == recommendation(2, [ "B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53718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arr.txt, arr1.txt]) is recommendation(2, [list: "book2"])</text:p>
          </table:table-cell>
          <table:table-cell office:value-type="string" table:style-name="ce1">
            <text:p>recommend("1", [ arr.txt, arr1.txt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553756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1206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12067 at line: 10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book2"])</text:p>
          </table:table-cell>
          <table:table-cell office:value-type="string" table:style-name="ce1">
            <text:p>recommend("1", [ "arr", "arr1"]) == recommendation(2, [ "book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28303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2"])</text:p>
          </table:table-cell>
          <table:table-cell office:value-type="string" table:style-name="ce1">
            <text:p>recommend("1", [ "arr"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56647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"arr", "arr1"]) is recommendation(2, [list: "2"])</text:p>
          </table:table-cell>
          <table:table-cell office:value-type="string" table:style-name="ce1">
            <text:p>recommend("1", [ "arr"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786090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1", [list: arr, "arr1"]) is recommendation(2, [list: "2"])</text:p>
          </table:table-cell>
          <table:table-cell office:value-type="string" table:style-name="ce1">
            <text:p>recommend("1", [ arr, "arr1"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962056 at line: 1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4", [list: arr2]) is recommendation(0, [list: empty])</text:p>
          </table:table-cell>
          <table:table-cell office:value-type="string" table:style-name="ce1">
            <text:p>recommend("4", [ arr2]) == recommendation(0, [ empty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3962056 at line: 10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rr = file("arr", [list: "1", "2", "3"]) arr1 = file("arr1", [list: "1", "2"]) arr2= file("arr2", [list: "1", "2", "3"]) <text:s text:c="2"/>recommend("0", [list: arr, arr1]) is recommendation(2, [list: "2"])</text:p>
          </table:table-cell>
          <table:table-cell office:value-type="string" table:style-name="ce1">
            <text:p>arr = file("arr", [ "1", "2", "3"])\narr1 = file("arr1", [ "1", "2"])\narr2= file("arr2", [ "1", "2", "3"])\nrecommend("0", [ arr, arr1]) == recommendation(2, [ "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4089314 at line: 1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rr = file("arr", [list: "1", "2"]) arr1 = file("arr1", [list: "1", "2"]) arr2= file("arr2", [list: "1", "2", "3"]) <text:s text:c="2"/>recommend("2", [list: arr2]) is recommendation(3, [list: "1"])</text:p>
          </table:table-cell>
          <table:table-cell office:value-type="string" table:style-name="ce1">
            <text:p>arr = file("arr", [ "1", "2"])\narr1 = file("arr1", [ "1", "2"])\narr2= file("arr2", [ "1", "2", "3"])\nrecommend("2", [ arr2]) == recommendation(3, [ "1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iqkp7n6jl79k1okizvd13xf01x1gsh10u1jqyyvs, timestamp: 1599944138659 at line: 11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rr = file("arr", [list: "1", "2"]) arr1 = file("arr1", [list: "1", "2", "3"]) arr2= file("arr2", [list: "1", "2", "3"]) <text:s text:c="2"/>recommend("1", [list: arr1,arr2]) is recommendation(3, [list: "2", "3"])</text:p>
          </table:table-cell>
          <table:table-cell office:value-type="string" table:style-name="ce1">
            <text:p>arr = file("arr", [ "1", "2"])\narr1 = file("arr1", [ "1", "2", "3"])\narr2= file("arr2", [ "1", "2", "3"])\nrecommend("1", [ arr1,arr2]) == recommendation(3, [ "2", "3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li5bapxdfb841jldnxi28oerlayjwzb104akv6, timestamp: 1599967421385 at line: 3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1", [list: [list: 'sword', 'Panic', 'Goodbye', 'goodbye']]), <text:s text:c="7"/>file("2", [list: 'Flame', 'fire', 'food', 'Goodbye']), <text:s text:c="7"/>file("3", [list: 'Pot', 'sword', 'Goodbye', 'fire', 'Panic', 'Hello', 'food']), <text:s text:c="6"/>file("4", [list: 'hello', 'Goodbye', 'Panic']), <text:s text:c="7"/>file("5", [list: 'Flame', 'hello']), <text:s text:c="6"/>file("6", [list: 'Panic', 'goodbye', 'Flame', 'fire']), <text:s text:c="6"/>file("7", [list: 'Pot', 'goodbye', 'fire']), <text:s text:c="6"/>file("8", [list: 'Goodbye', 'sword', 'fire', 'Pot', 'goodbye', 'hello'])]) <text:s text:c="5"/>is recommendation(1, [list: "b", "c"])</text:p>
          </table:table-cell>
          <table:table-cell office:value-type="string" table:style-name="ce1">
            <text:p>recommend("A", [ file("1", [ [ 'sword', 'Panic', 'Goodbye', 'goodbye']]), <text:s text:c="7"/>file("2", [ 'Flame', 'fire', 'food', 'Goodbye']), <text:s text:c="7"/>file("3", [ 'Pot', 'sword', 'Goodbye', 'fire', 'Panic', 'Hello', 'food']), <text:s text:c="6"/>file("4", [ 'hello', 'Goodbye', 'Panic']), <text:s text:c="7"/>file("5", [ 'Flame', 'hello']), <text:s text:c="6"/>file("6", [ 'Panic', 'goodbye', 'Flame', 'fire']), <text:s text:c="6"/>file("7", [ 'Pot', 'goodbye', 'fire']), <text:s text:c="6"/>file("8", [ 'Goodbye', 'sword', 'fire', 'Pot', 'goodbye', 'hello'])]) <text:s text:c="5"/>== recommendation(1, [ "b", "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lrajk511xty0t1spe14d1hpin3a1g3udse1767s2i, timestamp: 1599888049912 at line: 15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 "potter", "magic", "stone"] list-1-var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<text:s/>empty-rec = recommendation(0, empty) <text:s/>test-1 = file("test", list-1) test-1-var = file("test1-var", list-1-var) test-2 = file("test2", list-2) test-3 = file("test3", list-3) test-4 = file("test4", list-4) test-5 = file("test5", list-5) test-6 = file("test6", list-6) TEST-7 = file("test7", LIST-7) TEST-8 = file("test8", LIST-8) TEST-9 = file("test9", LIST-9) <text:s text:c="3"/>recommend("harry", [list: test-1]) <text:s text:c="5"/>is recommendation(1, <text:s text:c="5"/>[list: "potter","magic", "stone"]) <text:s text:c="2"/>recommend("ab", [list: TEST-9]) is recommendation(1, [list: "b c", "c d", "e f"])</text:p>
          </table:table-cell>
          <table:table-cell office:value-type="string" table:style-name="ce1">
            <text:p>list_1 = [ "harry", "potter", "magic", "stone"]\nlist_1_var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empty_rec = recommendation(0, empty)\ntest_1 = file("test", list_1)\ntest_1_var = file("test1_var", list_1_var)\ntest_2 = file("test2", list_2)\ntest_3 = file("test3", list_3)\ntest_4 = file("test4", list_4)\ntest_5 = file("test5", list_5)\ntest_6 = file("test6", list_6)\nTEST_7 = file("test7", LIST_7)\nTEST_8 = file("test8", LIST_8)\nTEST_9 = file("test9", LIST_9)\nrecommend("harry", [ test_1]) <text:s text:c="5"/>== recommendation(1, <text:s text:c="5"/>[ "potter","magic", "stone"])\nrecommend("ab", [ TEST_9]) == recommendation(1, [ "b c", "c d", "e f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4910328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a-b-c) is "apples"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"apples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4947312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<text:s/>recommend("oranges", a-b-c) is "apples"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"apples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479978 at line: 17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a-b-c) is recommendation(3, "apples"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a_b_c) == recommendation(3, "apples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28605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<text:s/>recommend("oranges", [list: file-a, file-b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b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34386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b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b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42554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c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c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9384y1y727891n0bnms1u4s17d1ifnkok1igyrm0, timestamp: 1599965644882 at line: 1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-a = file("John", [list: "apples", "oranges", "bananas"]) file-b = file("Mary", [list: "elephants", "oranges", "apples", "giraffes"]) file-c = file("Sam", [list: "apples", "oranges", "bananas"]) <text:s/>a-b-c = [list: file-a, file-b, file-c] recommend("oranges", [list: file-a, file-c]) is recommendation(3, [list: "apples", "bananas"])</text:p>
          </table:table-cell>
          <table:table-cell office:value-type="string" table:style-name="ce1">
            <text:p>file_a = file("John", [ "apples", "oranges", "bananas"])\nfile_b = file("Mary", [ "elephants", "oranges", "apples", "giraffes"])\nfile_c = file("Sam", [ "apples", "oranges", "bananas"])\na_b_c = [ file_a, file_b, file_c]\nrecommend("oranges", [ file_a, file_c]) == recommendation(3, [ "apples", "banana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5377770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list1", [list: "A", "B", "C"]), <text:s text:c="7"/>file("list2", [list: "A", "B", "D", "E"]), <text:s text:c="7"/>file("list3", [list: "A", "B"])]) is recommendation(2, [list: "B"]) <text:s text:c="2"/>recommend("A", [list: file("list1", [list: "A", "B"])]) <text:s text:c="5"/>is recommendation(1, [list: "B"])</text:p>
          </table:table-cell>
          <table:table-cell office:value-type="string" table:style-name="ce1">
            <text:p>recommend("A", [ file("list1", [ "A", "B", "C"]), <text:s text:c="7"/>file("list2", [ "A", "B", "D", "E"]), <text:s text:c="7"/>file("list3", [ "A", "B"])]) == recommendation(2, [ "B"])\nrecommend("A", [ file("list1", [ "A", "B"])]) <text:s text:c="5"/>== recommendation(1, [ "B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6210216 at line: 3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C", [list: file("list1", [list: "A", "B", "C", "D"])]) <text:s text:c="6"/>is recommendation(1, [list: "A", "b", "D"])</text:p>
          </table:table-cell>
          <table:table-cell office:value-type="string" table:style-name="ce1">
            <text:p>recommend("C", [ file("list1", [ "A", "B", "C", "D"])]) <text:s text:c="6"/>== recommendation(1, [ "A", "b", "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6249615 at line: 35</text:p>
          </table:table-cell>
          <table:table-cell office:value-type="string" table:style-name="ce1">
            <text:p>Believes queried book can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list1", [list: "A", "B", "C", "D"])]) <text:s text:c="6"/>is recommendation(1, [list: "A", "b", "D"])</text:p>
          </table:table-cell>
          <table:table-cell office:value-type="string" table:style-name="ce1">
            <text:p>recommend("A", [ file("list1", [ "A", "B", "C", "D"])]) <text:s text:c="6"/>== recommendation(1, [ "A", "b", "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6452105 at line: 28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list1", [list: "C", "B", "A"]), <text:s text:c="7"/>file("list2", [list: "B", "D", "E"]), <text:s text:c="7"/>file("list3", [list: "A", "B"]), <text:s text:c="7"/>file("list4", [list: "B", "C"])]) is recommendation(2, [list: "B", "C"])</text:p>
          </table:table-cell>
          <table:table-cell office:value-type="string" table:style-name="ce1">
            <text:p>recommend("A", [ file("list1", [ "C", "B", "A"]), <text:s text:c="7"/>file("list2", [ "B", "D", "E"]), <text:s text:c="7"/>file("list3", [ "A", "B"]), <text:s text:c="7"/>file("list4", [ "B", "C"])]) == recommendation(2, [ "B", "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8199921 at line: 6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The Time Machine", [list: <text:s text:c="7"/>file("list-1", [list: "The Time Machine", "Foundation", "I, Robot"]), <text:s text:c="7"/>file("list-2", [list: "Foundation", "Dune", "1984"]), <text:s text:c="7"/>file("list-3", [list: "Dune", "The Illustrated Man", "Foundation"]), <text:s text:c="7"/>file("list-4", [list: "1984", "451 Fahrenheit", "The Time Machine"]), <text:s text:c="7"/>file("list-4", [list: "I, Robot", "The Time Machine", "1984"])]) <text:s text:c="5"/>is recommendation(1, [list: "I, Robot", "1984"])</text:p>
          </table:table-cell>
          <table:table-cell office:value-type="string" table:style-name="ce1">
            <text:p>recommend("The Time Machine", [ <text:s text:c="7"/>file("list_1", [ "The Time Machine", "Foundation", "I, Robot"]), <text:s text:c="7"/>file("list_2", [ "Foundation", "Dune", "1984"]), <text:s text:c="7"/>file("list_3", [ "Dune", "The Illustrated Man", "Foundation"]), <text:s text:c="7"/>file("list_4", [ "1984", "451 Fahrenheit", "The Time Machine"]), <text:s text:c="7"/>file("list_4", [ "I, Robot", "The Time Machine", "1984"])]) <text:s text:c="5"/>== recommendation(1, [ "I, Robot", "1984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nu3d2615zno98ywfohu535fqq1svj03y15ye84h, timestamp: 1599938418605 at line: 100</text:p>
          </table:table-cell>
          <table:table-cell office:value-type="string" table:style-name="ce1">
            <text:p>Believes queried book can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The Illustrated Man", [list: <text:s text:c="7"/>file("list-1", [list: "The Time Machine", "Foundation", "I, Robot"]), <text:s text:c="7"/>file("list-2", [list: "Foundation", "Dune", "1984"]), <text:s text:c="7"/>file("list-3", [list: "Dune", "The Illustrated Man", "Foundation"]), <text:s text:c="7"/>file("list-4", [list: "1984", "451 Fahrenheit", "The Time Machine"]), <text:s text:c="7"/>file("list-5", [list: "I, Robot", "The Time Machine", "1984"])]) <text:s text:c="5"/>is recommendation(1, [list: "Dune", "The Illustrated Man", "Foundation"])</text:p>
          </table:table-cell>
          <table:table-cell office:value-type="string" table:style-name="ce1">
            <text:p>recommend("The Illustrated Man", [ <text:s text:c="7"/>file("list_1", [ "The Time Machine", "Foundation", "I, Robot"]), <text:s text:c="7"/>file("list_2", [ "Foundation", "Dune", "1984"]), <text:s text:c="7"/>file("list_3", [ "Dune", "The Illustrated Man", "Foundation"]), <text:s text:c="7"/>file("list_4", [ "1984", "451 Fahrenheit", "The Time Machine"]), <text:s text:c="7"/>file("list_5", [ "I, Robot", "The Time Machine", "1984"])]) <text:s text:c="5"/>== recommendation(1, [ "Dune", "The Illustrated Man", "Foundation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qdnezpqiphqhlsrb4ip41deuwcv461wb8ojk, timestamp: 1599941058383 at line: 1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Red Rising", [list: file("scifi.txt", [list: "Dune", "3 Body", "Red Rising", "TLW"]), file("fantasy.txt", [list: "Kingkiller", "Stormlight", "Wheel of Time", "A Song of Ice and Fire", "Red Rising"])]) is recommendation(1, [list: "Dune", "3 Body", "TLW", "Kigkiller", "Stormlight", "Wheel of Time", "A Song of Ice and Fire"])</text:p>
          </table:table-cell>
          <table:table-cell office:value-type="string" table:style-name="ce1">
            <text:p>recommend("Red Rising", [ file("scifi.txt", [ "Dune", "3 Body", "Red Rising", "TLW"]), file("fantasy.txt", [ "Kingkiller", "Stormlight", "Wheel of Time", "A Song of Ice and Fire", "Red Rising"])]) == recommendation(1, [ "Dune", "3 Body", "TLW", "Kigkiller", "Stormlight", "Wheel of Time", "A Song of Ice and Fir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r900pa1dres1gc67cwuq4j00hni4wfgidndg, timestamp: 1600006358511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403061 at line: 15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gainst the Day", <text:s text:c="5"/>[list: file("a.txt", [list: "Vineland", "Against the Day"]), <text:s text:c="7"/>file("b.txt", [list: "Against the Day", "The Denial of Death"]), <text:s text:c="7"/>file("c.txt", [list: "The Demon-Haunted World", "Against the Day"])]) <text:s text:c="5"/>is recommendation(2, [list: "Vineland", "The Denial of Death", "The Demon-Haunted World"])</text:p>
          </table:table-cell>
          <table:table-cell office:value-type="string" table:style-name="ce1">
            <text:p>recommend("Against the Day", <text:s text:c="5"/>[ file("a.txt", [ "Vineland", "Against the Day"]), <text:s text:c="7"/>file("b.txt", [ "Against the Day", "The Denial of Death"]), <text:s text:c="7"/>file("c.txt", [ "The Demon_Haunted World", "Against the Day"])]) <text:s text:c="5"/>== recommendation(2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jtxthxpiv4t18epizuq67oawv55omo1x4lvx1, timestamp: 1599887995421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<text:s/>recommend("Crime and Punishment", [list: file1]) is "Heaps are Lame"</text:p>
          </table:table-cell>
          <table:table-cell office:value-type="string" table:style-name="ce1">
            <text:p>file1 = file("vty.txt", [ "Crime and Punishment", "Heaps are Lame"])\nrecommend("Crime and Punishment", [ file1]) == "Heaps are Lame"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jtxthxpiv4t18epizuq67oawv55omo1x4lvx1, timestamp: 1599888716964 at line: 1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books.txt", [list: "Crime and Punishment", "How to Pyret"]) file3 = file("morebooks.txt", [list: "Crime and Punishment", "Heaps are Lame", "Hello World"]) popular-pairs([list: file1]) is recommendation(1, [list: "Crime and Punishment", "Heaps are Lame"])</text:p>
          </table:table-cell>
          <table:table-cell office:value-type="string" table:style-name="ce1">
            <text:p>file1 = file("vty.txt", [ "Crime and Punishment", "Heaps are Lame"])\nfile2 = file("books.txt", [ "Crime and Punishment", "How to Pyret"])\nfile3 = file("morebooks.txt", [ "Crime and Punishment", "Heaps are Lame", "Hello World"])\npopular_pairs([ file1]) == recommendation(1, [ "Crime and Punishment", "Heaps are Lam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tjtxthxpiv4t18epizuq67oawv55omo1x4lvx1, timestamp: 1599889424968 at line: 2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books.txt", [list: "Crime and Punishment", "How to Pyret"]) file3 = file("morebooks.txt", [list: "Crime and Punishment", "Heaps are Lame", "Hello World"]) popular-pairs([list: file1, file2, file3]) is recommendation(2, [list: pair("Crime and PUnishment", "Heaps are Lame")])</text:p>
          </table:table-cell>
          <table:table-cell office:value-type="string" table:style-name="ce1">
            <text:p>file1 = file("vty.txt", [ "Crime and Punishment", "Heaps are Lame"])\nfile2 = file("books.txt", [ "Crime and Punishment", "How to Pyret"])\nfile3 = file("morebooks.txt", [ "Crime and Punishment", "Heaps are Lame", "Hello World"])\npopular_pairs([ file1, file2, file3]) == recommendation(2, [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482301o5ydk9hvhuzp1e9xsf5n1qosxxmerv6, timestamp: 1600155779328 at line: 18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lpha = file("a.txt", [list: "Mat", "Bat", "Cat"]) beta = file("b.txt", [list: "Bat", "Mat", "Cat", "Dog"]) gamma = file("d.txt", [list: "Arjan", "is", "God"]) delta = file("e.txt", [list: "Ball", "Apple", "Cat"]) theta = file("c.txt", [list: "Delta", "Dog", "Gamma", "Cat"]) <text:s text:c="3"/>popular-pairs([list: alpha, beta, gamma, delta, theta]) is recommendation(3, <text:s text:c="5"/>[list: pair("Bat", "Mat"), <text:s text:c="7"/>pair("Cat", "Mat"), <text:s text:c="7"/>pair("Cat", "Bat")])</text:p>
          </table:table-cell>
          <table:table-cell office:value-type="string" table:style-name="ce1">
            <text:p>alpha = file("a.txt", [ "Mat", "Bat", "Cat"])\nbeta = file("b.txt", [ "Bat", "Mat", "Cat", "Dog"])\ngamma = file("d.txt", [ "Arjan", "is", "God"])\ndelta = file("e.txt", [ "Ball", "Apple", "Cat"])\ntheta = file("c.txt", [ "Delta", "Dog", "Gamma", "Cat"])\npopular_pairs([ alpha, beta, gamma, delta, theta]) == recommendation(3, <text:s text:c="5"/>[ pair("Bat", "Mat"), <text:s text:c="7"/>pair("Cat", "Mat"), <text:s text:c="7"/>pair("Cat", "Bat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482301o5ydk9hvhuzp1e9xsf5n1qosxxmerv6, timestamp: 1600155831318 at line: 18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lpha = file("a.txt", [list: "Mat", "Bat", "Cat"]) beta = file("b.txt", [list: "Bat", "Mat", "Cat", "Dog"]) gamma = file("d.txt", [list: "Arjan", "is", "God"]) delta = file("e.txt", [list: "Ball", "Apple", "Cat"]) theta = file("c.txt", [list: "Delta", "Dog", "Gamma", "Cat"]) <text:s text:c="2"/>popular-pairs([list: alpha, beta, gamma, delta, theta]) is recommendation(3, <text:s text:c="5"/>[list: pair("Bat", "Mat"), <text:s text:c="7"/>pair("Cat", "Mat"), <text:s text:c="7"/>pair("Cat", "Bat")])</text:p>
          </table:table-cell>
          <table:table-cell office:value-type="string" table:style-name="ce1">
            <text:p>alpha = file("a.txt", [ "Mat", "Bat", "Cat"])\nbeta = file("b.txt", [ "Bat", "Mat", "Cat", "Dog"])\ngamma = file("d.txt", [ "Arjan", "is", "God"])\ndelta = file("e.txt", [ "Ball", "Apple", "Cat"])\ntheta = file("c.txt", [ "Delta", "Dog", "Gamma", "Cat"])\npopular_pairs([ alpha, beta, gamma, delta, theta]) == recommendation(3, <text:s text:c="5"/>[ pair("Bat", "Mat"), <text:s text:c="7"/>pair("Cat", "Mat"), <text:s text:c="7"/>pair("Cat", "Bat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0392904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1462361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1503282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1548373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2118077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2302518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02459521 at line: 10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nonfiction-list = [list: "Butterfly Economics", "Murder at the Margin"] file17 = file("f17", nonfiction-list) <text:s/>recommend("The Namesake", [list: file1, file2, file3, file4, file5, file6, <text:s text:c="6"/>file7, file8, file9, file11, file12, file13, file14, file15, <text:s text:c="6"/>file16, file17]) <text:s text:c="3"/>is recommendation(3, [list: "The Sound of Waves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nonfiction_list = [ "Butterfly Economics", "Murder at the Margin"]\nfile17 = file("f17", nonfiction_list)\nrecommend("The Namesake", [ file1, file2, file3, file4, file5, file6, <text:s text:c="6"/>file7, file8, file9, file11, file12, file13, file14, file15, <text:s text:c="6"/>file16, file17]) <text:s text:c="3"/>== recommendation(3, [ "The Sound of Waves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zu46o1enyzrculh31i56w6zt50tl4w1000f7i, timestamp: 1600008039826 at line: 80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b1", <text:s/>[list: file("1.txt", [list: "b3", "b2", "b1"]), <text:s text:c="2"/>file("2.txt", [list: "b1", "b3", "b2"])]) <text:s/>is recommendation(2, [list: "b2"])</text:p>
          </table:table-cell>
          <table:table-cell office:value-type="string" table:style-name="ce1">
            <text:p>recommend("b1", <text:s/>[ file("1.txt", [ "b3", "b2", "b1"]), <text:s text:c="2"/>file("2.txt", [ "b1", "b3", "b2"])]) <text:s/>== recommendation(2, [ "b2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4749792 at line: 17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 text:c="2"/>recommend("book1", presidents) is recommendation(2, "book5"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recommend("book1", presidents) == recommendation(2, "book5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7451717 at line: 27</text:p>
          </table:table-cell>
          <table:table-cell office:value-type="string" table:style-name="ce1">
            <text:p>Believes titles in book-record must be in recommendation, even if non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 text:c="2"/>recommend("book1", non-presidents) is recommendation(0, [list: "book2", "book5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"book2", "book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7887601 at line: 27</text:p>
          </table:table-cell>
          <table:table-cell office:value-type="string" table:style-name="ce1">
            <text:p>Believes recommendation list need not come from passed book-recor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 text:c="2"/>recommend("book1", non-presidents) is recommendation(0, [list: "book2", "book5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"book2", "book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8880666 at line: 33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plebe2 = file("plebe2.txt", [list: "book4", "book4"]) <text:s/>non-presidents = [list: dolly, plebe] <text:s/>plebes = [list: plebe, plebe2] <text:s/>recommend("book4", plebes) is recommendation(1, [list: "book4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plebe2 = file("plebe2.txt", [ "book4", "book4"])\nnon_presidents = [ dolly, plebe]\nplebes = [ plebe, plebe2]\nrecommend("book4", plebes) == recommendation(1, [ "book4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8935381 at line: 33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plebe2 = file("plebe2.txt", [list: "book4", "book4"]) <text:s/>non-presidents = [list: dolly, plebe] <text:s/>plebes = [list: plebe, plebe2] <text:s/>recommend("book4", plebes) is recommendation(1, [list: "book4"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plebe2 = file("plebe2.txt", [ "book4", "book4"])\nnon_presidents = [ dolly, plebe]\nplebes = [ plebe, plebe2]\nrecommend("book4", plebes) == recommendation(1, [ "book4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27727 at line: 4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6]) is recommendation(1, [list: pair("CATCH-22", "ROAD")]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6]) == recommendation(1, [ pair("CATCH_22", "ROAD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27727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<text:s text:c="5"/>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<text:s text:c="5"/>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94808 at line: 4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6]) is recommendation(1, [list: pair("CATCH-22", "ROAD")]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6]) == recommendation(1, [ pair("CATCH_22", "ROAD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5eb9d6ggm3p1z0f1y71j26csrnc0rxa18cqqet, timestamp: 1599999194808 at line: 46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a.txt", [list: "Catch-22", "Slaughterhouse Five", "Babel", <text:s text:c="4"/>"Kokoro", "Persepolis", "Solitude"]) file2 = file("b.txt", [list: "Kokoro", "The Godfather", "Catch-22", <text:s text:c="4"/>"Slaughterhouse Five"]) file3 = file("c.txt", [list: "Think", "Buddha", "Kokoro", "tHiNk", "Babel"]) file4 = file("d.txt", [list: "The Sellout", "koKOrO", "Babel", <text:s text:c="5"/>"Hello", "Kokoro", "Catch-22"]) file5 = file("e.txt", [list: "KoKoRO", "Solitude", "Persepolis"]) file6 = file("f.txt", [list: "CATCH-22", "THE ROAD"]) <text:s/>answer1 = [list: pair("Slaughterhouse Five", "Catch-22"), pair("Slaughterhouse Five", "Babel"), pair("Slaughterhouse Five", "Persepolis"), pair("Slaughterhouse Five", "Solitude"), pair("Slaughterhouse Five", "Kokoro"), pair("Persepolis", "Babel"), pair("Persepolis", "Kokoro"), pair("Kokoro", "Babel"), pair("Kokoro", "Catch-22"), pair("Kokoro", "Solitude"), pair("Catch-22", "Solitude"), pair("Persepolis", "Catch-22"), pair("Persepolis", "Solitude"), pair("Solitude", "KoKoRO"), pair("KoKoRO", "Persepolis"), pair("Babel", "Catch-22")] <text:s text:c="2"/>popular-pairs([list: file1, file5]) <text:s text:c="5"/>is recommendation(1, answer1)</text:p>
          </table:table-cell>
          <table:table-cell office:value-type="string" table:style-name="ce1">
            <text:p>file1 = file("a.txt", [ "Catch_22", "Slaughterhouse Five", "Babel", <text:s text:c="4"/>"Kokoro", "Persepolis", "Solitude"])\nfile2 = file("b.txt", [ "Kokoro", "The Godfather", "Catch_22", <text:s text:c="4"/>"Slaughterhouse Five"])\nfile3 = file("c.txt", [ "Think", "Buddha", "Kokoro", "tHiNk", "Babel"])\nfile4 = file("d.txt", [ "The Sellout", "koKOrO", "Babel", <text:s text:c="5"/>"Hello", "Kokoro", "Catch_22"])\nfile5 = file("e.txt", [ "KoKoRO", "Solitude", "Persepolis"])\nfile6 = file("f.txt", [ "CATCH_22", "THE ROAD"])\nanswer1 = [ pair("Slaughterhouse Five", "Catch_22"), pair("Slaughterhouse Five", "Babel"), pair("Slaughterhouse Five", "Persepolis"), pair("Slaughterhouse Five", "Solitude"), pair("Slaughterhouse Five", "Kokoro"), pair("Persepolis", "Babel"), pair("Persepolis", "Kokoro"), pair("Kokoro", "Babel"), pair("Kokoro", "Catch_22"), pair("Kokoro", "Solitude"), pair("Catch_22", "Solitude"), pair("Persepolis", "Catch_22"), pair("Persepolis", "Solitude"), pair("Solitude", "KoKoRO"), pair("KoKoRO", "Persepolis"), pair("Babel", "Catch_22")]\npopular_pairs([ file1, file5]) <text:s text:c="5"/>== recommendation(1, answer1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dueepf2v2wex5md9991qkihmvsi3gwnpnklyz, timestamp: 1599879257483 at line: 11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l1 = file("rty.txt" , [list: "tolstoy", "rowling"]) fl2 = file("tyo.txt" , [list: "tolstoy" , "ackerman"]) <text:s text:c="3"/>recommend("tolstoy",[list: fl1,fl2]) is recommendation(1,[list: "rowling"])</text:p>
          </table:table-cell>
          <table:table-cell office:value-type="string" table:style-name="ce1">
            <text:p>fl1 = file("rty.txt" , [ "tolstoy", "rowling"])\nfl2 = file("tyo.txt" , [ "tolstoy" , "ackerman"])\nrecommend("tolstoy",[ fl1,fl2]) == recommendation(1,[ "rowling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egjg1c1ccpn1c13sv8gngkk8a812k60qm6hzmiu, timestamp: 1599892951639 at line: 9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Harry Potter", [list: file("app.txt", [list: "Harry Potter", "Artemis Fowl"])]) is recommendation(1, "Artemis Fowl")</text:p>
          </table:table-cell>
          <table:table-cell office:value-type="string" table:style-name="ce1">
            <text:p>recommend("Harry Potter", [ file("app.txt", [ "Harry Potter", "Artemis Fowl"])]) == recommendation(1, "Artemis Fowl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egjg1c1ccpn1c13sv8gngkk8a812k60qm6hzmiu, timestamp: 1599897069712 at line: 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app.txt", [list: "Harry Potter", "Artemis Fowl, Dune"])]) is recommendation(1, [list: pair("Artemis Fowl", "Harry Potter"), pair("Artemis Fowl", "Dune"), pair("Dune", "Harry Potter")])</text:p>
          </table:table-cell>
          <table:table-cell office:value-type="string" table:style-name="ce1">
            <text:p>popular_pairs([ file("app.txt", [ "Harry Potter", "Artemis Fowl, Dune"])]) == recommendation(1, [ pair("Artemis Fowl", "Harry Potter"), pair("Artemis Fowl", "Dune"), pair("Dune", "Harry Potter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8797196 at line: 14</text:p>
          </table:table-cell>
          <table:table-cell office:value-type="string" table:style-name="ce1">
            <text:p>Believes recommended book need not be paired with queried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The Great Gatsby", [list: <text:s text:c="7"/>file("name", [list: "Othello", "The Great Gatsby"]), <text:s text:c="6"/>file("name2", [list: "Romeo and Juliet", "Flowers for Algernon", "Harry Potter"]), <text:s text:c="6"/>file("name2", [list: "The Great Gatsby", "Flowers for Algernon", "Othello"])]) <text:s text:c="4"/>is recommendation(2, [list: "Othello", "Flowers for Algernon"])</text:p>
          </table:table-cell>
          <table:table-cell office:value-type="string" table:style-name="ce1">
            <text:p>recommend("The Great Gatsby", [ <text:s text:c="7"/>file("name", [ "Othello", "The Great Gatsby"]), <text:s text:c="6"/>file("name2", [ "Romeo and Juliet", "Flowers for Algernon", "Harry Potter"]), <text:s text:c="6"/>file("name2", [ "The Great Gatsby", "Flowers for Algernon", "Othello"])]) <text:s text:c="4"/>== recommendation(2, [ "Othello", "Flowers for Algernon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9088756 at line: 23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<text:s text:c="7"/>file("a", [list: "Tale of Two Cities", "Death of a Saleman"]), <text:s text:c="6"/>file("a", [list: "Animal Farm", "Tale of Two Cities", "Death of a Salesman"]), <text:s text:c="6"/>file("a", [list: "The Hobbit", "Death of a Saleman", "Dune"])]) <text:s text:c="4"/>is recommendation(2, pair("Tale of Two Cities", "Death of a Salesman"))</text:p>
          </table:table-cell>
          <table:table-cell office:value-type="string" table:style-name="ce1">
            <text:p>popular_pairs([ <text:s text:c="7"/>file("a", [ "Tale of Two Cities", "Death of a Saleman"]), <text:s text:c="6"/>file("a", [ "Animal Farm", "Tale of Two Cities", "Death of a Salesman"]), <text:s text:c="6"/>file("a", [ "The Hobbit", "Death of a Saleman", "Dune"])]) <text:s text:c="4"/>== recommendation(2, pair("Tale of Two Cities", "Death of a Salesman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9177642 at line: 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<text:s/>file("a", [list: "Tale of Two Cities", "Death of a Saleman", "The Hobbit"]), file("a", [list: "Animal Farm", "Tale of Two Cities", "Death of a Salesman"]), file("a", [list: "The Hobbit", "Death of a Saleman", "Dune"])]) is recommendation(2, [list: <text:s/>pair("Tale of Two Cities", "Death of a Salesman"), pair("The Hobbit", "Death of a Salesman")])</text:p>
          </table:table-cell>
          <table:table-cell office:value-type="string" table:style-name="ce1">
            <text:p>popular_pairs([ <text:s/>file("a", [ "Tale of Two Cities", "Death of a Saleman", "The Hobbit"]), file("a", [ "Animal Farm", "Tale of Two Cities", "Death of a Salesman"]), file("a", [ "The Hobbit", "Death of a Saleman", "Dune"])]) == recommendation(2, [ <text:s/>pair("Tale of Two Cities", "Death of a Salesman"), pair("The Hobbit", "Death of a Salesman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j1simd1y5jynvyktdkmzcuh6m10fb69m15s0z6j, timestamp: 1599959273283 at line: 23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a", [list: "Example", "Test"])]) <text:s text:c="5"/>is recommendation(1, pair("Example", "Test"))</text:p>
          </table:table-cell>
          <table:table-cell office:value-type="string" table:style-name="ce1">
            <text:p>popular_pairs([ file("a", [ "Example", "Test"])]) <text:s text:c="5"/>== recommendation(1, pair("Example", "Test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m565pe1ald8r11ab6bj71p9pbbsxt12wf18x0fwn, timestamp: 1599926788404 at line: 2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1, [list: ])]) is recommendation(0, [list: ])</text:p>
          </table:table-cell>
          <table:table-cell office:value-type="string" table:style-name="ce1">
            <text:p>popular_pairs([ file(1, [ ])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013138 at line: 24</text:p>
          </table:table-cell>
          <table:table-cell office:value-type="string" table:style-name="ce1">
            <text:p>Believes all titles in book-record must be in recommendation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popular-pairs([list: file("user4", TWO-BOOKS)]) <text:s/>is recommendation(0, TWO-BOOKS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/>== recommendation(0, TWO_BOOKS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021652 at line: 24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<text:s text:c="2"/>popular-pairs([list: file("user4", TWO-BOOKS)]) <text:s text:c="5"/>is recommendation(1, TWO-BOOKS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TWO_BOOKS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053817 at line: 24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<text:s text:c="2"/>popular-pairs([list: file("user4", TWO-BOOKS)]) <text:s text:c="5"/>is recommendation(1, pair("Becoming", "The Wealth of Nations")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pair("Becoming", "The Wealth of Nations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6221785 at line: 2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TWO-BOOKS = [list: "Becoming", "The Wealth of Nations"] THREE-BOOKS = [list: "The Book Thief", "Joy Luck Club", "Divine Comedy"] FOUR-BOOKS = [list: "Gone w/ the Wind", "50 Shades of Grey", "Inferno", "The Life of Pi"] FIVE-BOOKS= [list: "Harry Potter", "Percy Jackson", "Pride &amp; Prejudice", "1984", "Hamlet"] YA = [list: "Percy Jackson", "50 Shades of Grey", "Harry Potter"] CONT-LIT = [list: "Joy Luck Club", "The Life of Pi", "The Book Thief"] CLASSICS = [list: "Divine Comedy", "Inferno", "Hamlet", "Pride &amp; Prejudice"] SOCIETY = [list: "The Wealth of Nations", "1984"] OTHER = [list: "Becoming", "Gone w/ the Wind"] SCHOOL = [list: "Hamlet", "Pride &amp; Prejudice", "Divine Comedy", "1984", "The Life of Pi"] popular-pairs([list: file("user4", TWO-BOOKS)]) <text:s text:c="5"/>is recommendation(1, pair("The Wealth of Nations", "Becoming"))</text:p>
          </table:table-cell>
          <table:table-cell office:value-type="string" table:style-name="ce1">
            <text:p>TWO_BOOKS = [ "Becoming", "The Wealth of Nations"]\nTHREE_BOOKS = [ "The Book Thief", "Joy Luck Club", "Divine Comedy"]\nFOUR_BOOKS = [ "Gone w/ the Wind", "50 Shades of Grey", "Inferno", "The Life of Pi"]\nFIVE_BOOKS= [ "Harry Potter", "Percy Jackson", "Pride &amp; Prejudice", "1984", "Hamlet"]\nYA = [ "Percy Jackson", "50 Shades of Grey", "Harry Potter"]\nCONT_LIT = [ "Joy Luck Club", "The Life of Pi", "The Book Thief"]\nCLASSICS = [ "Divine Comedy", "Inferno", "Hamlet", "Pride &amp; Prejudice"]\nSOCIETY = [ "The Wealth of Nations", "1984"]\nOTHER = [ "Becoming", "Gone w/ the Wind"]\nSCHOOL = [ "Hamlet", "Pride &amp; Prejudice", "Divine Comedy", "1984", "The Life of Pi"]\npopular_pairs([ file("user4", TWO_BOOKS)]) <text:s text:c="5"/>== recommendation(1, pair("The Wealth of Nations", "Becoming")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7458210 at line: 10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a", [list: file("one.txt", [list: "two", "three"]), file("four.txt", [list: "five", "six"])]) is recommendation(1, [list: "banana"])</text:p>
          </table:table-cell>
          <table:table-cell office:value-type="string" table:style-name="ce1">
            <text:p>recommend("a", [ file("one.txt", [ "two", "three"]), file("four.txt", [ "five", "six"])]) == recommendation(1, [ "banana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7759928 at line: 12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recommend("Lord of the Rings", [list: file("John.txt", [list: "Dune", "Harry Potter", "Lord of the Rings"]), file("Amy.txt", [list: "Ulysses", "Art of War", "Lord of the Rings"])]) is recommendation(1, [list: "Harry Potter", "Dune", "Ulysses", "Art of war"])</text:p>
          </table:table-cell>
          <table:table-cell office:value-type="string" table:style-name="ce1">
            <text:p>recommend("Lord of the Rings", [ file("John.txt", [ "Dune", "Harry Potter", "Lord of the Rings"]), file("Amy.txt", [ "Ulysses", "Art of War", "Lord of the Rings"])]) == recommendation(1, [ "Harry Potter", "Dune", "Ulysses", "Art of war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8125166 at line: 15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Lord of the Rings", "Dune", "Moby Dick"]), file("James.txt", [list: "Lord of the Rings", "Dune"])]) is recommendation("Lord of the Rings", "Dune")</text:p>
          </table:table-cell>
          <table:table-cell office:value-type="string" table:style-name="ce1">
            <text:p>popular_pairs([ file("John.txt", [ "Lord of the Rings", "Dune", "Moby Dick"]), file("James.txt", [ "Lord of the Rings", "Dune"])]) == recommendation("Lord of the Rings", "Dune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9194140 at line: 17</text:p>
          </table:table-cell>
          <table:table-cell office:value-type="string" table:style-name="ce1">
            <text:p>Believes pairs can be made across files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Catch-22"]), file("James.txt", [list: "Walking Dead"])]) is recommendation(1, [list: "Catch-22", "Walking Dead"])</text:p>
          </table:table-cell>
          <table:table-cell office:value-type="string" table:style-name="ce1">
            <text:p>popular_pairs([ file("John.txt", [ "Catch_22"]), file("James.txt", [ "Walking Dead"])]) == recommendation(1, [ "Catch_22", "Walking Dea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9209590 at line: 17</text:p>
          </table:table-cell>
          <table:table-cell office:value-type="string" table:style-name="ce1">
            <text:p>Believes File content lists can contain less than 2 books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Catch-22"]), file("James.txt", [list: "Walking Dead"])]) is recommendation(1, [list: pair("Catch-22", "Walking Dead")])</text:p>
          </table:table-cell>
          <table:table-cell office:value-type="string" table:style-name="ce1">
            <text:p>popular_pairs([ file("John.txt", [ "Catch_22"]), file("James.txt", [ "Walking Dead"])]) == recommendation(1, [ pair("Catch_22", "Walking Dead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qu1wzicflny31hb7tvi7ddwjn19goc8z9awyzr, timestamp: 1599989253911 at line: 17</text:p>
          </table:table-cell>
          <table:table-cell office:value-type="string" table:style-name="ce1">
            <text:p>Pairs all titles with empty when no popular pairs can be foun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opular-pairs([list: file("John.txt", [list: "Catch-22"]), file("James.txt", [list: "Walking Dead"])]) is recommendation(1, [list: pair("Catch-22", empty), pair("Walking Dead", empty)])</text:p>
          </table:table-cell>
          <table:table-cell office:value-type="string" table:style-name="ce1">
            <text:p>popular_pairs([ file("John.txt", [ "Catch_22"]), file("James.txt", [ "Walking Dead"])]) == recommendation(1, [ pair("Catch_22", empty), pair("Walking Dead", empty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tp99zy10youdb1x2bkxr5ui5yq19ksvcb1vac98f, timestamp: 1599960013362 at line: 7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alpha <text:s text:c="2"/>= file("alpha.txt", [list: "a", "b", "c", "d"]) beta <text:s text:c="3"/>= file("beta.csv", [list: "a", "e", "f"]) gamma <text:s text:c="2"/>= file("gamma", [list: "a", "b", "c", "d", "g"]) delta <text:s text:c="2"/>= file("", [list: "a", "d", "g", "h"]) epsilon = file("e", [list: "e", "h"]) <text:s/>record-1 = [list: alpha, beta, gamma, delta, epsilon] <text:s/>recommend("b", record-1) is recommendation</text:p>
          </table:table-cell>
          <table:table-cell office:value-type="string" table:style-name="ce1">
            <text:p>alpha <text:s text:c="2"/>= file("alpha.txt", [ "a", "b", "c", "d"])\nbeta <text:s text:c="3"/>= file("beta.csv", [ "a", "e", "f"])\ngamma <text:s text:c="2"/>= file("gamma", [ "a", "b", "c", "d", "g"])\ndelta <text:s text:c="2"/>= file("", [ "a", "d", "g", "h"])\nepsilon = file("e", [ "e", "h"])\nrecord_1 = [ alpha, beta, gamma, delta, epsilon]\nrecommend("b", record_1) == recommend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juv8t12wklwh1j5sssf1wpwaju1et3ek1yrx2b3, timestamp: 1599882849535 at line: 24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"potter","magic", "stone"] list-1-var = [list: "harry","potter","Magic", "Stone"] list-2 = [list: "a tale of two cities", "Pip"] <text:s/>empty-rec = recommendation(0, empty) <text:s/>test-1 = file("test", list-1) test-1-var = file("test1-var", list-1-var) test-2 = file("test2", list-2) <text:s/>recommend("Harry", [list: test-1-var]) <text:s text:c="4"/>is recommendation(1, [list: "potter"])</text:p>
          </table:table-cell>
          <table:table-cell office:value-type="string" table:style-name="ce1">
            <text:p>list_1 = [ "harry","potter","magic", "stone"]\nlist_1_var = [ "harry","potter","Magic", "Stone"]\nlist_2 = [ "a tale of two cities", "Pip"]\nempty_rec = recommendation(0, empty)\ntest_1 = file("test", list_1)\ntest_1_var = file("test1_var", list_1_var)\ntest_2 = file("test2", list_2)\nrecommend("Harry", [ test_1_var]) <text:s text:c="4"/>== recommendation(1, [ "potter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rb1l1ty80soiiu99o1w0pt149jr0u3jsofxw, timestamp: 1599936430329 at line: 5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1 = pair("a", "b") p2 = pair("a", "A") p3 = pair("abc", "cba") p4 = pair("", " ") p5 = pair("a", "a!") <text:s/># files f1= file("f1", [list: "a", "b", "c"]) f2 = file("f2", [list: "A!", "a", "abc", " ", "cba", "b"]) f3 = file("f3", [list: "a", "abc"]) f4 = file("f4", [list: "b", "a"]) <text:s/>f0 = file("f0", [list: "A", " a ", "bc", "de"]) fx = file("fx", [list: "sigh"]) <text:s/>#book recommendations r0 = recommendation(0, [list: ]) r1 = recommendation(1, [list: "b"]) r2 = recommendation(1, [list: "b", "c"]) <text:s/>r3 = recommendation(1, [list: p1]) <text:s/>recommend("a", [list: f1, f2, f3, f4]) is <text:s/>recommendation(2, [list: "b", "abc"])</text:p>
          </table:table-cell>
          <table:table-cell office:value-type="string" table:style-name="ce1">
            <text:p>p1 = pair("a", "b")\np2 = pair("a", "A")\np3 = pair("abc", "cba")\np4 = pair("", " ")\np5 = pair("a", "a!") <text:s/># files f1= file("f1", [ "a", "b", "c"])\nf2 = file("f2", [ "A!", "a", "abc", " ", "cba", "b"])\nf3 = file("f3", [ "a", "abc"])\nf4 = file("f4", [ "b", "a"])\nf0 = file("f0", [ "A", " a ", "bc", "de"])\nfx = file("fx", [ "sigh"]) <text:s/>#book recommendations r0 = recommendation(0, [ ])\nr1 = recommendation(1, [ "b"])\nr2 = recommendation(1, [ "b", "c"])\nr3 = recommendation(1, [ p1])\nrecommend("a", [ f1, f2, f3, f4]) == <text:s/>recommendation(2, [ "b", "ab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wrb1l1ty80soiiu99o1w0pt149jr0u3jsofxw, timestamp: 1599936448087 at line: 54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p1 = pair("a", "b") p2 = pair("a", "A") p3 = pair("abc", "cba") p4 = pair("", " ") p5 = pair("a", "a!") <text:s/># files f1= file("f1", [list: "a", "b", "c"]) f2 = file("f2", [list: "A!", "a", "abc", " ", "cba", "b"]) f3 = file("f3", [list: "a", "abc"]) f4 = file("f4", [list: "b", "a"]) <text:s/>f0 = file("f0", [list: "A", " a ", "bc", "de"]) fx = file("fx", [list: "sigh"]) <text:s/>#book recommendations r0 = recommendation(0, [list: ]) r1 = recommendation(1, [list: "b"]) r2 = recommendation(1, [list: "b", "c"]) <text:s/>r3 = recommendation(1, [list: p1]) <text:s/>recommend("a", [list: f1, f2, f3, f4]) is recommendation(2, <text:s/>[list: "b", "abc"])</text:p>
          </table:table-cell>
          <table:table-cell office:value-type="string" table:style-name="ce1">
            <text:p>p1 = pair("a", "b")\np2 = pair("a", "A")\np3 = pair("abc", "cba")\np4 = pair("", " ")\np5 = pair("a", "a!") <text:s/># files f1= file("f1", [ "a", "b", "c"])\nf2 = file("f2", [ "A!", "a", "abc", " ", "cba", "b"])\nf3 = file("f3", [ "a", "abc"])\nf4 = file("f4", [ "b", "a"])\nf0 = file("f0", [ "A", " a ", "bc", "de"])\nfx = file("fx", [ "sigh"]) <text:s/>#book recommendations r0 = recommendation(0, [ ])\nr1 = recommendation(1, [ "b"])\nr2 = recommendation(1, [ "b", "c"])\nr3 = recommendation(1, [ p1])\nrecommend("a", [ f1, f2, f3, f4]) == recommendation(2, <text:s/>[ "b", "abc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eoffw16f3arz1ozxnd511t1mpbwqh74b3t9zkw, timestamp: 1599874838799 at line: 23</text:p>
          </table:table-cell>
          <table:table-cell office:value-type="string" table:style-name="ce1">
            <text:p>Believes count reflects the total count of the queried book in the book recor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abc.txt", [list: "Crime and Punishment", "Hola World"]) file3 = file("xyz.txt", [list: "Heaps are Lame", "1984", "2012", "2020"]) file4 = file("usa.txt", [list: "War + Peace", "2012", "Cars", "2020"]) file5 = file("hi.txt", [list: "Hola World", "Hello World", "Hi World"]) file6 = file("hi.txt", <text:s text:c="3"/>[list: "Heaps are Lame", "Hola World", "Crime and Punishment"]) <text:s text:c="3"/>recommend("Heaps are Lame", [list: file1, file3, file5, file6]) <text:s text:c="3"/>is recommendation(3, [list: "Hola World", "Crime and Punishment"])</text:p>
          </table:table-cell>
          <table:table-cell office:value-type="string" table:style-name="ce1">
            <text:p>file1 = file("vty.txt", [ "Crime and Punishment", "Heaps are Lame"])\nfile2 = file("abc.txt", [ "Crime and Punishment", "Hola World"])\nfile3 = file("xyz.txt", [ "Heaps are Lame", "1984", "2012", "2020"])\nfile4 = file("usa.txt", [ "War + Peace", "2012", "Cars", "2020"])\nfile5 = file("hi.txt", [ "Hola World", "Hello World", "Hi World"])\nfile6 = file("hi.txt", <text:s text:c="3"/>[ "Heaps are Lame", "Hola World", "Crime and Punishment"])\nrecommend("Heaps are Lame", [ file1, file3, file5, file6]) <text:s text:c="3"/>== recommendation(3, [ "Hola World", "Crime and Punishment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eoffw16f3arz1ozxnd511t1mpbwqh74b3t9zkw, timestamp: 1599875920846 at line: 21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abc.txt", [list: "Heaps are Lame", "Hola World"]) file3 = file("xyz.txt", [list: "Heaps are Lame", "1984", "2012", "2020", "Crime and Punishment"]) file4 = file("usa.txt", [list: "War + Peace", "2012", "Cars", "2020"]) file5 = file("hi.txt", [list: "Hola World", "Hello World", "Heaps are Lame"]) file6 = file("tog.txt", [list: "Hola World", "Heaps are Lame", "Crime and Punishment"]) recommend("Heaps are Lame", [list: file1, file2, file3. file5, file6]) <text:s/>is recommendation(3, [list: "Crime and Punishment", "Hola World"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[ "Heaps are Lame", "1984", "2012", "2020", "Crime and Punishment"])\nfile4 = file("usa.txt", [ "War + Peace", "2012", "Cars", "2020"])\nfile5 = file("hi.txt", [ "Hola World", "Hello World", "Heaps are Lame"])\nfile6 = file("tog.txt", [ "Hola World", "Heaps are Lame", "Crime and Punishment"])\nrecommend("Heaps are Lame", [ file1, file2, file3. file5, file6]) <text:s/>== recommendation(3, [ "Crime and Punishment", "Hola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eoffw16f3arz1ozxnd511t1mpbwqh74b3t9zkw, timestamp: 1599876156494 at line: 23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file1 = file("vty.txt", [list: "Crime and Punishment", "Heaps are Lame"]) file2 = file("abc.txt", [list: "Heaps are Lame", "Hola World"]) file3 = file("xyz.txt", [list: "Heaps are Lame", "1984", "2012", "2020", "Crime and Punishment"]) file4 = file("usa.txt", [list: "War + Peace", "2012", "Cars", "2020"]) file5 = file("hi.txt", [list: "Hola World", "Hello World", "Heaps are Lame"]) file6 = file("tog.txt", [list: "Hola World", "Heaps are Lame", "Crime and Punishment"]) recommend("Heaps are Lame", [list: file1, file2, file3. file5, file6]) <text:s/>is recommendation(3, [list: "Crime and Punishment", "Hola World"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[ "Heaps are Lame", "1984", "2012", "2020", "Crime and Punishment"])\nfile4 = file("usa.txt", [ "War + Peace", "2012", "Cars", "2020"])\nfile5 = file("hi.txt", [ "Hola World", "Hello World", "Heaps are Lame"])\nfile6 = file("tog.txt", [ "Hola World", "Heaps are Lame", "Crime and Punishment"])\nrecommend("Heaps are Lame", [ file1, file2, file3. file5, file6]) <text:s/>== recommendation(3, [ "Crime and Punishment", "Hola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i8b6k1vlvlh71kd7l5612xwlz01yhnvu91r9rjwi, timestamp: 1599935373057 at line: 81</text:p>
          </table:table-cell>
          <table:table-cell office:value-type="string" table:style-name="ce1">
            <text:p>Type error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 "potter", "magic", "stone"] LIST-11 = [list: "HARRY", "POTTER", "MAGIC", "STONE"] LIST-10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LIST-12 = [list: "c d", "e f", "jsd h", "a b"] LIST-13 = [list: "Watermelon", "Jackfruit"] LIST-14 = [list: "Hello", "World"] LIST-15 = [list: "Watermelon Jackfruit", "Hello World"] LIST-16 = [list: "Watermelon", "Jackfruit", "Watermelon Jackfruit"] LIST-17 = [list: "Watermelon", "Water melon", "Wa ter me lon", "W a t e r m e l o n"] <text:s/>empty-rec = recommendation(0, empty) <text:s/>TEST-1 = file("test", LIST-1) TEST-10 = file("test1-var", LIST-10) TEST-2 = file("test2", LIST-2) TEST-3 = file("test3", LIST-3) TEST-4 = file("test4", LIST-4) TEST-5 = file("test5", LIST-5) TEST-6 = file("test6", LIST-6) TEST-7 = file("test7", LIST-7) TEST-8 = file("test8", LIST-8) TEST-9 = file("test9", LIST-9) TEST-11 = file("test11", LIST-11) TEST-12 = file("test12", LIST-12) TEST-13 = file("test13", LIST-13) TEST-14 = file("test14", LIST-14) TEST-15 = file("test15", LIST-15) TEST-16 = file("test16", LIST-16) TEST-17 = file("test17", LIST-17) <text:s/>recommend("Hello", [list: TEST-14, TEST-16]) <text:s text:c="4"/>is recommendation(1, "World")</text:p>
          </table:table-cell>
          <table:table-cell office:value-type="string" table:style-name="ce1">
            <text:p>LIST_1 = [ "harry", "potter", "magic", "stone"]\nLIST_11 = [ "HARRY", "POTTER", "MAGIC", "STONE"]\nLIST_10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LIST_12 = [ "c d", "e f", "jsd h", "a b"]\nLIST_13 = [ "Watermelon", "Jackfruit"]\nLIST_14 = [ "Hello", "World"]\nLIST_15 = [ "Watermelon Jackfruit", "Hello World"]\nLIST_16 = [ "Watermelon", "Jackfruit", "Watermelon Jackfruit"]\nLIST_17 = [ "Watermelon", "Water melon", "Wa ter me lon", "W a t e r m e l o n"]\nempty_rec = recommendation(0, empty)\nTEST_1 = file("test", LIST_1)\nTEST_10 = file("test1_var", LIST_10)\nTEST_2 = file("test2", LIST_2)\nTEST_3 = file("test3", LIST_3)\nTEST_4 = file("test4", LIST_4)\nTEST_5 = file("test5", LIST_5)\nTEST_6 = file("test6", LIST_6)\nTEST_7 = file("test7", LIST_7)\nTEST_8 = file("test8", LIST_8)\nTEST_9 = file("test9", LIST_9)\nTEST_11 = file("test11", LIST_11)\nTEST_12 = file("test12", LIST_12)\nTEST_13 = file("test13", LIST_13)\nTEST_14 = file("test14", LIST_14)\nTEST_15 = file("test15", LIST_15)\nTEST_16 = file("test16", LIST_16)\nTEST_17 = file("test17", LIST_17)\nrecommend("Hello", [ TEST_14, TEST_16]) <text:s text:c="4"/>== recommendation(1, "World"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yi8b6k1vlvlh71kd7l5612xwlz01yhnvu91r9rjwi, timestamp: 1599937316918 at line: 109</text:p>
          </table:table-cell>
          <table:table-cell office:value-type="string" table:style-name="ce1">
            <text:p>Believes multiple books|pairs cannot be recommended</text:p>
          </table:table-cell>
          <table:table-cell office:value-type="string" table:style-name="ce1">
            <text:p>dddddddddddd</text:p>
          </table:table-cell>
          <table:table-cell office:value-type="string" table:style-name="ce1">
            <text:p>LIST-1 = [list: "harry", "potter", "magic", "stone"] LIST-11 = [list: "HARRY", "POTTER", "MAGIC", "STONE"] LIST-10 = [list: "harry", "potter", "Magic", "Stone"] LIST-2 = [list: "a tale of two cities", "Pip"] LIST-3 = [list: "a tale of two cities", "the glass menagerie", <text:s text:c="2"/>"the bald soprano", "doctor faustus", "Pip"] LIST-4 = [list: "a tale of two cities", "Pip", "the glass menagerie"] LIST-5 = [list: "harry", "Potter", "magic", "stone"] LIST-6 = [list: "harry", "Potter", "magic", "Magic"] LIST-7 = [list: "stone", "magic", "potter", "harry"] LIST-8 = [list: "magic", "potter", "harry", "stone"] LIST-9 = [list: "a b", "c d", "e f"] LIST-12 = [list: "c d", "e f", "jsd h", "a b"] LIST-13 = [list: "Watermelon", "Jackfruit"] LIST-14 = [list: "Hello", "World"] LIST-15 = [list: "Watermelon Jackfruit", "Hello World"] LIST-16 = [list: "Watermelon", "Jackfruit", "Watermelon Jackfruit"] LIST-17 = [list: "Watermelon", "Water melon", "Wa ter me lon", "W a t e r m e l o n"] <text:s/>empty-rec = recommendation(0, empty) <text:s/>TEST-1 = file("test", LIST-1) TEST-10 = file("test1-var", LIST-10) TEST-2 = file("test2", LIST-2) TEST-3 = file("test3", LIST-3) TEST-4 = file("test4", LIST-4) TEST-5 = file("test5", LIST-5) TEST-6 = file("test6", LIST-6) TEST-7 = file("test7", LIST-7) TEST-8 = file("test8", LIST-8) TEST-9 = file("test9", LIST-9) TEST-11 = file("test11", LIST-11) TEST-12 = file("test12", LIST-12) TEST-13 = file("test13", LIST-13) TEST-14 = file("test14", LIST-14) TEST-15 = file("test15", LIST-15) TEST-16 = file("test16", LIST-16) TEST-17 = file("test17", LIST-17) <text:s/>popular-pairs([list: TEST-9, TEST-12]) is recommendation(1, [list: pair("c d", "e f")])</text:p>
          </table:table-cell>
          <table:table-cell office:value-type="string" table:style-name="ce1">
            <text:p>LIST_1 = [ "harry", "potter", "magic", "stone"]\nLIST_11 = [ "HARRY", "POTTER", "MAGIC", "STONE"]\nLIST_10 = [ "harry", "potter", "Magic", "Stone"]\nLIST_2 = [ "a tale of two cities", "Pip"]\nLIST_3 = [ "a tale of two cities", "the glass menagerie", <text:s text:c="2"/>"the bald soprano", "doctor faustus", "Pip"]\nLIST_4 = [ "a tale of two cities", "Pip", "the glass menagerie"]\nLIST_5 = [ "harry", "Potter", "magic", "stone"]\nLIST_6 = [ "harry", "Potter", "magic", "Magic"]\nLIST_7 = [ "stone", "magic", "potter", "harry"]\nLIST_8 = [ "magic", "potter", "harry", "stone"]\nLIST_9 = [ "a b", "c d", "e f"]\nLIST_12 = [ "c d", "e f", "jsd h", "a b"]\nLIST_13 = [ "Watermelon", "Jackfruit"]\nLIST_14 = [ "Hello", "World"]\nLIST_15 = [ "Watermelon Jackfruit", "Hello World"]\nLIST_16 = [ "Watermelon", "Jackfruit", "Watermelon Jackfruit"]\nLIST_17 = [ "Watermelon", "Water melon", "Wa ter me lon", "W a t e r m e l o n"]\nempty_rec = recommendation(0, empty)\nTEST_1 = file("test", LIST_1)\nTEST_10 = file("test1_var", LIST_10)\nTEST_2 = file("test2", LIST_2)\nTEST_3 = file("test3", LIST_3)\nTEST_4 = file("test4", LIST_4)\nTEST_5 = file("test5", LIST_5)\nTEST_6 = file("test6", LIST_6)\nTEST_7 = file("test7", LIST_7)\nTEST_8 = file("test8", LIST_8)\nTEST_9 = file("test9", LIST_9)\nTEST_11 = file("test11", LIST_11)\nTEST_12 = file("test12", LIST_12)\nTEST_13 = file("test13", LIST_13)\nTEST_14 = file("test14", LIST_14)\nTEST_15 = file("test15", LIST_15)\nTEST_16 = file("test16", LIST_16)\nTEST_17 = file("test17", LIST_17)\npopular_pairs([ TEST_9, TEST_12]) == recommendation(1, [ pair("c d", "e f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5501609 at line: 27</text:p>
          </table:table-cell>
          <table:table-cell office:value-type="string" table:style-name="ce1">
            <text:p>Believes recommended books must be in multiple files</text:p>
          </table:table-cell>
          <table:table-cell office:value-type="string" table:style-name="ce1">
            <text:p>dddddddddddm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2", "book5"]) <text:s/>non-presidents = [list: dolly, plebe] <text:s/>recommend("book1", non-presidents) is recommendation(0, [list: 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2", "book5"])\nnon_presidents = [ dolly, plebe]\nrecommend("book1", non_presidents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cuj2ul1r42mgdc4hanv12r2lee1i8ifdgug04ax, timestamp: 1599928407785 at line: 28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dddddddddddm</text:p>
          </table:table-cell>
          <table:table-cell office:value-type="string" table:style-name="ce1">
            <text:p>george = file("george.txt", [list: "book1", "book2", "book5"]) thomas = file("thomas.txt", [list: "book1", "book3", "book4", "book5"]) andrew = file("andrew.txt", [list: "book3", "book5"]) john = file("john.txt", [list: "book2", "book5"]) <text:s/>presidents = [list: george, thomas, andrew, john] <text:s/>dolly = file("dolly.txt", [list: "book1", "book3"]) <text:s/>first-folks = [list: george, thomas, andrew, john, dolly] <text:s/>plebe = file("plebe.txt", [list: "book3", "book5"]) <text:s/>non-presidents = [list: dolly, plebe] recommend("book1", non-presidents) is recommendation(0, [list: ])</text:p>
          </table:table-cell>
          <table:table-cell office:value-type="string" table:style-name="ce1">
            <text:p>george = file("george.txt", [ "book1", "book2", "book5"])\nthomas = file("thomas.txt", [ "book1", "book3", "book4", "book5"])\nandrew = file("andrew.txt", [ "book3", "book5"])\njohn = file("john.txt", [ "book2", "book5"])\npresidents = [ george, thomas, andrew, john]\ndolly = file("dolly.txt", [ "book1", "book3"])\nfirst_folks = [ george, thomas, andrew, john, dolly]\nplebe = file("plebe.txt", [ "book3", "book5"])\nnon_presidents = [ dolly, plebe]\nrecommend("book1", non_presidents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bf0zq86wrpemmoc7ibhh6ano14n29g51fyj1gj, timestamp: 1599911730165 at line: 29</text:p>
          </table:table-cell>
          <table:table-cell office:value-type="string" table:style-name="ce1">
            <text:p>Believes all titles in book-record must be in recommendation</text:p>
          </table:table-cell>
          <table:table-cell office:value-type="string" table:style-name="ce1">
            <text:p>dddddddmdddd</text:p>
          </table:table-cell>
          <table:table-cell office:value-type="string" table:style-name="ce1">
            <text:p>```l1 = [list: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``` feminist-novel-list = [list: "Little Women", "The Handmaid's Tale", <text:s text:c="2"/>"Persepolis", "Their Eyes Were Watching God", "A Raisin in the Sun"] file1 = file("f1", feminist-novel-list) shakespeare-list = [list: "Henry V","Hamlet", "The Tempest", <text:s text:c="3"/>"Romeo and Juliet"] file2 = file("f2", shakespeare-list) classics-list = [list: "Henry V","Hamlet", "The Tempest", "Romeo and Juliet", <text:s text:c="2"/>"Oedipus", "The Odyssey", "Walden"] file3 = file("f3", classics-list) race-relations-novel-list = [list: "The Stranger", "Song of Solomon", <text:s text:c="3"/>"To Kill A Mockingbird", "Fences", "A Raisin in the Sun", <text:s text:c="3"/>"Their Eyes Were Watching God"] file4 = file("f4", race-relations-novel-list) war-novel-list = [list: "Unbroken", "Going After Cacciato", <text:s text:c="3"/>"The Remains of the Day", "Night", "Henry V"] file5 = file("f5", war-novel-list) death-novel-list = [list: "Crime and Punishment", "The Stranger", <text:s text:c="3"/>"Little Women", "Hamlet", "Romeo and Juliet"] file6 = file("f6", death-novel-list) love-stories-list = [list: "The Sound of Waves", "The Remains of the Day", <text:s text:c="2"/>"Romeo and Juliet", "Little Women"] file7 = file("f7", love-stories-list) freshman-list = [list: "The Odyssey", "To Kill A Mockingbird", "Fences", <text:s text:c="2"/>"Dr. Jekyll and Mr. Hyde", "Persepolis"] file8 = file("f8", freshman-list) sophomore-list = [list: "Unbroken", "Oedipus", "Persepolis", <text:s text:c="3"/>"A Raisin in the Sun"] file9 = file("f9", sophomore-list) junior-list = [list:"Crime and Punishment", "The Stranger", <text:s text:c="3"/>"The Sound of Waves", "The Namesake", "Walden", "Butterfly Economics", <text:s text:c="2"/>"Murder at the Margin"] file10 = file("f10", junior-list) senior-list = [list: "Henry V", "Going After Cacciato", "Song of Solomon", <text:s text:c="2"/>"As I Lay Dying", "The Remains of the Day", "The Handmaid's Tale"] file11 = file("f11", senior-list) middle-school-list = [list: "The Giver", "Little Women", "Romeo and Juliet", <text:s text:c="2"/>"Hamlet", "The Tempest"] file12 = file("f12", middle-school-list) foreign-novels-list = [list: "Crime and Punishment", "The Stranger", <text:s text:c="3"/>"The Sound of Waves"] file13 = file("f13", foreign-novels-list) foreign-themed-novels-list = [list: "Crime and Punishment", "The Stranger", <text:s text:c="3"/>"The Sound of Waves", "Little Women", "Butterfly Economics", <text:s text:c="3"/>"Murder at the Margin", "Night", "Going After Cacciato", "The Namesake", <text:s text:c="2"/>"Oedipus", "The Odyssey"] file14 = file("f14", foreign-themed-novels-list) futuristic-novels-list = [list: "The Giver", "The Handmaid's Tale"] file15 = file("f15", futuristic-novels-list) child-narrator-list = [list: "The Sound of Waves", "The Namesake", <text:s text:c="3"/>"Song of Solomon", "As I Lay Dying", "Persepolis", "Romeo and Juliet", <text:s text:c="2"/>"Hamlet", "To Kill A Mockingbird", "Night", "The Giver", "Little Women"] file16 = file("f16", child-narrator-list) econ-list = [list: "Butterfly Economics", "Murder at the Margin"] file17 = file("f17", econ-list) <text:s/>recommend("Butterfly Economics", [list: file1, file2]) <text:s text:c="4"/>is recommendation(0, [list: "Little Women", "The Handmaid's Tale", <text:s text:c="6"/>"Persepolis", "Their Eyes Were Watching God", "A Raisin in the Sun", <text:s text:c="6"/>"Henry V","Hamlet", "The Tempest", "Romeo and Juliet"])</text:p>
          </table:table-cell>
          <table:table-cell office:value-type="string" table:style-name="ce1">
            <text:p>l1 = [ "Crime and Punishment", "The Stranger", "The Sound of Waves", <text:s text:c="3"/>"The Namesake", "Walden", "Dr. Jekyll and Mr. Hyde","Henry V", <text:s text:c="3"/>"Going After Cacciato", "Song of Solomon", "As I Lay Dying", <text:s text:c="3"/>"The Remains of the Day", "Butterfly Economics", "Murder at the Margin", <text:s text:c="2"/>"Their Eyes Were Watching God", "The Handmaid's Tale", "Persepolis", <text:s text:c="2"/>"Unbroken", "Oedipus", "The Odyssey", "Romeo and Juliet", "Hamlet", <text:s text:c="3"/>"The Tempest", "To Kill A Mockingbird", "Night", "The Giver", "Fences" <text:s text:c="2"/>"A Raisin in the Sun", "Little Women"]\nfeminist_novel_list = [ "Little Women", "The Handmaid's Tale", <text:s text:c="2"/>"Persepolis", "Their Eyes Were Watching God", "A Raisin in the Sun"]\nfile1 = file("f1", feminist_novel_list)\nshakespeare_list = [ "Henry V","Hamlet", "The Tempest", <text:s text:c="3"/>"Romeo and Juliet"]\nfile2 = file("f2", shakespeare_list)\nclassics_list = [ "Henry V","Hamlet", "The Tempest", "Romeo and Juliet", <text:s text:c="2"/>"Oedipus", "The Odyssey", "Walden"]\nfile3 = file("f3", classics_list)\nrace_relations_novel_list = [ "The Stranger", "Song of Solomon", <text:s text:c="3"/>"To Kill A Mockingbird", "Fences", "A Raisin in the Sun", <text:s text:c="3"/>"Their Eyes Were Watching God"]\nfile4 = file("f4", race_relations_novel_list)\nwar_novel_list = [ "Unbroken", "Going After Cacciato", <text:s text:c="3"/>"The Remains of the Day", "Night", "Henry V"]\nfile5 = file("f5", war_novel_list)\ndeath_novel_list = [ "Crime and Punishment", "The Stranger", <text:s text:c="3"/>"Little Women", "Hamlet", "Romeo and Juliet"]\nfile6 = file("f6", death_novel_list)\nlove_stories_list = [ "The Sound of Waves", "The Remains of the Day", <text:s text:c="2"/>"Romeo and Juliet", "Little Women"]\nfile7 = file("f7", love_stories_list)\nfreshman_list = [ "The Odyssey", "To Kill A Mockingbird", "Fences", <text:s text:c="2"/>"Dr. Jekyll and Mr. Hyde", "Persepolis"]\nfile8 = file("f8", freshman_list)\nsophomore_list = [ "Unbroken", "Oedipus", "Persepolis", <text:s text:c="3"/>"A Raisin in the Sun"]\nfile9 = file("f9", sophomore_list)\njunior_list = ["Crime and Punishment", "The Stranger", <text:s text:c="3"/>"The Sound of Waves", "The Namesake", "Walden", "Butterfly Economics", <text:s text:c="2"/>"Murder at the Margin"]\nfile10 = file("f10", junior_list)\nsenior_list = [ "Henry V", "Going After Cacciato", "Song of Solomon", <text:s text:c="2"/>"As I Lay Dying", "The Remains of the Day", "The Handmaid's Tale"]\nfile11 = file("f11", senior_list)\nmiddle_school_list = [ "The Giver", "Little Women", "Romeo and Juliet", <text:s text:c="2"/>"Hamlet", "The Tempest"]\nfile12 = file("f12", middle_school_list)\nforeign_novels_list = [ "Crime and Punishment", "The Stranger", <text:s text:c="3"/>"The Sound of Waves"]\nfile13 = file("f13", foreign_novels_list)\nforeign_themed_novels_list = [ "Crime and Punishment", "The Stranger", <text:s text:c="3"/>"The Sound of Waves", "Little Women", "Butterfly Economics", <text:s text:c="3"/>"Murder at the Margin", "Night", "Going After Cacciato", "The Namesake", <text:s text:c="2"/>"Oedipus", "The Odyssey"]\nfile14 = file("f14", foreign_themed_novels_list)\nfuturistic_novels_list = [ "The Giver", "The Handmaid's Tale"]\nfile15 = file("f15", futuristic_novels_list)\nchild_narrator_list = [ "The Sound of Waves", "The Namesake", <text:s text:c="3"/>"Song of Solomon", "As I Lay Dying", "Persepolis", "Romeo and Juliet", <text:s text:c="2"/>"Hamlet", "To Kill A Mockingbird", "Night", "The Giver", "Little Women"]\nfile16 = file("f16", child_narrator_list)\necon_list = [ "Butterfly Economics", "Murder at the Margin"]\nfile17 = file("f17", econ_list)\nrecommend("Butterfly Economics", [ file1, file2]) <text:s text:c="4"/>== recommendation(0, [ "Little Women", "The Handmaid's Tale", <text:s text:c="6"/>"Persepolis", "Their Eyes Were Watching God", "A Raisin in the Sun", <text:s text:c="6"/>"Henry V","Hamlet", "The Tempest", "Romeo and Juliet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5381926 at line: 11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1984", [list: file("vty.txt", [list: "Crime and Punishment", "1984", "Heaps are Lame"])]) is recommendation(2, [list: "Crime and Punishment", "Heaps are Lame"])</text:p>
          </table:table-cell>
          <table:table-cell office:value-type="string" table:style-name="ce1">
            <text:p>recommend("1984", [ file("vty.txt", [ "Crime and Punishment", "1984", "Heaps are Lame"])]) == recommendation(2, [ "Crime and Punishment", "Heaps are Lam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140877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 text:c="5"/>[list: file("a.txt", [list: "Vineland", "Against the Day"]), <text:s text:c="7"/>file("b.txt", [list: "Against the Day", "The Denial of Death"]), <text:s text:c="7"/>file("c.txt", [list: "The Demon-Haunted World", "The Plague"])]) <text:s text:c="5"/>is recommendation(2, [list: "Vineland", "The Denial of Death"])</text:p>
          </table:table-cell>
          <table:table-cell office:value-type="string" table:style-name="ce1">
            <text:p>recommend("Against the Day", <text:s text:c="5"/>[ file("a.txt", [ "Vineland", "Against the Day"]), <text:s text:c="7"/>file("b.txt", [ "Against the Day", "The Denial of Death"]), <text:s text:c="7"/>file("c.txt", [ "The Demon_Haunted World", "The Plague"])]) <text:s text:c="5"/>== recommendation(2, [ "Vineland", "The Denial of Death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654803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803611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6824971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sms2tcrms4o6hm30pr1wln5gk1gapfb3fwt20j, timestamp: 1599868161794 at line: 1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("Against the Day", <text:s/>[list: file("a.txt", [list: "Vineland", "Against the Day"]), <text:s text:c="3"/>file("b.txt", [list: "Against the Day", "The Denial of Death"]), <text:s text:c="3"/>file("c.txt", [list: "The Demon-Haunted World", "Against the Day"])]) <text:s/>is recommendation(3, [list: "Vineland", "The Denial of Death", "The Demon-Haunted World"])</text:p>
          </table:table-cell>
          <table:table-cell office:value-type="string" table:style-name="ce1">
            <text:p>recommend("Against the Day", <text:s/>[ file("a.txt", [ "Vineland", "Against the Day"]), <text:s text:c="3"/>file("b.txt", [ "Against the Day", "The Denial of Death"]), <text:s text:c="3"/>file("c.txt", [ "The Demon_Haunted World", "Against the Day"])]) <text:s/>== recommendation(3, [ "Vineland", "The Denial of Death", "The Demon_Haunted World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891974017 at line: 10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&lt;String&gt;("Apple", [list: file("a.txt", [list: "Cap", "Bap", "Apple"]), file("b.txt", [list: "Lap", "Apple", "Capple"])]) is recommendation(4, [list: "Cap", "Bap", "Lap", "Capple"])</text:p>
          </table:table-cell>
          <table:table-cell office:value-type="string" table:style-name="ce1">
            <text:p>recommend&lt;String&gt;("Apple", [ file("a.txt", [ "Cap", "Bap", "Apple"]), file("b.txt", [ "Lap", "Apple", "Capple"])]) == recommendation(4, [ "Cap", "Bap", "Lap", "Capple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892106562 at line: 10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recommend&lt;String&gt;("Apple", [list: file("a.txt", [list: "Cap", "Bap", "Apple"])]) is recommendation(2, [list: "Cap", "Bap"])</text:p>
          </table:table-cell>
          <table:table-cell office:value-type="string" table:style-name="ce1">
            <text:p>recommend&lt;String&gt;("Apple", [ file("a.txt", [ "Cap", "Bap", "Apple"])]) == recommendation(2, [ "Cap", "Bap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9qznklhph1dt1p82j3y149sg321a3jhwb1byfdvr, timestamp: 1600017843649 at line: 24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a = file("a", [list: "book1", "book2"]) b = file("b", [list: "book2", "book1", "book3"]) c = file("c", [list: "book4", "book5"]) d = file("d", [list: "book5", "book6", "book3"]) e = file("e", [list: "book6", "book3", "book1", "book7"]) <text:s/>f = file("f", [list: "book2", "book3", "book5", "book8"]) g = file("g", [list: "book3", "book5", "book2"]) recommend("book8", [list: a, b, c, d, e, f, g]) is recommendation(3, [list: "book2", "book3", "book5"])</text:p>
          </table:table-cell>
          <table:table-cell office:value-type="string" table:style-name="ce1">
            <text:p>a = file("a", [ "book1", "book2"])\nb = file("b", [ "book2", "book1", "book3"])\nc = file("c", [ "book4", "book5"])\nd = file("d", [ "book5", "book6", "book3"])\ne = file("e", [ "book6", "book3", "book1", "book7"])\nf = file("f", [ "book2", "book3", "book5", "book8"])\ng = file("g", [ "book3", "book5", "book2"])\nrecommend("book8", [ a, b, c, d, e, f, g]) == recommendation(3, [ "book2", "book3", "book5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ntmt6c1rtn2g1vb7qgfyp5xlsmygw3w1bqk810, timestamp: 1599974813669 at line: 13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dddddmddddd</text:p>
          </table:table-cell>
          <table:table-cell office:value-type="string" table:style-name="ce1">
            <text:p>TWO-BOOKS = [list: "Becoming", "The Wealth of Nations"] THREE-BOOKS = [list: "The Book Thief", "Joy Luck Club", "The Divine Comedy"] FOUR-BOOKS = [list: "Gone w/ the Wind", "50 Shades of Grey", "Inferno", "The Life of Pi"] FIVE-BOOKS= [list: "Harry Potter", "Percy Jackson", "Pride and Prejudice", "1984", "Hamlet"] YA = [list: "Percy Jackson", "50 Shades of Grey", "Harry Potter"] CONT-LIT = [list: "Joy Luck Club", "The Life of Pi", "The Book Thief"] CLASSICS = [list: "The Divine Comedy", "Inferno", "Hamlet", "Pride and Prejudice"] SOCIETY = [list: "The Wealth of Nations", "1984"] OTHER = [list: "Becoming", "Gone w/ the Wind"] <text:s text:c="5"/>recommend("Pride and Prejudice", [list: file("user1", CLASSICS), file("user3", FIVE-BOOKS)]) <text:s text:c="4"/>is recommendation(1, [list: "Hamlet"])</text:p>
          </table:table-cell>
          <table:table-cell office:value-type="string" table:style-name="ce1">
            <text:p>TWO_BOOKS = [ "Becoming", "The Wealth of Nations"]\nTHREE_BOOKS = [ "The Book Thief", "Joy Luck Club", "The Divine Comedy"]\nFOUR_BOOKS = [ "Gone w/ the Wind", "50 Shades of Grey", "Inferno", "The Life of Pi"]\nFIVE_BOOKS= [ "Harry Potter", "Percy Jackson", "Pride and Prejudice", "1984", "Hamlet"]\nYA = [ "Percy Jackson", "50 Shades of Grey", "Harry Potter"]\nCONT_LIT = [ "Joy Luck Club", "The Life of Pi", "The Book Thief"]\nCLASSICS = [ "The Divine Comedy", "Inferno", "Hamlet", "Pride and Prejudice"]\nSOCIETY = [ "The Wealth of Nations", "1984"]\nOTHER = [ "Becoming", "Gone w/ the Wind"]\nrecommend("Pride and Prejudice", [ file("user1", CLASSICS), file("user3", FIVE_BOOKS)]) <text:s text:c="4"/>== recommendation(1, [ "Hamlet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rvhnhz2u31621f4lw45wbdlfj1p5shbu19mcj0c, timestamp: 1599881214834 at line: 39</text:p>
          </table:table-cell>
          <table:table-cell office:value-type="string" table:style-name="ce1">
            <text:p>Typo or no misunderstanding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file1 = file("vty.txt", [list: "Crime and Punishment", "Heaps are Lame"]) <text:s text:c="2"/>file2 = file("abc.txt", [list: "Heaps are Lame", "Hola World"]) <text:s text:c="2"/>file3 = file("xyz.txt", <text:s text:c="5"/>[list: "Heaps are Lame", "1984", "2012", "2020", "Crime and Punishment"]) <text:s text:c="2"/>file4 = file("usa.txt", [list: "War + Peace", "2012", "Cars", "2020"]) <text:s text:c="2"/>file5 = file("hi.txt", [list: "Hola World", "Hello World", "Heaps are Lame"]) <text:s text:c="2"/>file6 = file("tog.txt", <text:s text:c="5"/>[list: "Hola World", "Heaps are Lame", "Crime and Punishment"]) popular-pairs([list: file1, file1]) <text:s text:c="5"/>is recommendation(1, [list: pair("Crime and Punishment", "Heaps are Lame")])</text:p>
          </table:table-cell>
          <table:table-cell office:value-type="string" table:style-name="ce1">
            <text:p>file1 = file("vty.txt", [ "Crime and Punishment", "Heaps are Lame"])\nfile2 = file("abc.txt", [ "Heaps are Lame", "Hola World"])\nfile3 = file("xyz.txt", <text:s text:c="5"/>[ "Heaps are Lame", "1984", "2012", "2020", "Crime and Punishment"])\nfile4 = file("usa.txt", [ "War + Peace", "2012", "Cars", "2020"])\nfile5 = file("hi.txt", [ "Hola World", "Hello World", "Heaps are Lame"])\nfile6 = file("tog.txt", <text:s text:c="5"/>[ "Hola World", "Heaps are Lame", "Crime and Punishment"])\npopular_pairs([ file1, file1]) <text:s text:c="5"/>== recommendation(1, [ pair("Crime and Punishment", "Heaps are Lam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919710069 at line: 23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popular-pairs([list: file("a.txt", [list: "Cap", "Apple"]), file("b.txt", [list: "Bapple", "WRApple"])]) is recommendation(2, [list: pair("Cap", "Apple"), pair("Bapple", "WRApple")])</text:p>
          </table:table-cell>
          <table:table-cell office:value-type="string" table:style-name="ce1">
            <text:p>popular_pairs([ file("a.txt", [ "Cap", "Apple"]), file("b.txt", [ "Bapple", "WRApple"])]) == recommendation(2, [ pair("Cap", "Apple"), pair("Bapple", "WRAppl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919710069 at line: 24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popular-pairs([list: file("b.txt", [list: "Bapple", "WRApple"]), file("a.txt", [list: "Cap", "Apple"])]) is recommendation(2, [list: pair("Bapple", "WRApple"), pair("Cap", "Apple")])</text:p>
          </table:table-cell>
          <table:table-cell office:value-type="string" table:style-name="ce1">
            <text:p>popular_pairs([ file("b.txt", [ "Bapple", "WRApple"]), file("a.txt", [ "Cap", "Apple"])]) == recommendation(2, [ pair("Bapple", "WRApple"), pair("Cap", "Appl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6mzru1xdsnql1m7nhhfopxuhgoppexoydp490, timestamp: 1599919710069 at line: 25</text:p>
          </table:table-cell>
          <table:table-cell office:value-type="string" table:style-name="ce1">
            <text:p>Believes count should reference the number of books or pairs recommended</text:p>
          </table:table-cell>
          <table:table-cell office:value-type="string" table:style-name="ce1">
            <text:p>dmdddddddddd</text:p>
          </table:table-cell>
          <table:table-cell office:value-type="string" table:style-name="ce1">
            <text:p>popular-pairs([list: file("a.txt", [list: "Cap", "Bap", "Apple"]), file("b.txt", [list: "Lap", "Apple", "Capple"])]) is recommendation(6, [list: pair("Cap", "Bap"), pair("Bap", "Apple"), pair("Cap", "Apple"), pair("Lap", "Apple"), pair("Apple", "Capple"), pair("Lap", "Capple")])</text:p>
          </table:table-cell>
          <table:table-cell office:value-type="string" table:style-name="ce1">
            <text:p>popular_pairs([ file("a.txt", [ "Cap", "Bap", "Apple"]), file("b.txt", [ "Lap", "Apple", "Capple"])]) == recommendation(6, [ pair("Cap", "Bap"), pair("Bap", "Apple"), pair("Cap", "Apple"), pair("Lap", "Apple"), pair("Apple", "Capple"), pair("Lap", "Capple")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fg6uxr48tzo518w2z0o9jlf111qdj1q9ecagbw, timestamp: 1599972026965 at line: 27</text:p>
          </table:table-cell>
          <table:table-cell office:value-type="string" table:style-name="ce1">
            <text:p>Recommends no pairs for a single non-empty file</text:p>
          </table:table-cell>
          <table:table-cell office:value-type="string" table:style-name="ce1">
            <text:p>mddddddddddm</text:p>
          </table:table-cell>
          <table:table-cell office:value-type="string" table:style-name="ce1">
            <text:p>user1 = file("user1", [list: "Pride and Prejudice", "Animal Farm"]) user2 = file("user2", [list: "Lord of the Flies", "Fahrenheit 451", "Animal Farm"]) user3 = file("user3", [list: "The Hunger Games", "The Giving Tree", <text:s text:c="4"/>"The Great Gatsby", "1984"]) user4 = file("user4", [list: "1984", "The Great Gatsby"]) user5 = file("user5", [list: "Brave New World", "1984"]) user6 = file("user6", [list: "Lord of the Flies", "Fahrenheit 451", "Animal Farm", "1984"]) <text:s text:c="3"/>popular-pairs([list: user1]) is recommendation(0, [list: ])</text:p>
          </table:table-cell>
          <table:table-cell office:value-type="string" table:style-name="ce1">
            <text:p>user1 = file("user1", [ "Pride and Prejudice", "Animal Farm"])\nuser2 = file("user2", [ "Lord of the Flies", "Fahrenheit 451", "Animal Farm"])\nuser3 = file("user3", [ "The Hunger Games", "The Giving Tree", <text:s text:c="4"/>"The Great Gatsby", "1984"])\nuser4 = file("user4", [ "1984", "The Great Gatsby"])\nuser5 = file("user5", [ "Brave New World", "1984"])\nuser6 = file("user6", [ "Lord of the Flies", "Fahrenheit 451", "Animal Farm", "1984"])\npopular_pairs([ user1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w482301o5ydk9hvhuzp1e9xsf5n1qosxxmerv6, timestamp: 1600160431533 at line: 30</text:p>
          </table:table-cell>
          <table:table-cell office:value-type="string" table:style-name="ce1">
            <text:p>Not sure</text:p>
          </table:table-cell>
          <table:table-cell office:value-type="string" table:style-name="ce1">
            <text:p>mddddddddddm</text:p>
          </table:table-cell>
          <table:table-cell office:value-type="string" table:style-name="ce1">
            <text:p>epsilon = file("e.txt", [list: "Zebra", "Giraffe"]) popular-pairs([list: epsilon]) is recommendation(0, [list: ])</text:p>
          </table:table-cell>
          <table:table-cell office:value-type="string" table:style-name="ce1">
            <text:p>epsilon = file("e.txt", [ "Zebra", "Giraffe"])\npopular_pairs([ epsilon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1g9qgrmmx6tf3bgpcywt5351794yl82b7e1p, timestamp: 1599951115047 at line: 12</text:p>
          </table:table-cell>
          <table:table-cell office:value-type="string" table:style-name="ce1">
            <text:p>Believes recommended books must be in multiple files</text:p>
          </table:table-cell>
          <table:table-cell office:value-type="string" table:style-name="ce1">
            <text:p>mdddddddddmm</text:p>
          </table:table-cell>
          <table:table-cell office:value-type="string" table:style-name="ce1">
            <text:p>a = file("text.txt", [list: "A Tale of Two Cities", "Crime and Punishment", "Legend"]) b = file("f1.txt", [list: "Pies", "Woah", "Legend"]) <text:s text:c="3"/>recommend("Crime and Punishment", [list: a, b]) is recommendation(0, [list: ])</text:p>
          </table:table-cell>
          <table:table-cell office:value-type="string" table:style-name="ce1">
            <text:p>a = file("text.txt", [ "A Tale of Two Cities", "Crime and Punishment", "Legend"])\nb = file("f1.txt", [ "Pies", "Woah", "Legend"])\nrecommend("Crime and Punishment", [ a, b]) == recommendation(0, [ 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ujuv8t12wklwh1j5sssf1wpwaju1et3ek1yrx2b3, timestamp: 1599882866233 at line: 24</text:p>
          </table:table-cell>
          <table:table-cell office:value-type="string" table:style-name="ce1">
            <text:p>Recommends a nonexistent book</text:p>
          </table:table-cell>
          <table:table-cell office:value-type="string" table:style-name="ce1">
            <text:p>mddddddddmdd</text:p>
          </table:table-cell>
          <table:table-cell office:value-type="string" table:style-name="ce1">
            <text:p>list-1 = [list: "harry","potter","magic", "stone"] list-1-var = [list: "harry","potter","Magic", "Stone"] list-2 = [list: "a tale of two cities", "Pip"] <text:s/>empty-rec = recommendation(0, empty) <text:s/>test-1 = file("test", list-1) test-1-var = file("test1-var", list-1-var) test-2 = file("test2", list-2) <text:s/>recommend("harry", [list: test-1-var]) <text:s text:c="4"/>is recommendation(1, [list: "potter"])</text:p>
          </table:table-cell>
          <table:table-cell office:value-type="string" table:style-name="ce1">
            <text:p>list_1 = [ "harry","potter","magic", "stone"]\nlist_1_var = [ "harry","potter","Magic", "Stone"]\nlist_2 = [ "a tale of two cities", "Pip"]\nempty_rec = recommendation(0, empty)\ntest_1 = file("test", list_1)\ntest_1_var = file("test1_var", list_1_var)\ntest_2 = file("test2", list_2)\nrecommend("harry", [ test_1_var]) <text:s text:c="4"/>== recommendation(1, [ "potter"]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ssion: 1c56whtr6vj6m184tebta6deo52byp29dn9x4q, timestamp: 1599962112440 at line: 52</text:p>
          </table:table-cell>
          <table:table-cell office:value-type="string" table:style-name="ce1">
            <text:p>Believes book titles are not unique or unambiguous (ex case can be ignored)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9qznklhph1dt1p82j3y149sg321a3jhwb1byfdvr, timestamp: 1600012289011 at line: 19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9qznklhph1dt1p82j3y149sg321a3jhwb1byfdvr, timestamp: 1600012547437 at line: 19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9qznklhph1dt1p82j3y149sg321a3jhwb1byfdvr, timestamp: 1600012704466 at line: 19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ihrh8jbqaj613qq0q312adwrc1ctj7t91f1wr9v, timestamp: 1599942404361 at line: 62</text:p>
          </table:table-cell>
          <table:table-cell office:value-type="string" table:style-name="ce1">
            <text:p>Believes book names can be repeated in a list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ssion: s9genr12wa8cp2reibg59evp31bq3by3ko8xzv, timestamp: 1599963272222 at line: 13</text:p>
          </table:table-cell>
          <table:table-cell office:value-type="string" table:style-name="ce1">
            <text:p>Recommends a nonexistent book</text:p>
          </table:table-cell>
          <table:table-cell office:value-type="float" office:value="0" table:formula="of:=#N/A" table:style-name="ce1">
            <text:p>#N/A</text:p>
          </table:table-cell>
          <table:table-cell table:number-columns-repeated="16381"/>
        </table:table-row>
        <table:table-row table:number-rows-repeated="15" table:style-name="ro1">
          <table:table-cell table:number-columns-repeated="16384" table:style-name="ce1"/>
        </table:table-row>
        <table:table-row table:number-rows-repeated="856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ExternalData_1" table:cell-range-address="Nile.$A$1:Nile.$B$129" table:base-cell-address="Nile.$A$1"/>
        </table:named-expressions>
      </table:table>
      <table:database-ranges>
        <table:database-range table:target-range-address="Docdiff.A1:Docdiff.E1048286" table:name="Table_1"/>
        <table:database-range table:target-range-address="Filesystem.A1:Filesystem.E104" table:name="Table_5"/>
        <table:database-range table:target-range-address="Nile.A1:Nile.E129" table:name="Table_6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  <style:font-face style:name="Menlo" svg:font-family="Menlo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130</meta:generator>
    <meta:initial-creator>Siddhartha Prasad</meta:initial-creator>
    <dc:creator>Siddhartha Prasad</dc:creator>
    <meta:creation-date>2022-11-07T18:08:02Z</meta:creation-date>
    <dc:date>2023-04-05T12:33:51Z</dc:date>
  </office:meta>
</office:document-meta>
</file>